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inionPro-Regular" svg:font-family="MinionPro-Regular, 'Minion Pro'"/>
    <style:font-face style:name="StarSymbol" svg:font-family="StarSymbol, 'Arial Unicode MS'"/>
    <style:font-face style:name="Courier New" svg:font-family="'Courier New'" style:font-family-generic="modern"/>
    <style:font-face style:name="Device Font 10cpi" svg:font-family="'Device Font 10cpi'" style:font-family-generic="modern"/>
    <style:font-face style:name="MS Gothic" svg:font-family="'MS Gothic', 'ＭＳ ゴシック'" style:font-family-generic="modern"/>
    <style:font-face style:name="Libre Semi Serif SSi" svg:font-family="'Libre Semi Serif SSi', 'Times New Roman'" style:font-family-generic="roman"/>
    <style:font-face style:name="BLABDE+ArialNarrow" svg:font-family="BLABDE+ArialNarrow, 'Arial Narrow'" style:font-family-generic="swiss"/>
    <style:font-face style:name="DMRBZP+Agenda-Bold" svg:font-family="DMRBZP+Agenda-Bold, Agenda" style:font-family-generic="swiss"/>
    <style:font-face style:name="Gill Sans" svg:font-family="'Gill Sans'" style:font-family-generic="swiss"/>
    <style:font-face style:name="GillSans" svg:font-family="GillSans, GillSans" style:font-family-generic="swiss"/>
    <style:font-face style:name="XQJRTB+Agenda-Light" svg:font-family="XQJRTB+Agenda-Light, Agenda" style:font-family-generic="swiss"/>
    <style:font-face style:name="Courier New1" svg:font-family="'Courier New'" style:font-family-generic="modern" style:font-pitch="fixed"/>
    <style:font-face style:name="OpenSymbol" svg:font-family="OpenSymbol, 'Courier New'" style:font-pitch="variable"/>
    <style:font-face style:name="Ottawa" svg:font-family="Ottawa" style:font-pitch="variable"/>
    <style:font-face style:name="SimSun" svg:font-family="SimSun, 宋体" style:font-pitch="variable"/>
    <style:font-face style:name="Batang" svg:font-family="Batang, 바탕" style:font-family-generic="roma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Gill Sans Ultra Bold" svg:font-family="'Gill Sans Ultra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Univers 45 Light" svg:font-family="'Univers 45 Light'" style:font-family-generic="swiss" style:font-pitch="variable"/>
    <style:font-face style:name="Univers 55" svg:font-family="'Univers 55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635cm" fo:text-align="center" style:justify-single-word="false" fo:text-indent="0.635cm" style:auto-text-indent="false"/>
    </style:style>
    <style:style style:name="P2" style:family="paragraph" style:parent-style-name="Header">
      <style:paragraph-properties fo:margin-left="0cm" fo:margin-right="0.635cm" fo:text-indent="1.251cm" style:auto-text-indent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name-complex="Ari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33214" officeooo:paragraph-rsid="00033214" style:font-weight-asian="bold" style:font-name-complex="Ari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language-asian="pt" style:country-asian="BR" style:font-weight-asian="bold" style:font-name-complex="Ari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-complex="Ari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-complex="Arial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-complex="Ari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33214" officeooo:paragraph-rsid="00033214" style:font-name-complex="Arial"/>
    </style:style>
    <style:style style:name="P13" style:family="paragraph" style:parent-style-name="Standard">
      <style:paragraph-properties fo:margin-left="0cm" fo:margin-right="0cm" fo:line-height="100%" fo:text-indent="0cm" style:auto-text-indent="false"/>
    </style:style>
    <style:style style:name="P14" style:family="paragraph" style:parent-style-name="PPGEC_3a__20_linha_20_em_20_branco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name-complex="Arial" style:font-size-complex="12pt"/>
    </style:style>
    <style:style style:name="P15" style:family="paragraph" style:parent-style-name="PPGEC_3a__20_linha_20_em_20_branco">
      <style:paragraph-properties fo:margin-left="0cm" fo:margin-right="0cm" fo:text-align="center" style:justify-single-word="false" fo:text-indent="0cm" style:auto-text-indent="false"/>
      <style:text-properties fo:font-weight="bold" officeooo:rsid="00033214" officeooo:paragraph-rsid="00033214" style:font-weight-asian="bold" style:font-name-complex="Arial"/>
    </style:style>
    <style:style style:name="P16" style:family="paragraph" style:parent-style-name="PPGEC_3a__20_linha_20_em_20_branco">
      <style:paragraph-properties fo:margin-left="0cm" fo:margin-right="0cm" fo:text-align="center" style:justify-single-word="false" fo:text-indent="0cm" style:auto-text-indent="false"/>
      <style:text-properties fo:color="#ff0000" fo:font-size="10pt" style:font-size-asian="10pt"/>
    </style:style>
    <style:style style:name="P17" style:family="paragraph" style:parent-style-name="PPGEC_3a__20_linha_20_em_20_branco">
      <style:paragraph-properties fo:margin-left="0cm" fo:margin-right="0cm" fo:text-align="center" style:justify-single-word="false" fo:text-indent="0cm" style:auto-text-indent="false"/>
      <style:text-properties style:font-name-complex="Arial" style:font-size-complex="12pt"/>
    </style:style>
    <style:style style:name="P18" style:family="paragraph" style:parent-style-name="Standard">
      <style:paragraph-properties fo:margin-left="7.976cm" fo:margin-right="0cm" fo:line-height="100%" fo:text-indent="0cm" style:auto-text-indent="false"/>
    </style:style>
    <style:style style:name="P19" style:family="paragraph" style:parent-style-name="Standard">
      <style:paragraph-properties fo:margin-left="0cm" fo:margin-right="0.445cm" fo:line-height="100%" fo:text-indent="1.251cm" style:auto-text-indent="false"/>
      <style:text-properties style:font-name-complex="Arial"/>
    </style:style>
    <style:style style:name="P20" style:family="paragraph" style:parent-style-name="Contents_20_1">
      <style:text-properties officeooo:rsid="00033214" officeooo:paragraph-rsid="00033214"/>
    </style:style>
    <style:style style:name="P21" style:family="paragraph" style:parent-style-name="Texto_20_de_20_nota_20_de_20_rodapé">
      <style:paragraph-properties fo:margin-left="0.296cm" fo:margin-right="0cm" fo:text-indent="-0.296cm" style:auto-text-indent="false"/>
    </style:style>
    <style:style style:name="P22" style:family="paragraph" style:parent-style-name="Texto_20_de_20_nota_20_de_20_rodapé">
      <style:paragraph-properties fo:margin-left="0.388cm" fo:margin-right="0cm" fo:text-indent="-0.388cm" style:auto-text-indent="false"/>
    </style:style>
    <style:style style:name="P23" style:family="paragraph" style:parent-style-name="Texto_20_de_20_comentário">
      <style:paragraph-properties fo:text-align="end" style:justify-single-word="false"/>
      <style:text-properties fo:color="#ff0000"/>
    </style:style>
    <style:style style:name="P24" style:family="paragraph" style:parent-style-name="Texto_20_de_20_comentário">
      <style:paragraph-properties fo:line-height="100%" fo:text-align="center" style:justify-single-word="false"/>
      <style:text-properties fo:color="#ff0000" style:font-name-complex="Arial"/>
    </style:style>
    <style:style style:name="P25" style:family="paragraph" style:parent-style-name="Texto_20_de_20_comentário">
      <style:paragraph-properties fo:margin-top="0cm" fo:margin-bottom="0cm" loext:contextual-spacing="false" fo:text-align="end" style:justify-single-word="false"/>
      <style:text-properties fo:color="#ff0000"/>
    </style:style>
    <style:style style:name="P26" style:family="paragraph" style:parent-style-name="Standard">
      <style:text-properties fo:color="#000000" officeooo:rsid="00059c6b" officeooo:paragraph-rsid="00059c6b"/>
    </style:style>
    <style:style style:name="P27" style:family="paragraph" style:parent-style-name="Standard">
      <style:text-properties fo:color="#000000" officeooo:rsid="000d20e3" officeooo:paragraph-rsid="000d20e3"/>
    </style:style>
    <style:style style:name="P28" style:family="paragraph" style:parent-style-name="Standard">
      <style:text-properties officeooo:rsid="0006cfe1" officeooo:paragraph-rsid="0006cfe1"/>
    </style:style>
    <style:style style:name="P29" style:family="paragraph" style:parent-style-name="Standard">
      <style:text-properties officeooo:paragraph-rsid="00077ca3"/>
    </style:style>
    <style:style style:name="P30" style:family="paragraph" style:parent-style-name="Standard">
      <style:text-properties officeooo:rsid="00087d4e" officeooo:paragraph-rsid="00087d4e"/>
    </style:style>
    <style:style style:name="P31" style:family="paragraph" style:parent-style-name="Standard">
      <style:text-properties officeooo:paragraph-rsid="000a62fe"/>
    </style:style>
    <style:style style:name="P32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weight="bold" style:font-weight-asian="bold" style:font-name-complex="Arial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33214" officeooo:paragraph-rsid="00033214" style:font-weight-asian="bold" style:font-name-complex="Ari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0a62fe" style:font-weight-asian="bol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fo:font-size="10pt" style:font-size-asian="10pt" style:font-size-complex="10pt"/>
    </style:style>
    <style:style style:name="P37" style:family="paragraph" style:parent-style-name="Standard">
      <style:paragraph-properties fo:margin-left="0cm" fo:margin-right="0cm" fo:line-height="100%" fo:text-indent="0cm" style:auto-text-indent="false"/>
      <style:text-properties style:font-name-complex="Ari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9" style:family="paragraph" style:parent-style-name="Standard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-complex="Arial"/>
    </style:style>
    <style:style style:name="P40" style:family="paragraph" style:parent-style-name="Heading_20_1">
      <style:text-properties officeooo:paragraph-rsid="0006cfe1"/>
    </style:style>
    <style:style style:name="P41" style:family="paragraph" style:parent-style-name="Heading_20_1">
      <style:text-properties officeooo:paragraph-rsid="00077ca3"/>
    </style:style>
    <style:style style:name="P42" style:family="paragraph" style:parent-style-name="Heading_20_1">
      <style:text-properties officeooo:paragraph-rsid="00087d4e"/>
    </style:style>
    <style:style style:name="P43" style:family="paragraph" style:parent-style-name="Heading_20_1">
      <style:text-properties officeooo:paragraph-rsid="000a62fe"/>
    </style:style>
    <style:style style:name="P44" style:family="paragraph" style:parent-style-name="Texto_20_de_20_comentário">
      <style:paragraph-properties fo:margin-top="0cm" fo:margin-bottom="0cm" loext:contextual-spacing="false" fo:text-align="end" style:justify-single-word="false"/>
      <style:text-properties fo:color="#ff0000" style:font-name-complex="Arial"/>
    </style:style>
    <style:style style:name="P45" style:family="paragraph" style:parent-style-name="Texto_20_de_20_comentário" style:master-page-name="Converter_20_2">
      <style:paragraph-properties fo:margin-top="0cm" fo:margin-bottom="0cm" loext:contextual-spacing="false" fo:text-align="center" style:justify-single-word="false" style:page-number="1"/>
      <style:text-properties fo:font-size="12pt" fo:font-weight="bold" officeooo:rsid="00033214" officeooo:paragraph-rsid="00033214" style:font-size-asian="12pt" style:font-weight-asian="bold" style:font-name-complex="Arial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0000"/>
    </style:style>
    <style:style style:name="T3" style:family="text">
      <style:text-properties style:font-name-complex="Arial"/>
    </style:style>
    <style:style style:name="T4" style:family="text">
      <style:text-properties officeooo:rsid="00033214" style:font-name-complex="Arial"/>
    </style:style>
    <style:style style:name="T5" style:family="text">
      <style:text-properties fo:font-weight="bold" style:font-weight-asian="bold"/>
    </style:style>
    <style:style style:name="T6" style:family="text">
      <style:text-properties fo:background-color="#ffff00" loext:char-shading-value="0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font-name-complex="Arial"/>
    </style:style>
    <style:style style:name="T9" style:family="text">
      <style:text-properties fo:color="#000000" officeooo:rsid="00033214" style:font-name-complex="Arial"/>
    </style:style>
    <style:style style:name="T10" style:family="text">
      <style:text-properties fo:color="#000000" officeooo:rsid="00059c6b"/>
    </style:style>
    <style:style style:name="T11" style:family="text">
      <style:text-properties fo:color="#000000" officeooo:rsid="00087d4e"/>
    </style:style>
    <style:style style:name="T12" style:family="text">
      <style:text-properties officeooo:rsid="00033214"/>
    </style:style>
    <style:style style:name="T13" style:family="text">
      <style:text-properties officeooo:rsid="00059c6b"/>
    </style:style>
    <style:style style:name="T14" style:family="text">
      <style:text-properties officeooo:rsid="0006cfe1"/>
    </style:style>
    <style:style style:name="T15" style:family="text">
      <style:text-properties officeooo:rsid="00077ca3"/>
    </style:style>
    <style:style style:name="T16" style:family="text">
      <style:text-properties officeooo:rsid="00087d4e"/>
    </style:style>
    <style:style style:name="T17" style:family="text">
      <style:text-properties officeooo:rsid="000a62fe"/>
    </style:style>
    <style:style style:name="T18" style:family="text">
      <style:text-properties officeooo:rsid="000bda7b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32">UNIVERSIDADE DO VALE DO RIO DOS SINOS - UNISINOS</text:p>
      <text:p text:style-name="P5">UNIDADE ACADÊMICA DE GRADUAÇÃO</text:p>
      <text:p text:style-name="P5">CURSO DE <text:span text:style-name="T12">SISTEMAS DE INFORMAÇÃO</text:span></text:p>
      <text:p text:style-name="P5"/>
      <text:p text:style-name="P5"/>
      <text:p text:style-name="P6">JOÃO ANTÔNIO PRESTES MATIUZZI</text:p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ESENVOLVIMETNO DE UM JOGO DIGITAL APLICANDO LÓGICA FUZZY</text:p>
      <text:p text:style-name="P5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/>
      <text:p text:style-name="P14"/>
      <text:p text:style-name="P8"/>
      <text:p text:style-name="P14">São Leopoldo</text:p>
      <text:p text:style-name="P15">2015</text:p>
      <text:p text:style-name="P39"/>
      <text:p text:style-name="P10"/>
      <text:p text:style-name="P10"/>
      <text:p text:style-name="P10"/>
      <text:p text:style-name="P10"/>
      <text:p text:style-name="P12">JOÃO ANTÔNIO PRESTES MATIUZZI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DESENVOLVIMETNO DE UM JOGO DIGITAL APLICANDO LÓGICA FUZZY</text:p>
      <text:p text:style-name="P10"/>
      <text:p text:style-name="P10"/>
      <text:p text:style-name="P18"><text:span text:style-name="T3">Artigo apresentado como requisito parcial para obtenção do título de </text:span><text:span text:style-name="T6">Graduado</text:span><text:span text:style-name="T3"> em </text:span><text:span text:style-name="T4">Sistemas de Informação</text:span><text:span text:style-name="T3">, pelo Curso de </text:span><text:span text:style-name="T4">Sistemas de Informação</text:span><text:span text:style-name="T3"> da Universidade do Vale do Rio dos Sinos - UNISINOS</text:span></text:p>
      <text:p text:style-name="P44"/>
      <text:p text:style-name="P25"/>
      <text:p text:style-name="P11">Orientador(a): Prof(a). <text:s/><text:span text:style-name="T12">Ms. Vinícius Jurinic Cassol</text:span></text:p>
      <text:p text:style-name="P23"/>
      <text:p text:style-name="P16"/>
      <text:p text:style-name="P16"/>
      <text:p text:style-name="P16"/>
      <text:p text:style-name="P16"/>
      <text:p text:style-name="P16"/>
      <text:p text:style-name="P16">.</text:p>
      <text:p text:style-name="P17">São Leopoldo</text:p>
      <text:p text:style-name="P20">2015</text:p>
      <text:p text:style-name="P45">DESENVOLVIMETNO DE UM JOGO DIGITAL APLICANDO LÓGICA FUZZY</text:p>
      <text:p text:style-name="P24"/>
      <text:p text:style-name="P3"><text:span text:style-name="T8">)</text:span><text:span text:style-name="T9">João Antônio Prestes Matiuzzi</text:span><text:span text:style-name="Footnote_20_Symbol"><text:span text:style-name="T8"><text:note text:id="ftn1" text:note-class="footnote"><text:note-citation text:label="*">*</text:note-citation><text:note-body><text:p text:style-name="P21"><text:span text:style-name="Texto_20_de_20_nota_20_de_20_rodapé_20_Char"><text:s/></text:span></text:p></text:note-body></text:note></text:span></text:span></text:p>
      <text:p text:style-name="P3"><text:span text:style-name="T8">Nome do orientador (a)</text:span><text:span text:style-name="T8"><text:note text:id="ftn2" text:note-class="footnote"><text:note-citation text:label="*">*</text:note-citation><text:note-body><text:p text:style-name="P22"><text:span text:style-name="Footnote_20_Symbol">*</text:span><text:span text:style-name="Texto_20_de_20_nota_20_de_20_rodapé_20_Char"> </text:span></text:p></text:note-body></text:note></text:span><text:span text:style-name="T9">Vinícius Jurinic Cassol</text:span><text:span text:style-name="Footnote_20_Symbol"><text:span text:style-name="T8">*</text:span></text:span></text:p>
      <text:p text:style-name="P19"/>
      <text:p text:style-name="P13">Resumo: O resumo deve apresentar o objetivo, o método, os resultados e as conclusões do artigo. Deve ser composto por frases concisas e afirmativas. Deve-se usar o verbo na voz ativa e na terceira pessoa do singular. Recomenda-se o uso de parágrafo único. O resumo deve conter: entre 100 e 250 palavras, em espaço simples. </text:p>
      <text:p text:style-name="P9"/>
      <text:p text:style-name="P37">Palavras-chave: Palavras que representam o conteúdo do texto. Incluir de 3 a 5 palavras, separadas entre si, por ponto final.</text:p>
      <text:p text:style-name="Heading_20_1">1 INTRODUÇÃO</text:p>
      <text:p text:style-name="P26">O que o trabalho, <text:s/>justificativas do uso da teoria, apresenta tecnologia, motiva tecnologia</text:p>
      <text:p text:style-name="Heading_20_1">2 REFERENCIAL TEÓRICO</text:p>
      <text:p text:style-name="P26">mesmo referencial do trabalho</text:p>
      <text:p text:style-name="Heading_20_2"><text:s/></text:p>
      <text:p text:style-name="P40">3 <text:span text:style-name="T14">JOGOS DIGISTAIS E INTELIGÊncia artificial</text:span></text:p>
      <text:p text:style-name="P28"><text:span text:style-name="T10">r</text:span><text:span text:style-name="T7">esumo jogos digitais e tecnicas de ia aplicadas</text:span></text:p>
      <text:p text:style-name="P41"><text:span text:style-name="T15">4</text:span> <text:span text:style-name="T15">proposta do jogo</text:span></text:p>
      <text:p text:style-name="P30"><text:span text:style-name="T7">regras e funcionalidades que o jogo possui(f</text:span></text:p>
      <text:p text:style-name="P41"><text:soft-page-break/><text:span text:style-name="T15">5</text:span> <text:span text:style-name="T13">Desenvolvimento</text:span></text:p>
      <text:p text:style-name="Standard"><text:span text:style-name="T2"><text:s/></text:span><text:span text:style-name="T10">explicacao da implementacao e funcnionamento de cada modulo do jogo</text:span><text:span text:style-name="T11">(modulo ia -fuzz e defuzz) controle do jogo, modulo visual</text:span></text:p>
      <text:p text:style-name="P43"/>
      <text:p text:style-name="P4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3"><text:soft-page-break/><text:s text:c="2"/>6 <text:span text:style-name="T17">Resultados</text:span> </text:p>
      <text:p text:style-name="P27">resultados dos testes reazliado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2"/></text:p>
      <text:p text:style-name="P3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3"><text:soft-page-break/><text:span text:style-name="T18">7</text:span> CONCLUSÃO </text:p>
      <text:p text:style-name="P26">aspectos a serem melhorados, analise do resultado final do estudo da tecnologia , da tecnic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/></text:p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REFERÊNCIAS</text:p>
      <text:p text:style-name="P3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inionPro-Regular" svg:font-family="MinionPro-Regular, 'Minion Pro'"/>
    <style:font-face style:name="StarSymbol" svg:font-family="StarSymbol, 'Arial Unicode MS'"/>
    <style:font-face style:name="Courier New" svg:font-family="'Courier New'" style:font-family-generic="modern"/>
    <style:font-face style:name="Device Font 10cpi" svg:font-family="'Device Font 10cpi'" style:font-family-generic="modern"/>
    <style:font-face style:name="MS Gothic" svg:font-family="'MS Gothic', 'ＭＳ ゴシック'" style:font-family-generic="modern"/>
    <style:font-face style:name="Libre Semi Serif SSi" svg:font-family="'Libre Semi Serif SSi', 'Times New Roman'" style:font-family-generic="roman"/>
    <style:font-face style:name="BLABDE+ArialNarrow" svg:font-family="BLABDE+ArialNarrow, 'Arial Narrow'" style:font-family-generic="swiss"/>
    <style:font-face style:name="DMRBZP+Agenda-Bold" svg:font-family="DMRBZP+Agenda-Bold, Agenda" style:font-family-generic="swiss"/>
    <style:font-face style:name="Gill Sans" svg:font-family="'Gill Sans'" style:font-family-generic="swiss"/>
    <style:font-face style:name="GillSans" svg:font-family="GillSans, GillSans" style:font-family-generic="swiss"/>
    <style:font-face style:name="XQJRTB+Agenda-Light" svg:font-family="XQJRTB+Agenda-Light, Agenda" style:font-family-generic="swiss"/>
    <style:font-face style:name="Courier New1" svg:font-family="'Courier New'" style:font-family-generic="modern" style:font-pitch="fixed"/>
    <style:font-face style:name="OpenSymbol" svg:font-family="OpenSymbol, 'Courier New'" style:font-pitch="variable"/>
    <style:font-face style:name="Ottawa" svg:font-family="Ottawa" style:font-pitch="variable"/>
    <style:font-face style:name="SimSun" svg:font-family="SimSun, 宋体" style:font-pitch="variable"/>
    <style:font-face style:name="Batang" svg:font-family="Batang, 바탕" style:font-family-generic="roma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Gill Sans Ultra Bold" svg:font-family="'Gill Sans Ultra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Univers 45 Light" svg:font-family="'Univers 45 Light'" style:font-family-generic="swiss" style:font-pitch="variable"/>
    <style:font-face style:name="Univers 55" svg:font-family="'Univers 55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Comic Sans MS" style:font-family-complex="'Comic Sans MS'" style:font-family-generic-complex="script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margin-left="0cm" fo:margin-right="0cm" fo:line-height="100%" fo:text-align="start" style:justify-single-word="false" fo:hyphenation-ladder-count="no-limit" fo:text-indent="0cm" style:auto-text-indent="false" text:number-lines="false" text:line-number="0"/>
      <style:text-properties fo:font-size="11pt" style:font-size-asian="11pt" style:font-name-complex="Tahoma" style:font-family-complex="Tahoma" style:font-family-generic-complex="swiss" style:font-pitch-complex="variable" style:font-size-complex="11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635cm" fo:margin-bottom="0.635cm" loext:contextual-spacing="false" fo:text-align="start" style:justify-single-word="false" fo:text-indent="0cm" style:auto-text-indent="false" fo:keep-with-next="always"/>
      <style:text-properties fo:text-transform="uppercase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635cm" fo:margin-bottom="0.635cm" loext:contextual-spacing="false" fo:text-align="start" style:justify-single-word="false" fo:text-indent="0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.635cm" fo:margin-bottom="0.635cm" loext:contextual-spacing="false" fo:text-align="start" style:justify-single-word="false" fo:text-indent="0cm" style:auto-text-indent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TÍTULO_20_ANEXOS" style:display-name="TÍTULO ANEXOS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</style:style>
    <style:style style:name="ANEXO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align="center" style:justify-single-word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1.251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1.251cm" style:auto-text-indent="false"/>
    </style:style>
    <style:style style:name="Signature" style:family="paragraph" style:parent-style-name="Standard" style:class="text">
      <style:paragraph-properties fo:margin-left="7.5cm" fo:margin-right="0cm" fo:text-indent="1.251cm" style:auto-text-indent="false"/>
    </style:style>
    <style:style style:name="Assinatura_20_de_20_Email" style:display-name="Assinatura de Email" style:family="paragraph" style:parent-style-name="Standard"/>
    <style:style style:name="Com_20_marcadores" style:display-name="Com marcadores" style:family="paragraph" style:parent-style-name="Standard" style:list-style-name="WW8Num10"/>
    <style:style style:name="Com_20_marcadores_20_2" style:display-name="Com marcadores 2" style:family="paragraph" style:parent-style-name="Standard" style:list-style-name="WW8Num8"/>
    <style:style style:name="Com_20_marcadores_20_3" style:display-name="Com marcadores 3" style:family="paragraph" style:parent-style-name="Standard" style:list-style-name="WW8Num7"/>
    <style:style style:name="Com_20_marcadores_20_4" style:display-name="Com marcadores 4" style:family="paragraph" style:parent-style-name="Standard" style:list-style-name="WW8Num6"/>
    <style:style style:name="Com_20_marcadores_20_5" style:display-name="Com marcadores 5" style:family="paragraph" style:parent-style-name="Standard" style:list-style-name="WW8Num5"/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Data" style:family="paragraph" style:parent-style-name="Standard" style:next-style-name="Standard"/>
    <style:style style:name="Addressee" style:family="paragraph" style:parent-style-name="Standard" style:class="extra">
      <style:paragraph-properties fo:margin-left="5.001cm" fo:margin-right="0cm" fo:text-indent="1.251cm" style:auto-text-indent="false"/>
      <style:text-properties style:font-name-complex="Arial" style:font-family-complex="Arial" style:font-family-generic-complex="swiss" style:font-pitch-complex="variable" style:font-size-complex="12pt"/>
    </style:style>
    <style:style style:name="Encerramento" style:family="paragraph" style:parent-style-name="Standard">
      <style:paragraph-properties fo:margin-left="7.5cm" fo:margin-right="0cm" fo:text-indent="1.251cm" style:auto-text-indent="false"/>
    </style:style>
    <style:style style:name="Endereço_20_HTML" style:display-name="Endereço HTML" style:family="paragraph" style:parent-style-name="Standard">
      <style:text-properties fo:font-style="italic" style:font-style-asian="italic" style:font-style-complex="italic"/>
    </style:style>
    <style:style style:name="WW-Legenda" style:family="paragraph" style:parent-style-name="Standard" style:nex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fo:font-size="11pt" fo:language="pt" fo:country="BR" style:font-size-asian="11pt" style:language-asian="pt" style:country-asian="BR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Lista_20_de_20_continuação" style:display-name="Lista de continuação" style:family="paragraph" style:parent-style-name="Standard">
      <style:paragraph-properties fo:margin-left="0.499cm" fo:margin-right="0cm" fo:margin-top="0cm" fo:margin-bottom="0.212cm" loext:contextual-spacing="false" fo:text-indent="1.251cm" style:auto-text-indent="false"/>
    </style:style>
    <style:style style:name="Lista_20_de_20_continuação_20_2" style:display-name="Lista de continuação 2" style:family="paragraph" style:parent-style-name="Standard">
      <style:paragraph-properties fo:margin-left="0.998cm" fo:margin-right="0cm" fo:margin-top="0cm" fo:margin-bottom="0.212cm" loext:contextual-spacing="false" fo:text-indent="1.251cm" style:auto-text-indent="false"/>
    </style:style>
    <style:style style:name="Lista_20_de_20_continuação_20_3" style:display-name="Lista de continuação 3" style:family="paragraph" style:parent-style-name="Standard">
      <style:paragraph-properties fo:margin-left="1.498cm" fo:margin-right="0cm" fo:margin-top="0cm" fo:margin-bottom="0.212cm" loext:contextual-spacing="false" fo:text-indent="1.251cm" style:auto-text-indent="false"/>
    </style:style>
    <style:style style:name="Lista_20_de_20_continuação_20_4" style:display-name="Lista de continuação 4" style:family="paragraph" style:parent-style-name="Standard">
      <style:paragraph-properties fo:margin-left="1.997cm" fo:margin-right="0cm" fo:margin-top="0cm" fo:margin-bottom="0.212cm" loext:contextual-spacing="false" fo:text-indent="1.251cm" style:auto-text-indent="false"/>
    </style:style>
    <style:style style:name="Lista_20_de_20_continuação_20_5" style:display-name="Lista de continuação 5" style:family="paragraph" style:parent-style-name="Standard">
      <style:paragraph-properties fo:margin-left="2.496cm" fo:margin-right="0cm" fo:margin-top="0cm" fo:margin-bottom="0.212cm" loext:contextual-spacing="false" fo:text-indent="1.251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Times" fo:font-family="Times" style:font-family-generic="roman" style:font-pitch="variable" fo:language="en" fo:country="US" style:font-name-complex="Times" style:font-family-complex="Times" style:font-family-generic-complex="roman" style:font-pitch-complex="variable"/>
    </style:style>
    <style:style style:name="Numerada" style:family="paragraph" style:parent-style-name="Standard" style:list-style-name="WW8Num9"/>
    <style:style style:name="Numerada_20_2" style:display-name="Numerada 2" style:family="paragraph" style:parent-style-name="Standard" style:list-style-name="WW8Num4"/>
    <style:style style:name="Numerada_20_3" style:display-name="Numerada 3" style:family="paragraph" style:parent-style-name="Standard" style:list-style-name="WW8Num3"/>
    <style:style style:name="Numerada_20_4" style:display-name="Numerada 4" style:family="paragraph" style:parent-style-name="Standard" style:list-style-name="WW8Num2"/>
    <style:style style:name="Numerada_20_5" style:display-name="Numerada 5" style:family="paragraph" style:parent-style-name="Standard" style:list-style-name="WW8Num1"/>
    <style:style style:name="Primeiro_20_recuo_20_de_20_corpo_20_de_20_texto" style:display-name="Primeiro recuo de corpo de texto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1.251cm" style:auto-text-indent="false"/>
    </style:style>
    <style:style style:name="Primeiro_20_recuo_20_de_20_corpo_20_de_20_texto_20_2" style:display-name="Primeiro recuo de corpo de texto 2" style:family="paragraph" style:parent-style-name="Text_20_body_20_indent">
      <style:paragraph-properties fo:margin-left="0.499cm" fo:margin-right="0cm" fo:text-indent="0.37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1.251cm" style:auto-text-indent="false"/>
      <style:text-properties fo:font-size="8pt" style:font-size-asian="8pt" style:font-size-complex="8pt"/>
    </style:style>
    <style:style style:name="Recuo_20_normal" style:display-name="Recuo normal" style:family="paragraph" style:parent-style-name="Standard">
      <style:paragraph-properties fo:margin-left="1.249cm" fo:margin-right="0cm" fo:text-indent="1.251cm" style:auto-text-indent="fals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audação" style:family="paragraph" style:parent-style-name="Standard" style:next-style-name="Standard"/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-complex="Arial" style:font-family-complex="Arial" style:font-family-generic-complex="swiss" style:font-pitch-complex="variable" style:font-size-complex="12pt"/>
    </style:style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loext:contextual-spacing="false" fo:text-indent="1.251cm" style:auto-text-indent="false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ítulo_20_da_20_nota" style:display-name="Título da nota" style:family="paragraph" style:parent-style-name="Standard" style:next-style-name="Standard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  <style:tab-stop style:position="16.002cm" style:type="right" style:leader-style="dotted" style:leader-text="."/>
        </style:tab-stops>
      </style:paragraph-properties>
      <style:text-properties style:font-size-complex="12pt"/>
    </style:style>
    <style:style style:name="Índice_20_de_20_ilustrações" style:display-name="Índice de ilustrações" style:family="paragraph" style:parent-style-name="Standard" style:next-style-name="Standard">
      <style:paragraph-properties fo:margin-left="0cm" fo:margin-right="0cm" fo:text-align="start" style:justify-single-word="false" fo:text-indent="0cm" style:auto-text-indent="false"/>
    </style:style>
    <style:style style:name="Resumo" style:family="paragraph" style:parent-style-name="Standard">
      <style:paragraph-properties fo:text-align="justify" style:justify-single-word="false"/>
      <style:text-properties fo:font-size="12pt" fo:font-style="italic" style:font-name-asian="Times New Roman" style:font-family-asian="'Times New Roman'" style:font-family-generic-asian="roman" style:font-pitch-asian="variable" style:font-size-asian="12pt" style:font-style-asian="italic" style:font-size-complex="12pt" style:font-style-complex="italic"/>
    </style:style>
    <style:style style:name="Cabeçalho_20_da_20_mensagem" style:display-name="Cabeçalho da mensagem" style:family="paragraph" style:parent-style-name="Standard">
      <style:paragraph-properties fo:margin-left="2cm" fo:margin-right="0cm" fo:text-indent="-2cm" style:auto-text-indent="false" fo:background-color="#cccccc" fo:padding="0.035cm" fo:border="0.74pt solid #000000">
        <style:background-image/>
      </style:paragraph-properties>
      <style:text-properties style:font-name-complex="Arial" style:font-family-complex="Arial" style:font-family-generic-complex="swiss" style:font-pitch-complex="variable" style:font-size-complex="12pt"/>
    </style:style>
    <style:style style:name="Dados_20_Cadastrais" style:display-name="Dados Cadastrais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5.002cm" style:type="right"/>
        </style:tab-stops>
      </style:paragraph-properties>
      <style:text-properties fo:text-transform="uppercase" style:font-name-complex="Arial" style:font-family-complex="Arial" style:font-family-generic-complex="swiss" style:font-pitch-complex="variable"/>
    </style:style>
    <style:style style:name="Endnote" style:family="paragraph" style:parent-style-name="Standard" style:class="extra"/>
    <style:style style:name="Footnote" style:family="paragraph" style:parent-style-name="Standard" style:class="extra">
      <style:paragraph-properties fo:margin-top="0cm" fo:margin-bottom="0.212cm" loext:contextual-spacing="false">
        <style:tab-stops>
          <style:tab-stop style:position="0.75cm"/>
        </style:tab-stops>
      </style:paragraph-properties>
      <style:text-properties fo:font-size="11pt" fo:letter-spacing="-0.014cm" style:font-size-asian="11pt"/>
    </style:style>
    <style:style style:name="TCC-C5" style:family="paragraph" style:parent-style-name="Standard">
      <style:paragraph-properties fo:margin-top="0cm" fo:margin-bottom="0.212cm" loext:contextual-spacing="false">
        <style:tab-stops>
          <style:tab-stop style:position="16.002cm" style:type="right" style:leader-style="dotted" style:leader-text="."/>
        </style:tab-stops>
      </style:paragraph-properties>
      <style:text-properties style:font-size-complex="12pt"/>
    </style:style>
    <style:style style:name="grafico" style:family="paragraph" style:parent-style-name="Standard" style:nex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family="'Times New Roman'" style:font-family-generic="roman" style:font-pitch="variable" fo:language="pt" fo:country="BR" style:language-asian="pt" style:country-asian="BR" style:font-name-complex="Times New Roman" style:font-family-complex="'Times New Roman'" style:font-family-generic-complex="roman" style:font-pitch-complex="variable" style:font-size-complex="10pt"/>
    </style:style>
    <style:style style:name="Título_20_central_20_1" style:display-name="Título central 1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fo:font-weight="bold" style:font-weight-asian="bold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line-height="115%" fo:text-indent="1.251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Verdana" fo:font-family="Verdana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Pa3" style:family="paragraph" style:parent-style-name="Standard" style:next-style-name="Standard">
      <style:paragraph-properties style:line-height-at-least="0.425cm" style:text-autospace="none"/>
      <style:text-properties style:font-name="Gill Sans" fo:font-family="'Gill Sans'" style:font-family-generic="swiss" style:font-name-complex="Gill Sans" style:font-family-complex="'Gill Sans'" style:font-family-generic-complex="swiss"/>
    </style:style>
    <style:style style:name="Parágrafo_20_da_20_Lista1" style:display-name="Parágrafo da Lista1" style:family="paragraph" style:parent-style-name="Standard">
      <style:paragraph-properties fo:margin-left="1.27cm" fo:margin-right="0cm" fo:margin-top="0cm" fo:margin-bottom="0.635cm" loext:contextual-spacing="tru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1pt"/>
    </style:style>
    <style:style style:name="Primeiro_20_recuo_20_de_20_corpo_20_de_20_texto1" style:display-name="Primeiro recuo de corpo de texto1" style:family="paragraph" style:parent-style-name="Standard">
      <style:paragraph-properties fo:margin-left="0cm" fo:margin-right="0cm" fo:text-indent="0.37cm" style:auto-text-indent="false"/>
    </style:style>
    <style:style style:name="Autoridade" style:family="paragraph" style:parent-style-name="Standard">
      <style:paragraph-properties fo:margin-left="3.3cm" fo:margin-right="3.3cm" style:line-height-at-least="0.635cm" fo:text-align="center" style:justify-single-word="false" fo:text-indent="1.251cm" style:auto-text-indent="false" style:text-autospace="none"/>
      <style:text-properties fo:text-transform="uppercase" fo:color="#000000"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Capa" style:family="paragraph" style:parent-style-name="Standard" style:nex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fo:font-weight="bold" style:font-weight-asian="bold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.251cm" style:auto-text-indent="false"/>
    </style:style>
    <style:style style:name="Ementa" style:family="paragraph" style:parent-style-name="Standard">
      <style:paragraph-properties fo:margin-left="5.502cm" fo:margin-right="0cm" fo:text-align="justify" style:justify-single-word="false" fo:hyphenation-ladder-count="no-limit" fo:text-indent="1.251cm" style:auto-text-indent="false" style:text-autospace="non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Pré-formatação_20_HTML" style:display-name="Pré-formatação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Contents_20_6" style:display-name="Contents 6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1.251cm" style:auto-text-indent="false"/>
    </style:style>
    <style:style style:name="Texto_20_de_20_nota_20_de_20_rodapé" style:display-name="Texto de nota de rodapé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REFERÊNCIA_20_2" style:display-name="REFERÊNCIA 2" style:family="paragraph" style:parent-style-name="Standard" style:next-style-name="Standard">
      <style:paragraph-properties fo:margin-left="0cm" fo:margin-right="0cm" fo:margin-top="0cm" fo:margin-bottom="0.423cm" loext:contextual-spacing="false" fo:line-height="100%" fo:text-align="start" style:justify-single-word="false" fo:text-indent="0cm" style:auto-text-indent="false"/>
      <style:text-properties style:font-name-complex="Arial" style:font-family-complex="Arial" style:font-family-generic-complex="swiss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1.251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1.251cm" style:auto-text-indent="false"/>
    </style:style>
    <style:style style:name="Capa_20_Texto" style:display-name="Capa Texto" style:family="paragraph" style:next-style-name="Standard">
      <style:paragraph-properties fo:margin-left="0cm" fo:margin-right="0cm" fo:line-height="200%" fo:text-align="center" style:justify-single-word="false" fo:orphans="2" fo:widows="2" fo:text-indent="1.501cm" style:auto-text-indent="false" fo:keep-with-next="always"/>
      <style:text-properties fo:text-transform="uppercase" fo:color="#000000" style:font-name="Arial" fo:font-family="Arial" style:font-family-generic="swiss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a_20_Texto2" style:display-name="Capa Texto2" style:family="paragraph" style:parent-style-name="Standard">
      <style:paragraph-properties fo:text-align="center" style:justify-single-word="false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color="#000000" fo:font-size="14pt" style:font-size-asian="14pt" style:font-size-complex="14pt" style:font-style-complex="italic"/>
    </style:style>
    <style:style style:name="Citação" style:family="paragraph" style:parent-style-name="Standard" style:next-style-name="Standard">
      <style:paragraph-properties fo:margin-left="4.001cm" fo:margin-right="0cm" fo:margin-top="0.635cm" fo:margin-bottom="0.635cm" loext:contextual-spacing="true" fo:line-height="100%" fo:text-indent="0cm" style:auto-text-indent="false"/>
      <style:text-properties fo:font-size="10pt" fo:language="pt" fo:country="BR" style:font-size-asian="10pt" style:font-style-complex="italic"/>
    </style:style>
    <style:style style:name="Citação_20_longa" style:display-name="Citação longa" style:family="paragraph" style:parent-style-name="Standard" style:next-style-name="Standard">
      <style:paragraph-properties fo:margin-left="4.001cm" fo:margin-right="0cm" fo:margin-top="0.635cm" fo:margin-bottom="0.635cm" loext:contextual-spacing="false" fo:line-height="100%" fo:text-indent="0cm" style:auto-text-indent="false"/>
      <style:text-properties fo:font-size="11pt" style:font-size-asian="11pt" style:font-size-complex="12pt"/>
    </style:style>
    <style:style style:name="Citação_20_Longa" style:display-name="Citação Longa" style:family="paragraph" style:parent-style-name="Standard" style:next-style-name="Standard">
      <style:paragraph-properties fo:margin-left="4.001cm" fo:margin-right="0cm" fo:margin-top="0.635cm" fo:margin-bottom="0.635cm" loext:contextual-spacing="true" fo:line-height="100%" fo:text-indent="0cm" style:auto-text-indent="false"/>
      <style:text-properties fo:font-size="10pt" style:font-size-asian="10pt"/>
    </style:style>
    <style:style style:name="CITAÇÃO_20_LONGA_20_MC" style:display-name="CITAÇÃO LONGA MC" style:family="paragraph" style:parent-style-name="Standard">
      <style:paragraph-properties fo:margin-left="4.001cm" fo:margin-right="0cm" fo:margin-top="0cm" fo:margin-bottom="0.423cm" loext:contextual-spacing="false" fo:orphans="0" fo:widows="0" fo:text-indent="1.251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M25" style:family="paragraph" style:parent-style-name="Default" style:next-style-name="Default">
      <style:paragraph-properties fo:margin-left="0cm" fo:margin-right="0cm" fo:line-height="150%" fo:text-indent="1.501cm" style:auto-text-indent="false"/>
      <style:text-properties fo:color="#000000"/>
    </style:style>
    <style:style style:name="CM26" style:family="paragraph" style:parent-style-name="Default" style:next-style-name="Default">
      <style:paragraph-properties fo:margin-left="0cm" fo:margin-right="0cm" fo:line-height="150%" fo:text-indent="1.501cm" style:auto-text-indent="false"/>
      <style:text-properties fo:color="#000000"/>
    </style:style>
    <style:style style:name="CM27" style:family="paragraph" style:parent-style-name="Default" style:next-style-name="Default">
      <style:paragraph-properties fo:margin-left="0cm" fo:margin-right="0cm" fo:line-height="150%" fo:text-indent="1.501cm" style:auto-text-indent="false"/>
      <style:text-properties fo:color="#000000"/>
    </style:style>
    <style:style style:name="CM28" style:family="paragraph" style:parent-style-name="Default" style:next-style-name="Default">
      <style:paragraph-properties fo:margin-left="0cm" fo:margin-right="0cm" fo:line-height="150%" fo:text-indent="1.501cm" style:auto-text-indent="false"/>
      <style:text-properties fo:color="#000000"/>
    </style:style>
    <style:style style:name="Estilo_20_Estilo_20_Título_20_1_20__2b__20_À_20_esquerda_3a__20__20_0_20_cm_20_Primeira_20_linha_3a__20__20_0_20_cm_20_Dep..." style:display-name="Estilo Estilo Título 1 + À esquerda:  0 cm Primeira linha:  0 cm Dep..." style:family="paragraph" style:parent-style-name="Standard">
      <style:paragraph-properties fo:margin-top="0cm" fo:margin-bottom="0.635cm" loext:contextual-spacing="false" fo:keep-with-next="always">
        <style:tab-stops>
          <style:tab-stop style:position="16.002cm" style:type="right" style:leader-style="dotted" style:leader-text="."/>
        </style:tab-stops>
      </style:paragraph-properties>
      <style:text-properties fo:text-transform="uppercase" fo:font-weight="bold" style:font-weight-asian="bold" style:font-size-complex="10pt" style:font-weight-complex="bold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1.251cm" style:auto-text-indent="false"/>
      <style:text-properties fo:font-size="10pt" style:font-name-asian="SimSun" style:font-family-asian="SimSun, 宋体" style:font-pitch-asian="variable" style:font-size-asian="10pt" style:language-asian="zh" style:country-asian="CN" style:font-size-complex="10pt"/>
    </style:style>
    <style:style style:name="Estilo_20_Título_20_1_20__2b__20_À_20_esquerda_3a__20__20_0_20_cm_20_Primeira_20_linha_3a__20__20_0_20_cm_20_Depois_20_d..." style:display-name="Estilo Título 1 + À esquerda:  0 cm Primeira linha:  0 cm Depois d..." style:family="paragraph" style:parent-style-name="Heading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size-complex="10pt"/>
    </style:style>
    <style:style style:name="Estilo_20_Título_20_1_20__2b__20_À_20_esquerda_3a__20__20_0_20_cm_20_Primeira_20_linha_3a__20__20_0_20_cm_20_Depois_20_d...1" style:display-name="Estilo Título 1 + À esquerda:  0 cm Primeira linha:  0 cm Depois d...1" style:family="paragraph" style:parent-style-name="Heading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size-complex="10pt"/>
    </style:style>
    <style:style style:name="Estilo_20_Título_20_1_20__2b__20_Depois_20_de_3a__20__20_48_20_pt" style:display-name="Estilo Título 1 + Depois de:  48 pt" style:family="paragraph" style:parent-style-name="Heading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size-complex="10pt"/>
    </style:style>
    <style:style style:name="Estilo_20_Título_20_2_20__2b__20_Antes_3a__20__20_4_20_linha_20_Depois_20_de_3a__20__20_4_20_linha" style:display-name="Estilo Título 2 + Antes:  4 linha Depois de:  4 linha" style:family="paragraph" style:parent-style-name="Heading_20_2">
      <style:paragraph-properties fo:margin-left="0cm" fo:margin-right="0cm" fo:text-indent="1.501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fo:font-style="italic" style:font-style-asian="italic" style:font-size-complex="10pt" style:font-style-complex="normal"/>
    </style:style>
    <style:style style:name="Estilo_20_Título_20_2_20__2b__20_Antes_3a__20__20_4_20_linha_20_Depois_20_de_3a__20__20_4_20_linha1" style:display-name="Estilo Título 2 + Antes:  4 linha Depois de:  4 linha1" style:family="paragraph" style:parent-style-name="Heading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text-transform="uppercase" fo:font-style="italic" style:font-style-asian="italic" style:font-size-complex="10pt" style:font-style-complex="normal"/>
    </style:style>
    <style:style style:name="Estilo_20_Título_20_3_20__2b__20_Antes_3a__20__20_48_20_pt_20_Depois_20_de_3a__20__20_48_20_pt" style:display-name="Estilo Título 3 + Antes:  48 pt Depois de:  48 pt" style:family="paragraph" style:parent-style-name="Heading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color="#000000" fo:background-color="#ffffff" style:font-name-complex="Times New Roman" style:font-family-complex="'Times New Roman'" style:font-family-generic-complex="roman" style:font-pitch-complex="variable" style:font-size-complex="10pt"/>
    </style:style>
    <style:style style:name="Estilo_20_Título_20_3_20__2b__20_Antes_3a__20__20_48_20_pt_20_Depois_20_de_3a__20__20_48_20_pt1" style:display-name="Estilo Título 3 + Antes:  48 pt Depois de:  48 pt1" style:family="paragraph" style:parent-style-name="Heading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background-color="#ffffff" style:font-name-complex="Times New Roman" style:font-family-complex="'Times New Roman'" style:font-family-generic-complex="roman" style:font-pitch-complex="variable" style:font-size-complex="10pt"/>
    </style:style>
    <style:style style:name="Estilo_20_TÍTULO_20_PRINCIPAL_20_MC_20__2b__20_À_20_esquerda" style:display-name="Estilo TÍTULO PRINCIPAL MC + À esquerda" style:family="paragraph" style:parent-style-name="Standard">
      <style:paragraph-properties fo:margin-top="0cm" fo:margin-bottom="0.635cm" loext:contextual-spacing="false" fo:text-align="center" style:justify-single-word="false" fo:orphans="0" fo:widows="0">
        <style:tab-stops>
          <style:tab-stop style:position="16.002cm" style:type="right" style:leader-style="dotted" style:leader-text="."/>
        </style:tab-stops>
      </style:paragraph-properties>
      <style:text-properties fo:font-weight="bold" style:font-weight-asian="bold" style:font-size-complex="10pt" style:font-weight-complex="bold"/>
    </style:style>
    <style:style style:name="Normal_20__2b__20_Negrito" style:display-name="Normal + Negrito" style:family="paragraph" style:parent-style-name="Standard">
      <style:paragraph-properties fo:margin-left="0.635cm" fo:margin-right="0cm" fo:text-indent="1.251cm" style:auto-text-indent="false"/>
      <style:text-properties fo:font-weight="bold" style:font-weight-asian="bold"/>
    </style:style>
    <style:style style:name="Estilo1" style:family="paragraph" style:parent-style-name="Normal_20__2b__20_Negrito">
      <style:paragraph-properties fo:margin-left="0cm" fo:margin-right="0cm" fo:text-indent="1.251cm" style:auto-text-indent="false"/>
      <style:text-properties fo:font-size="13pt" fo:font-weight="normal" style:font-size-asian="13pt" style:font-weight-asian="normal" style:font-name-complex="Arial" style:font-family-complex="Arial" style:font-family-generic-complex="swiss" style:font-pitch-complex="variable" style:font-size-complex="13pt"/>
    </style:style>
    <style:style style:name="Estilo2" style:family="paragraph" style:parent-style-name="Standard">
      <style:text-properties style:font-name="Gill Sans Ultra Bold" fo:font-family="'Gill Sans Ultra Bold'" style:font-family-generic="swiss" style:font-pitch="variable" fo:font-size="13pt" style:font-size-asian="13pt" style:font-name-complex="Gill Sans Ultra Bold" style:font-family-complex="'Gill Sans Ultra Bold'" style:font-family-generic-complex="swiss" style:font-pitch-complex="variable" style:font-size-complex="12pt"/>
    </style:style>
    <style:style style:name="Joaquim-Capa_5f_Registro" style:display-name="Joaquim-Capa_Registro" style:family="paragraph" style:parent-style-name="Standard">
      <style:paragraph-properties fo:margin-left="0cm" fo:margin-right="0cm" fo:margin-top="0.212cm" fo:margin-bottom="0.212cm" loext:contextual-spacing="false" fo:text-align="end" style:justify-single-word="false" fo:text-indent="0cm" style:auto-text-indent="false"/>
      <style:text-properties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Joaquim-Registro_5f_CAPA" style:display-name="Joaquim-Registro_CAPA" style:family="paragraph" style:parent-style-name="Joaquim-Capa_5f_Registro">
      <style:text-properties fo:language="pt" fo:country="BR" fo:font-style="italic" style:font-style-asian="italic"/>
    </style:style>
    <style:style style:name="Estilo3" style:family="paragraph" style:parent-style-name="Joaquim-Registro_5f_CAPA">
      <style:paragraph-properties fo:margin-left="8.001cm" fo:margin-right="0cm" fo:text-align="justify" style:justify-single-word="false" fo:text-indent="0cm" style:auto-text-indent="false"/>
      <style:text-properties fo:font-weight="normal" style:font-weight-asian="normal"/>
    </style:style>
    <style:style style:name="Estilo4" style:family="paragraph" style:parent-style-name="Contents_20_1">
      <style:paragraph-properties>
        <style:tab-stops>
          <style:tab-stop style:position="2.117cm"/>
        </style:tab-stops>
      </style:paragraph-properties>
    </style:style>
    <style:style style:name="Estilo5" style:family="paragraph" style:parent-style-name="Estilo4">
      <style:text-properties fo:language="pt" fo:country="BR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1.251cm" style:auto-text-indent="false"/>
    </style:style>
    <style:style style:name="Introd_20_e_20_conclusão" style:display-name="Introd e conclusão" style:family="paragraph" style:parent-style-name="Standard">
      <style:paragraph-properties fo:margin-top="0cm" fo:margin-bottom="0.635cm" loext:contextual-spacing="false" fo:keep-with-next="always">
        <style:tab-stops>
          <style:tab-stop style:position="16.002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Local_20_e_20_Data" style:display-name="Local e Data" style:family="paragraph" style:parent-style-name="Standard">
      <style:paragraph-properties fo:text-align="center" style:justify-single-word="false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color="#000000" fo:font-size="14pt" style:font-size-asian="14pt" style:font-style-complex="italic"/>
    </style:style>
    <style:style style:name="N" style:family="paragraph" style:parent-style-name="Standard">
      <style:paragraph-properties fo:margin-left="1.244cm" fo:margin-right="0cm" fo:margin-top="0.423cm" fo:margin-bottom="0.212cm" loext:contextual-spacing="false" fo:text-indent="1.251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me_20_Trabalho" style:display-name="Nome Trabalho" style:family="paragraph" style:parent-style-name="Standard">
      <style:paragraph-properties fo:text-align="center" style:justify-single-word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fo:color="#000000" fo:font-size="16pt" style:font-size-asian="16pt" style:font-style-complex="italic"/>
    </style:style>
    <style:style style:name="nomesecao" style:family="paragraph" style:parent-style-name="Standard">
      <style:paragraph-properties fo:margin-top="0.494cm" fo:margin-bottom="0.494cm" loext:contextual-spacing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3" style:display-name="Normal 3" style:family="paragraph">
      <style:paragraph-properties fo:margin-left="0cm" fo:margin-right="0cm" fo:line-height="150%" fo:orphans="2" fo:widows="2" fo:text-indent="1.501cm" style:auto-text-indent="false">
        <style:tab-stops>
          <style:tab-stop style:position="8.573cm"/>
        </style:tab-stops>
      </style:paragraph-properties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ormal_20_abnt" style:display-name="normal abnt" style:family="paragraph" style:parent-style-name="Standard">
      <style:paragraph-properties fo:margin-top="0cm" fo:margin-bottom="0.847cm" loext:contextual-spacing="false"/>
      <style:text-properties style:font-name-complex="Arial" style:font-family-complex="Arial" style:font-family-generic-complex="swiss" style:font-pitch-complex="variable"/>
    </style:style>
    <style:style style:name="Normal_20_Abnt" style:display-name="Normal Abnt" style:family="paragraph">
      <style:paragraph-properties fo:margin-left="0cm" fo:margin-right="0cm" fo:margin-top="0cm" fo:margin-bottom="0.847cm" loext:contextual-spacing="false" fo:line-height="150%" fo:text-align="justify" style:justify-single-word="false" fo:orphans="2" fo:widows="2" fo:text-indent="1.50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Normal_5f_ABNT" style:display-name="Normal_ABNT" style:family="paragraph" style:parent-style-name="Standard">
      <style:paragraph-properties fo:margin-top="0cm" fo:margin-bottom="0.847cm" loext:contextual-spacing="false">
        <style:tab-stops>
          <style:tab-stop style:position="1.501cm"/>
        </style:tab-stops>
      </style:paragraph-properties>
      <style:text-properties fo:color="#000000" style:font-name-complex="Arial" style:font-family-complex="Arial" style:font-family-generic-complex="swiss" style:font-pitch-complex="variable"/>
    </style:style>
    <style:style style:name="Nota_20_de_20_Rodapé" style:display-name="Nota de Rodapé" style:family="paragraph" style:parent-style-name="Standard">
      <style:paragraph-properties fo:margin-left="0.21cm" fo:margin-right="0cm" fo:line-height="100%" fo:text-indent="-0.21cm" style:auto-text-indent="false"/>
    </style:style>
    <style:style style:name="Referencias" style:family="paragraph" style:parent-style-name="Standard" style:nex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cm" style:auto-text-indent="false"/>
      <style:text-properties style:font-name-complex="Arial" style:font-family-complex="Arial" style:font-family-generic-complex="swiss" style:font-pitch-complex="variable"/>
    </style:style>
    <style:style style:name="Referencias_20_bibligraficas" style:display-name="Referencias bibligraficas" style:family="paragraph" style:paren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 fo:break-before="page" fo:keep-with-next="always"/>
      <style:text-properties fo:text-transform="uppercase" fo:font-weight="bold" style:font-weight-asian="bold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Remissivo_20_5" style:display-name="Remissivo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Remissivo_20_8" style:display-name="Remissivo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Resumo_20_Abstract" style:display-name="Resumo Abstract" style:family="paragraph" style:parent-style-name="Standard">
      <style:paragraph-properties fo:margin-left="0cm" fo:margin-right="0cm" fo:margin-top="0cm" fo:margin-bottom="0.635cm" loext:contextual-spacing="false" fo:text-indent="0cm" style:auto-text-indent="false" fo:keep-with-next="always">
        <style:tab-stops>
          <style:tab-stop style:position="15.983cm" style:type="right" style:leader-style="dotted" style:leader-text="."/>
        </style:tab-stops>
      </style:paragraph-properties>
      <style:text-properties style:font-name-complex="Arial" style:font-family-complex="Arial" style:font-family-generic-complex="swiss" style:font-pitch-complex="variable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._20_Fora_20_do_20_Sumário" style:display-name="Tít. Fora do Sumário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 fo:keep-with-next="always">
        <style:tab-stops>
          <style:tab-stop style:position="15.983cm" style:type="right" style:leader-style="dotted" style:leader-text="."/>
        </style:tab-stops>
      </style:paragraph-properties>
      <style:text-properties fo:text-transform="uppercase" fo:font-weight="bold" style:font-weight-asian="bold" style:font-name-complex="Arial" style:font-family-complex="Arial" style:font-family-generic-complex="swiss" style:font-pitch-complex="variable"/>
    </style:style>
    <style:style style:name="TÍTULO_20_1.1_20_MC" style:display-name="TÍTULO 1.1 MC" style:family="paragraph" style:parent-style-name="Standard">
      <style:paragraph-properties fo:margin-top="0.635cm" fo:margin-bottom="0.635cm" loext:contextual-spacing="false" fo:text-align="start" style:justify-single-word="false"/>
      <style:text-properties fo:text-transform="uppercase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ÍTULO_20_1MC" style:display-name="TÍTULO 1MC" style:family="paragraph" style:parent-style-name="Standard">
      <style:paragraph-properties fo:margin-top="0.635cm" fo:margin-bottom="0.635cm" loext:contextual-spacing="false" fo:text-align="start" style:justify-single-word="false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TÍTULO_20_CENTRAL_20_1" style:display-name="TÍTULO CENTRAL 1" style:family="paragraph" style:parent-style-name="Standard" style:next-style-name="Standard">
      <style:paragraph-properties fo:margin-top="0cm" fo:margin-bottom="1.27cm" loext:contextual-spacing="false" fo:line-height="150%" fo:text-align="center" style:justify-single-word="false" fo:hyphenation-ladder-count="no-limit"/>
      <style:text-properties fo:text-transform="uppercase" fo:font-size="12pt" fo:font-weight="bold" style:font-name-asian="Calibri" style:font-family-asian="Calibri" style:font-family-generic-asian="swiss" style:font-pitch-asian="variable" style:font-size-asian="12pt" style:font-weight-asian="bold" style:font-name-complex="Calibri" style:font-family-complex="Calibri" style:font-family-generic-complex="swiss" style:font-pitch-complex="variable" style:font-size-complex="11pt" fo:hyphenate="false" fo:hyphenation-remain-char-count="2" fo:hyphenation-push-char-count="2"/>
    </style:style>
    <style:style style:name="TÍTULO_20_CENTRAL_20_2" style:display-name="TÍTULO CENTRAL 2" style:family="paragraph" style:parent-style-name="Standard" style:next-style-name="Standard">
      <style:paragraph-properties fo:margin-top="0cm" fo:margin-bottom="0.635cm" loext:contextual-spacing="false" fo:line-height="150%" fo:text-align="center" style:justify-single-word="false"/>
      <style:text-properties fo:text-transform="uppercase" style:font-name="Arial" fo:font-family="Arial" style:font-family-generic="swiss" style:font-pitch="variable" fo:font-size="12pt" fo:language="en" fo:country="US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ítulo_20_não_20_numerado_20_a_20_esquerda" style:display-name="Título não numerado a esquerda" style:family="paragraph" style:parent-style-name="Standard">
      <style:paragraph-properties fo:margin-left="0cm" fo:margin-right="0cm" fo:margin-top="0.423cm" fo:margin-bottom="0.106cm" loext:contextual-spacing="false" fo:text-align="start" style:justify-single-word="false" fo:text-indent="0cm" style:auto-text-indent="false"/>
      <style:text-properties fo:text-transform="uppercase" fo:font-size="16pt" fo:language="pt" fo:country="BR" style:letter-kerning="true" style:font-size-asian="16pt" style:language-asian="pt" style:country-asian="BR" style:font-name-complex="Arial" style:font-family-complex="Arial" style:font-family-generic-complex="swiss" style:font-pitch-complex="variable" style:font-size-complex="16pt" style:font-weight-complex="bold"/>
    </style:style>
    <style:style style:name="TÍTULO_20_PRINCIPAL_20_MC" style:display-name="TÍTULO PRINCIPAL MC" style:family="paragraph" style:parent-style-name="Standard">
      <style:paragraph-properties fo:margin-left="0cm" fo:margin-right="0cm" fo:margin-top="0cm" fo:margin-bottom="0.635cm" loext:contextual-spacing="false" fo:text-align="center" style:justify-single-word="false" fo:orphans="0" fo:widows="0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Título.Sumário" style:family="paragraph" style:parent-style-name="Heading_20_1" style:next-style-name="Standard"/>
    <style:style style:name="western" style:family="paragraph" style:parent-style-name="Standard">
      <style:paragraph-properties fo:margin-top="0.494cm" fo:margin-bottom="0.21cm" loext:contextual-spacing="false"/>
    </style:style>
    <style:style style:name="Cabeçalho_20_do_20_Sumário" style:display-name="Cabeçalho do Sumário" style:family="paragraph" style:parent-style-name="Heading_20_1" style:next-style-name="Standard">
      <style:paragraph-properties fo:margin-top="0.847cm" fo:margin-bottom="0.635cm" loext:contextual-spacing="false" fo:keep-together="always"/>
      <style:text-properties fo:color="#365f91" fo:font-size="14pt" style:font-size-asian="14pt" style:font-size-complex="14pt"/>
    </style:style>
    <style:style style:name="Relato" style:family="paragraph">
      <style:paragraph-properties fo:margin-left="0cm" fo:margin-right="0cm" fo:text-align="justify" style:justify-single-word="false" fo:orphans="2" fo:widows="2" fo:text-indent="1.501cm" style:auto-text-indent="false"/>
      <style:text-properties style:use-window-font-color="true" style:font-name="Ottawa" fo:font-family="Ottawa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font-name-complex="Ottawa" style:font-family-complex="Ottawa" style:font-pitch-complex="variable" style:font-size-complex="10pt" style:language-complex="ar" style:country-complex="SA"/>
    </style:style>
    <style:style style:name="Illustration" style:family="paragraph" style:parent-style-name="Standard" style:next-style-name="Standard" style:class="extra">
      <style:paragraph-properties fo:text-align="center" style:justify-single-word="false" style:text-autospace="none">
        <style:tab-stops>
          <style:tab-stop style:position="16.002cm" style:type="right" style:leader-style="dotted" style:leader-text="."/>
        </style:tab-stops>
      </style:paragraph-properties>
    </style:style>
    <style:style style:name="Reference" style:family="paragraph" style:parent-style-name="Standard">
      <style:paragraph-properties fo:margin-left="0.501cm" fo:margin-right="0cm" fo:margin-top="0.212cm" fo:margin-bottom="0cm" loext:contextual-spacing="false" fo:text-indent="-0.501cm" style:auto-text-indent="false">
        <style:tab-stops>
          <style:tab-stop style:position="1.27cm"/>
        </style:tab-stops>
      </style:paragraph-properties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 style:font-size-complex="10pt"/>
    </style:style>
    <style:style style:name="RESUMO" style:family="paragraph" style:parent-style-name="Standard" style:next-style-name="Standard">
      <style:paragraph-properties fo:margin-left="2.75cm" fo:margin-right="0cm" fo:margin-top="0.635cm" fo:margin-bottom="0.212cm" loext:contextual-spacing="false" fo:text-align="justify" style:justify-single-word="false" fo:text-indent="1.251cm" style:auto-text-indent="false" style:text-autospace="none">
        <style:tab-stops>
          <style:tab-stop style:position="2.752cm"/>
        </style:tab-stops>
      </style:paragraph-properties>
      <style:text-properties fo:font-size="12pt" fo:letter-spacing="0.007cm" fo:language="pt" fo:country="BR" style:font-name-asian="Times New Roman" style:font-family-asian="'Times New Roman'" style:font-family-generic-asian="roman" style:font-pitch-asian="variable" style:font-size-asian="12pt" style:font-size-complex="12pt"/>
    </style:style>
    <style:style style:name="texto10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extoFormulários" style:family="paragraph" style:parent-style-name="Standard">
      <style:paragraph-properties fo:hyphenation-ladder-count="no-limit"/>
      <style:text-properties fo:color="#0000ff" fo:font-size="10pt" fo:font-weight="bold" style:font-size-asian="10pt" style:font-weight-asian="bold" style:font-size-complex="10pt" fo:hyphenate="false" fo:hyphenation-remain-char-count="2" fo:hyphenation-push-char-count="2"/>
    </style:style>
    <style:style style:name="titulo1" style:family="paragraph" style:parent-style-name="Standard">
      <style:paragraph-properties fo:margin-top="0.494cm" fo:margin-bottom="0.494cm" loext:contextual-spacing="false"/>
      <style:text-properties fo:color="#0e3259" fo:font-size="22.5pt" fo:font-weight="bold" style:font-size-asian="22.5pt" style:font-weight-asian="bold" style:font-name-complex="Arial" style:font-family-complex="Arial" style:font-family-generic-complex="swiss" style:font-pitch-complex="variable" style:font-size-complex="22.5pt" style:font-weight-complex="bold"/>
    </style:style>
    <style:style style:name="titulo2" style:family="paragraph" style:parent-style-name="Standard">
      <style:paragraph-properties fo:margin-top="0.494cm" fo:margin-bottom="0.494cm" loext:contextual-spacing="false"/>
      <style:text-properties fo:color="#000000" fo:font-size="17pt" fo:font-weight="bold" style:font-size-asian="17pt" style:font-weight-asian="bold" style:font-name-complex="Arial" style:font-family-complex="Arial" style:font-family-generic-complex="swiss" style:font-pitch-complex="variable" style:font-size-complex="17pt" style:font-weight-complex="bold"/>
    </style:style>
    <style:style style:name="Ementa_20_-_20_Título" style:display-name="Ementa - Título" style:family="paragraph" style:parent-style-name="Standard">
      <style:paragraph-properties fo:margin-left="5.001cm" fo:margin-right="0cm" fo:line-height="100%" fo:text-indent="0cm" style:auto-text-indent="false"/>
      <style:text-properties fo:text-transform="uppercase" fo:font-size="11pt" style:font-size-asian="11pt" style:font-name-complex="Arial" style:font-family-complex="Arial" style:font-family-generic-complex="swiss" style:font-pitch-complex="variable" style:font-size-complex="11pt" style:font-weight-complex="bold"/>
    </style:style>
    <style:style style:name="Parágrafo_20_Normal" style:display-name="Parágrafo Normal" style:family="paragraph" style:parent-style-name="Standard">
      <style:paragraph-properties fo:margin-left="0cm" fo:margin-right="0cm" fo:margin-top="0cm" fo:margin-bottom="0.106cm" loext:contextual-spacing="false" fo:text-indent="2.501cm" style:auto-text-indent="false"/>
      <style:text-properties style:font-name-complex="Arial" style:font-family-complex="Arial" style:font-family-generic-complex="swiss" style:font-pitch-complex="variable"/>
    </style:style>
    <style:style style:name="TCC-Capa" style:family="paragraph" style:parent-style-name="Standard">
      <style:paragraph-properties fo:line-height="200%" fo:text-align="center" style:justify-single-word="false"/>
      <style:text-properties style:font-name="Times New Roman" fo:font-family="'Times New Roman'" style:font-family-generic="roman" style:font-pitch="variable" fo:language="pt" fo:country="BR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Título_20_central_20_2" style:display-name="Título central 2" style:family="paragraph" style:parent-style-name="Standard" style:next-style-name="Standard">
      <style:paragraph-properties fo:margin-left="0cm" fo:margin-right="0cm" fo:margin-top="0cm" fo:margin-bottom="1.27cm" loext:contextual-spacing="false" fo:text-align="center" style:justify-single-word="false" fo:text-indent="0cm" style:auto-text-indent="false"/>
      <style:text-properties fo:text-transform="uppercase" fo:font-weight="bold" style:font-weight-asian="bold"/>
    </style:style>
    <style:style style:name="TEXTO_20_CORRIDO" style:display-name="TEXTO CORRIDO" style:family="paragraph" style:parent-style-name="Standard">
      <style:paragraph-properties fo:hyphenation-ladder-count="no-limit"/>
      <style:text-properties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ítulo_20_Central_20_1" style:display-name="Título Central 1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fo:text-transform="uppercase" fo:font-weight="bold" style:font-weight-asian="bold"/>
    </style:style>
    <style:style style:name="título_20_central_20_2" style:display-name="título central 2" style:family="paragraph" style:parent-style-name="Standard" style:next-style-name="Standard">
      <style:paragraph-properties fo:margin-top="0cm" fo:margin-bottom="1.27cm" loext:contextual-spacing="false" fo:text-align="center" style:justify-single-word="false"/>
      <style:text-properties fo:text-transform="uppercase" fo:font-weight="bold" style:font-weight-asian="bold"/>
    </style:style>
    <style:style style:name="TÍTULO_20_REFERÊNCIA" style:display-name="TÍTULO REFERÊNCIA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fo:text-transform="uppercase" fo:font-weight="bold" style:font-weight-asian="bold"/>
    </style:style>
    <style:style style:name="TÍTULO_20_DE_20_CAPÍTULO" style:display-name="TÍTULO DE CAPÍTULO" style:family="paragraph" style:parent-style-name="Standard" style:next-style-name="Standard">
      <style:paragraph-properties fo:margin-left="0cm" fo:margin-right="0cm" fo:text-align="end" style:justify-single-word="false" fo:text-indent="0cm" style:auto-text-indent="false"/>
      <style:text-properties fo:text-transform="uppercase" fo:font-size="14pt" fo:font-weight="bold" style:font-size-asian="14pt" style:font-weight-asian="bold" style:font-size-complex="14pt"/>
    </style:style>
    <style:style style:name="referenciass" style:family="paragraph" style:parent-style-name="Standard">
      <style:paragraph-properties fo:margin-top="0cm" fo:margin-bottom="0.635cm" loext:contextual-spacing="false" fo:line-height="100%">
        <style:tab-stops>
          <style:tab-stop style:position="1.251cm"/>
        </style:tab-stops>
      </style:paragraph-properties>
    </style:style>
    <style:style style:name="TÍTULO_20_APÊNDICE_20_ANEXO" style:display-name="TÍTULO APÊNDICE ANEXO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</style:style>
    <style:style style:name="WW-Com_20_marcadores_20_2" style:display-name="WW-Com marcadores 2" style:family="paragraph" style:parent-style-name="Standard">
      <style:paragraph-properties fo:line-height="100%" fo:hyphenation-ladder-count="no-limit" fo:keep-with-next="always">
        <style:tab-stops>
          <style:tab-stop style:position="1.27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CC-Títulop" style:family="paragraph" style:parent-style-name="Standard">
      <style:paragraph-properties fo:margin-top="0cm" fo:margin-bottom="1.27cm" loext:contextual-spacing="false" fo:text-align="center" style:justify-single-word="false">
        <style:tab-stops>
          <style:tab-stop style:position="13.751cm" style:leader-style="dotted" style:leader-text="."/>
        </style:tab-stops>
      </style:paragraph-properties>
      <style:text-properties fo:text-transform="uppercase" style:font-name="Times" fo:font-family="Times" style:font-family-generic="roman" style:font-pitch="variable" fo:font-weight="bold" style:font-weight-asian="bold" style:font-name-complex="Times" style:font-family-complex="Times" style:font-family-generic-complex="roman" style:font-pitch-complex="variable" style:font-size-complex="10pt"/>
    </style:style>
    <style:style style:name="ENTREVISTA" style:family="paragraph" style:parent-style-name="Standard" style:next-style-name="Standard">
      <style:paragraph-properties fo:margin-left="2cm" fo:margin-right="0cm" fo:margin-top="0.423cm" fo:margin-bottom="0.423cm" loext:contextual-spacing="false" fo:line-height="100%" fo:text-indent="0cm" style:auto-text-indent="false"/>
      <style:text-properties fo:font-size="11pt" fo:font-style="italic" style:font-size-asian="11pt" style:font-style-asian="italic" style:font-name-complex="Arial" style:font-family-complex="Arial" style:font-family-generic-complex="swiss" style:font-pitch-complex="variable" style:font-size-complex="10pt"/>
    </style:style>
    <style:style style:name="Pa0" style:family="paragraph" style:parent-style-name="Standard" style:next-style-name="Standard">
      <style:paragraph-properties fo:margin-left="0cm" fo:margin-right="0cm" style:line-height-at-least="0.425cm" fo:text-align="start" style:justify-single-word="false" fo:text-indent="0cm" style:auto-text-indent="false" style:text-autospace="none"/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/>
    </style:style>
    <style:style style:name="Pa2" style:family="paragraph" style:parent-style-name="Default" style:next-style-name="Default">
      <style:paragraph-properties style:line-height-at-least="0.564cm"/>
      <style:text-properties fo:color="#000000"/>
    </style:style>
    <style:style style:name="Pa6" style:family="paragraph" style:parent-style-name="Default" style:next-style-name="Default">
      <style:paragraph-properties style:line-height-at-least="0.39cm" fo:hyphenation-ladder-count="no-limit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/>
    </style:style>
    <style:style style:name="Pa8" style:family="paragraph" style:parent-style-name="Default" style:next-style-name="Default">
      <style:paragraph-properties style:line-height-at-least="0.353cm"/>
      <style:text-properties fo:color="#000000" style:font-name="XQJRTB+Agenda-Light" fo:font-family="XQJRTB+Agenda-Light, Agenda" style:font-family-generic="swiss" style:font-name-complex="XQJRTB+Agenda-Light" style:font-family-complex="XQJRTB+Agenda-Light, Agenda" style:font-family-generic-complex="swiss"/>
    </style:style>
    <style:style style:name="Índice_20_de_20_autoridades" style:display-name="Índice de autoridade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Texto_20_de_20_macro" style:display-name="Texto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pt" fo:country="BR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Título_20_de_20_índice_20_de_20_autoridades" style:display-name="Título de índice de autoridades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post-footer-line_20_post-footer-line-1" style:display-name="post-footer-line post-footer-line-1" style:family="paragraph" style:parent-style-name="Standard">
      <style:paragraph-properties fo:margin-top="0.494cm" fo:margin-bottom="0.494cm" loext:contextual-spacing="false"/>
    </style:style>
    <style:style style:name="TCC-Citação" style:family="paragraph" style:parent-style-name="TCC-C5">
      <style:paragraph-properties fo:margin-left="4.001cm" fo:margin-right="0cm" fo:margin-top="1.27cm" fo:margin-bottom="1.27cm" loext:contextual-spacing="false" fo:hyphenation-ladder-count="no-limit" fo:text-indent="1.251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 fo:hyphenate="true" fo:hyphenation-remain-char-count="2" fo:hyphenation-push-char-count="2"/>
    </style:style>
    <style:style style:name="TCC-Ref._20_Bibliográficas" style:display-name="TCC-Ref. Bibliográficas" style:family="paragraph" style:parent-style-name="TCC-C5">
      <style:paragraph-properties fo:margin-top="0.212cm" fo:margin-bottom="0.212cm" loext:contextual-spacing="false">
        <style:tab-stops>
          <style:tab-stop style:position="1.251cm"/>
          <style:tab-stop style:position="16.002cm" style:type="right" style:leader-style="dotted" style:leader-text="."/>
        </style:tab-stops>
      </style:paragraph-properties>
    </style:style>
    <style:style style:name="TCC-Título" style:family="paragraph" style:parent-style-name="Standard" style:next-style-name="Standard">
      <style:paragraph-properties fo:margin-top="4.001cm" fo:margin-bottom="1.711cm" loext:contextual-spacing="false" fo:line-height="200%" fo:text-align="center" style:justify-single-word="false">
        <style:tab-stops>
          <style:tab-stop style:position="13.751cm" style:leader-style="dotted" style:leader-text="."/>
        </style:tab-stops>
      </style:paragraph-properties>
      <style:text-properties fo:text-transform="uppercase" fo:font-size="15pt" fo:font-weight="bold" style:font-size-asian="15pt" style:font-weight-asian="bold" style:font-size-complex="10pt"/>
    </style:style>
    <style:style style:name="TÍTULO_20_PRÉ-TEXTUAL" style:display-name="TÍTULO PRÉ-TEXTUAL" style:family="paragraph" style:parent-style-name="Standard" style:next-style-name="Standard">
      <style:paragraph-properties fo:margin-top="0cm" fo:margin-bottom="0.635cm" loext:contextual-spacing="false" fo:line-height="150%" fo:text-align="center" style:justify-single-word="false"/>
      <style:text-properties fo:text-transform="uppercase" style:font-name="Arial" fo:font-family="Arial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1pt"/>
    </style:style>
    <style:style style:name="Normal_20_ABNT" style:display-name="Normal ABNT" style:family="paragraph" style:parent-style-name="Standard" style:list-style-name="WW8Num48">
      <style:text-properties style:font-name-asian="Times New Roman" style:font-family-asian="'Times New Roman'" style:font-family-generic-asian="roman" style:font-pitch-asian="variable" style:font-size-complex="10pt"/>
    </style:style>
    <style:style style:name="Referências" style:family="paragraph" style:parent-style-name="Standard">
      <style:paragraph-properties fo:line-height="100%"/>
      <style:text-properties style:font-name-asian="Times New Roman" style:font-family-asian="'Times New Roman'" style:font-family-generic-asian="roman" style:font-pitch-asian="variable" style:font-size-complex="10pt"/>
    </style:style>
    <style:style style:name="Legenda1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hyphenation-ladder-count="no-limit" fo:text-indent="0cm" style:auto-text-indent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fo:hyphenation-remain-char-count="2" fo:hyphenation-push-char-count="2"/>
    </style:style>
    <style:style style:name="Título1" style:family="paragraph" style:parent-style-name="Standard" style:next-style-name="Standard">
      <style:paragraph-properties fo:margin-top="0.423cm" fo:margin-bottom="0.212cm" loext:contextual-spacing="false" fo:keep-with-next="always"/>
      <style:text-properties fo:font-size="14pt" style:font-name-asian="SimSun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ITAÇAO" style:family="paragraph" style:parent-style-name="Standard" style:next-style-name="Standard">
      <style:paragraph-properties fo:margin-left="4.001cm" fo:margin-right="0cm" fo:margin-top="0.635cm" fo:margin-bottom="0.635cm" loext:contextual-spacing="false" fo:line-height="100%" fo:text-indent="1.251cm" style:auto-text-indent="false" style:text-autospace="none"/>
      <style:text-properties style:font-name-complex="Arial" style:font-family-complex="Arial" style:font-family-generic-complex="swiss" style:font-pitch-complex="variable"/>
    </style:style>
    <style:style style:name="Referências_20_texto_20_Char" style:display-name="Referências texto Char" style:family="paragraph" style:parent-style-name="Default" style:next-style-name="Default">
      <style:text-properties fo:color="#000000"/>
    </style:style>
    <style:style style:name="TITULO_20_ANEXO_20_E_20_APENDICE" style:display-name="TITULO ANEXO E APENDICE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style:font-name-complex="Arial" style:font-family-complex="Arial" style:font-family-generic-complex="swiss" style:font-pitch-complex="variable" style:font-size-complex="14pt"/>
    </style:style>
    <style:style style:name="TITULO_20_PRETEXTUAIS" style:display-name="TITULO PRETEXTUAIS" style:family="paragraph" style:parent-style-name="Standard" style:next-style-name="Standard">
      <style:paragraph-properties fo:margin-top="0cm" fo:margin-bottom="0.635cm" loext:contextual-spacing="false" fo:text-align="center" style:justify-single-word="false"/>
      <style:text-properties fo:text-transform="uppercase" fo:font-weight="bold" style:font-weight-asian="bold" style:font-name-complex="Arial" style:font-family-complex="Arial" style:font-family-generic-complex="swiss" style:font-pitch-complex="variable"/>
    </style:style>
    <style:style style:name="TITULO_20_REFERENCIA" style:display-name="TITULO REFERENCIA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fo:text-transform="uppercase" fo:font-weight="bold" style:font-weight-asian="bold" style:font-size-complex="14pt"/>
    </style:style>
    <style:style style:name="Capítulo" style:family="paragraph" style:parent-style-name="Standard" style:next-style-name="Standard">
      <style:paragraph-properties fo:margin-top="0.423cm" fo:margin-bottom="0.212cm" loext:contextual-spacing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trada_20_de_20_índice_20_10" style:display-name="Entrada de índice 10" style:family="paragraph" style:parent-style-name="Index">
      <style:paragraph-properties fo:margin-left="4.493cm" fo:margin-right="0cm" fo:orphans="0" fo:widows="0" fo:hyphenation-ladder-count="no-limit" fo:text-indent="0cm" style:auto-text-indent="false">
        <style:tab-stops>
          <style:tab-stop style:position="39.462cm" style:type="right" style:leader-style="dotted" style:leader-text="."/>
        </style:tab-stops>
      </style:paragraph-properties>
      <style:text-properties style:letter-kerning="true" style:font-name-asian="Lucida Sans Unicode" style:font-family-asian="'Lucida Sans Unicode'" style:font-family-generic-asian="swiss" style:font-pitch-asian="variable" style:font-size-complex="12pt" fo:hyphenate="false" fo:hyphenation-remain-char-count="2" fo:hyphenation-push-char-count="2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Legenda3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hyphenation-ladder-count="no-limit" fo:text-indent="0cm" style:auto-text-indent="false" text:number-lines="false" text:line-number="0">
        <style:tab-stops>
          <style:tab-stop style:position="13.751cm" style:leader-style="dotted" style:leader-text="."/>
        </style:tab-stops>
      </style:paragraph-properties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fo:hyphenation-remain-char-count="2" fo:hyphenation-push-char-count="2"/>
    </style:style>
    <style:style style:name="Legenda4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hyphenation-ladder-count="no-limit" fo:text-indent="0cm" style:auto-text-indent="false" text:number-lines="false" text:line-number="0">
        <style:tab-stops>
          <style:tab-stop style:position="13.751cm" style:leader-style="dotted" style:leader-text="."/>
        </style:tab-stops>
      </style:paragraph-properties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fo:hyphenation-remain-char-count="2" fo:hyphenation-push-char-count="2"/>
    </style:style>
    <style:style style:name="Legenda5" style:family="paragraph" style:parent-style-name="Standard">
      <style:paragraph-properties fo:margin-top="0.212cm" fo:margin-bottom="0.212cm" loext:contextual-spacing="false" fo:orphans="0" fo:widows="0" fo:hyphenation-ladder-count="no-limit" text:number-lines="false" text:line-number="0"/>
      <style:text-properties fo:font-style="italic" style:letter-kerning="true" style:font-name-asian="Lucida Sans Unicode" style:font-family-asian="'Lucida Sans Unicode'" style:font-family-generic-asian="swiss" style:font-pitch-asian="variable" style:font-style-asian="italic" style:font-name-complex="Tahoma" style:font-family-complex="Tahoma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Legenda6" style:family="paragraph" style:parent-style-name="Standard">
      <style:paragraph-properties fo:margin-top="0.212cm" fo:margin-bottom="0.212cm" loext:contextual-spacing="false" fo:orphans="0" fo:widows="0" fo:hyphenation-ladder-count="no-limit" text:number-lines="false" text:line-number="0"/>
      <style:text-properties fo:font-style="italic" style:letter-kerning="true" style:font-name-asian="Lucida Sans Unicode" style:font-family-asian="'Lucida Sans Unicode'" style:font-family-generic-asian="swiss" style:font-pitch-asian="variable" style:font-style-asian="italic" style:font-name-complex="Tahoma" style:font-family-complex="Tahoma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Legenda7" style:family="paragraph" style:parent-style-name="Standard">
      <style:paragraph-properties fo:margin-top="0.212cm" fo:margin-bottom="0.212cm" loext:contextual-spacing="false" fo:orphans="0" fo:widows="0" fo:hyphenation-ladder-count="no-limit" text:number-lines="false" text:line-number="0"/>
      <style:text-properties fo:font-style="italic" style:letter-kerning="true" style:font-name-asian="Lucida Sans Unicode" style:font-family-asian="'Lucida Sans Unicode'" style:font-family-generic-asian="swiss" style:font-pitch-asian="variable" style:font-style-asian="italic" style:font-name-complex="Tahoma" style:font-family-complex="Tahoma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style:font-weight-complex="bold"/>
    </style:style>
    <style:style style:name="Body_20_Text_20_31" style:display-name="Body Text 31" style:family="paragraph" style:parent-style-name="Standard">
      <style:paragraph-properties fo:margin-left="0cm" fo:margin-right="0cm" fo:text-indent="1.501cm" style:auto-text-indent="false"/>
      <style:text-properties style:font-name-asian="Calibri" style:font-family-asian="Calibri" style:font-family-generic-asian="swiss" style:font-pitch-asian="variable" style:font-size-complex="11pt"/>
    </style:style>
    <style:style style:name="Mapa_20_do_20_Documento" style:display-name="Mapa do Document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apitulo" style:family="paragraph" style:parent-style-name="Standard">
      <style:text-properties fo:font-weight="bold" style:font-weight-asian="bold"/>
    </style:style>
    <style:style style:name="Citação1" style:family="paragraph" style:parent-style-name="Standard">
      <style:paragraph-properties fo:margin-left="4.001cm" fo:margin-right="0cm" fo:margin-top="1.482cm" fo:margin-bottom="1.482cm" loext:contextual-spacing="true" fo:text-indent="0cm" style:auto-text-indent="false"/>
      <style:text-properties fo:font-size="10pt" style:font-size-asian="10pt" style:font-size-complex="10pt"/>
    </style:style>
    <style:style style:name="Decimal_20_Aligned" style:display-name="Decimal Aligned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>
        <style:tab-stops>
          <style:tab-stop style:position="0.635cm" style:type="char" style:char=","/>
        </style:tab-stops>
      </style:paragraph-properties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Subtitulo" style:family="paragraph" style:parent-style-name="Standard">
      <style:text-properties style:font-name-complex="Arial" style:font-family-complex="Arial" style:font-family-generic-complex="swiss" style:font-pitch-complex="variable"/>
    </style:style>
    <style:style style:name="Subtitulo_5f_2" style:display-name="Subtitulo_2" style:family="paragraph" style:parent-style-name="Standard">
      <style:paragraph-properties fo:margin-left="1.249cm" fo:margin-right="0cm" fo:text-indent="0cm" style:auto-text-indent="false" style:text-autospace="none"/>
      <style:text-properties fo:font-weight="bold" style:font-weight-asian="bold" style:font-name-complex="Arial" style:font-family-complex="Arial" style:font-family-generic-complex="swiss" style:font-pitch-complex="variable"/>
    </style:style>
    <style:style style:name="titulo_20_central_20_2" style:display-name="titulo central 2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fo:text-transform="uppercase" fo:font-weight="bold" style:font-weight-asian="bold"/>
    </style:style>
    <style:style style:name="título_20_pós-textual" style:display-name="título pós-textual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</style:style>
    <style:style style:name="Parag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ítulo_20_Central_20_2" style:display-name="Título Central 2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fo:text-transform="uppercase" fo:font-weight="bold" style:font-name-asian="Calibri" style:font-family-asian="Calibri" style:font-family-generic-asian="swiss" style:font-pitch-asian="variable" style:font-weight-asian="bold" style:font-size-complex="12pt"/>
    </style:style>
    <style:style style:name="ABNT_20_Fur_20_-_20_CAPA" style:display-name="ABNT Fur - CAPA" style:family="paragraph" style:parent-style-name="Standard">
      <style:paragraph-properties fo:margin-left="0cm" fo:margin-right="0.131cm" fo:margin-top="0cm" fo:margin-bottom="0.018cm" loext:contextual-spacing="false" fo:text-align="center" style:justify-single-word="false" fo:text-indent="1.251cm" style:auto-text-indent="false">
        <style:tab-stops>
          <style:tab-stop style:position="4.501cm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/>
    </style:style>
    <style:style style:name="Indice" style:family="paragraph" style:parent-style-name="Contents_20_1">
      <style:paragraph-properties fo:text-align="center" style:justify-single-word="false">
        <style:tab-stops>
          <style:tab-stop style:position="15.983cm" style:type="right" style:leader-style="dotted" style:leader-text="."/>
        </style:tab-stops>
      </style:paragraph-properties>
      <style:text-properties fo:text-transform="uppercase" fo:font-weight="bold" style:font-weight-asian="bold" style:font-name-complex="Arial" style:font-family-complex="Arial" style:font-family-generic-complex="swiss" style:font-pitch-complex="variable"/>
    </style:style>
    <style:style style:name="nível_20_4" style:display-name="nível 4" style:family="paragraph" style:parent-style-name="Standard">
      <style:paragraph-properties fo:hyphenation-ladder-count="no-limit"/>
      <style:text-properties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Unisinos_20_Normal_20_Times" style:display-name="Unisinos Normal Times" style:family="paragraph" style:parent-style-name="Standard"/>
    <style:style style:name="Conteúdo_20_de_20_quadro" style:display-name="Conteúdo de quadro" style:family="paragraph" style:parent-style-name="Standard">
      <style:text-properties fo:font-weight="bold" style:font-weight-asian="bold"/>
    </style:style>
    <style:style style:name="Conteúdo_20_de_20_tabela" style:display-name="Conteúdo de tabela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 text:number-lines="false" text:line-number="0"/>
      <style:text-properties fo:font-size="11pt" style:font-size-asian="11pt" style:font-size-complex="11pt" fo:hyphenate="false" fo:hyphenation-remain-char-count="2" fo:hyphenation-push-char-count="2"/>
    </style:style>
    <style:style style:name="tabelas" style:family="paragraph" style:parent-style-name="Standard">
      <style:paragraph-properties fo:margin-left="0cm" fo:margin-right="0cm" fo:line-height="100%" fo:text-align="center" style:justify-single-word="false" fo:keep-together="always" fo:orphans="0" fo:widows="0" fo:hyphenation-ladder-count="no-limit" fo:text-indent="0cm" style:auto-text-indent="false" fo:keep-with-next="always"/>
      <style:text-properties style:font-name="Times" fo:font-family="Times" style:font-family-generic="roman" style:font-pitch="variable" style:letter-kerning="true" style:font-name-asian="Lucida Sans Unicode" style:font-family-asian="'Lucida Sans Unicode'" style:font-family-generic-asian="swiss" style:font-pitch-asian="variable" style:font-name-complex="Times" style:font-family-complex="Times" style:font-family-generic-complex="roman" style:font-pitch-complex="variable" style:font-size-complex="10pt" fo:hyphenate="false" fo:hyphenation-remain-char-count="2" fo:hyphenation-push-char-count="2"/>
    </style:style>
    <style:style style:name="Texto_20_de_20_comentário1" style:display-name="Texto de comentário1" style:family="paragraph" style:parent-style-name="Standard">
      <style:text-properties fo:font-size="10pt" style:font-size-asian="10pt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OC_20_Heading" style:display-name="TOC Heading" style:family="paragraph" style:parent-style-name="Heading_20_1" style:next-style-name="Standard"/>
    <style:style style:name="ABNT_20_Fur_20_-_20_TÍTULO_20_SUMÁRIO" style:display-name="ABNT Fur - TÍTULO SUMÁRIO" style:family="paragraph" style:parent-style-name="Standard" style:next-style-name="Standard">
      <style:paragraph-properties fo:margin-top="5.009cm" fo:margin-bottom="3.069cm" loext:contextual-spacing="false" fo:text-align="center" style:justify-single-word="false" fo:orphans="0" fo:widows="0"/>
      <style:text-properties fo:font-weight="bold" style:font-weight-asian="bold" style:font-name-complex="Arial" style:font-family-complex="Arial" style:font-family-generic-complex="swiss" style:font-pitch-complex="variable"/>
    </style:style>
    <style:style style:name="Texto_20_de_20_comentário" style:display-name="Texto de comentário" style:family="paragraph" style:parent-style-name="Standard">
      <style:paragraph-properties fo:margin-top="0cm" fo:margin-bottom="0.353cm" loext:contextual-spacing="false"/>
      <style:text-properties fo:font-size="10pt" style:font-name-asian="Calibri" style:font-family-asian="Calibri" style:font-family-generic-asian="swiss" style:font-pitch-asian="variable" style:font-size-asian="10pt"/>
    </style:style>
    <style:style style:name="CEARTIGO" style:family="paragraph" style:parent-style-name="Standard">
      <style:paragraph-properties fo:margin-left="0cm" fo:margin-right="0cm" fo:margin-top="0.635cm" fo:margin-bottom="0cm" loext:contextual-spacing="false" fo:text-indent="1cm" style:auto-text-indent="false" style:snap-to-layout-grid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EPARÁGRAFO" style:family="paragraph" style:parent-style-name="CEARTIGO">
      <style:paragraph-properties fo:margin-top="0.176cm" fo:margin-bottom="0cm" loext:contextual-spacing="false">
        <style:tab-stops>
          <style:tab-stop style:position="1.6cm" style:type="right"/>
        </style:tab-stops>
      </style:paragraph-properties>
    </style:style>
    <style:style style:name="CM76" style:family="paragraph" style:parent-style-name="Standard" style:next-style-name="Standard">
      <style:paragraph-properties fo:margin-left="0cm" fo:margin-right="0cm" fo:text-indent="0cm" style:auto-text-indent="false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7" style:family="paragraph" style:parent-style-name="Standard" style:next-style-name="Standard">
      <style:paragraph-properties fo:margin-left="0cm" fo:margin-right="0cm" fo:text-indent="0cm" style:auto-text-indent="false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tyle6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tyle9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ÍTULO" style:family="paragraph" style:parent-style-name="Heading_20_1" style:next-style-name="Standard">
      <style:text-properties style:font-size-complex="10pt" style:font-weight-complex="normal"/>
    </style:style>
    <style:style style:name="TÍTULO_20_3" style:display-name="TÍTULO 3" style:family="paragraph" style:parent-style-name="Normal_20__28_Web_29_" style:next-style-name="Standard">
      <style:paragraph-properties fo:margin-top="1.27cm" fo:margin-bottom="1.27cm" loext:contextual-spacing="false"/>
      <style:text-properties fo:font-weight="bold" style:font-weight-asian="bold"/>
    </style:style>
    <style:style style:name="Título_5f_semnumero" style:display-name="Título_semnumero" style:family="paragraph" style:parent-style-name="Heading_20_1">
      <style:paragraph-properties fo:margin-top="5.009cm" fo:margin-bottom="1.27cm" loext:contextual-spacing="false" fo:line-height="200%"/>
      <style:text-properties fo:font-variant="normal" fo:text-transform="none" fo:font-size="12pt" style:font-size-asian="12pt"/>
    </style:style>
    <style:style style:name="wp-caption-text" style:family="paragraph" style:parent-style-name="Standard">
      <style:paragraph-properties fo:margin-top="0.494cm" fo:margin-bottom="0.494cm" loext:contextual-spacing="false" style:line-height-at-least="0.804cm"/>
      <style:text-properties fo:color="#525252"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citação_20__2b__20_3_20_linhas_20_Char" style:display-name="citação + 3 linhas Char" style:family="paragraph" style:parent-style-name="Standard">
      <style:paragraph-properties fo:margin-left="4.001cm" fo:margin-right="0cm" fo:margin-top="1.27cm" fo:margin-bottom="1.27cm" loext:contextual-spacing="false" fo:text-indent="1.251cm" style:auto-text-indent="false" style:text-autospace="none"/>
      <style:text-properties fo:language="pt" fo:country="PT"/>
    </style:style>
    <style:style style:name="Texto_20_tcc" style:display-name="Texto tcc" style:family="paragraph">
      <style:paragraph-properties fo:margin-left="0cm" fo:margin-right="0cm" fo:line-height="200%" fo:text-align="justify" style:justify-single-word="false" fo:orphans="2" fo:widows="2" fo:text-indent="1.251cm" style:auto-text-indent="fals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dicatória" style:family="paragraph" style:parent-style-name="Texto_20_tcc">
      <style:paragraph-properties fo:margin-left="8.502cm" fo:margin-right="0cm" fo:margin-top="12.277cm" fo:margin-bottom="0cm" loext:contextual-spacing="false" fo:text-indent="0cm" style:auto-text-indent="false"/>
    </style:style>
    <style:style style:name="Epígrafe" style:family="paragraph" style:parent-style-name="Dedicatória"/>
    <style:style style:name="Estilo_20_Arial_20_Justificado_20_Primeira_20_linha_3a__20__20_125_20_cm_20_Espaçamento_20_ent..." style:display-name="Estilo Arial Justificado Primeira linha:  125 cm Espaçamento ent..." style:family="paragraph" style:parent-style-name="Standard">
      <style:paragraph-properties fo:margin-left="0cm" fo:margin-right="0cm" fo:text-indent="1.249cm" style:auto-text-indent="false"/>
    </style:style>
    <style:style style:name="Monografia_20_1" style:display-name="Monografia 1" style:family="paragraph" style:parent-style-name="Standard">
      <style:paragraph-properties fo:margin-left="0cm" fo:margin-right="0cm" fo:text-indent="1cm" style:auto-text-indent="false">
        <style:tab-stops>
          <style:tab-stop style:position="0cm"/>
        </style:tab-stops>
      </style:paragraph-properties>
      <style:text-properties style:font-name-complex="Arial" style:font-family-complex="Arial" style:font-family-generic-complex="swiss" style:font-pitch-complex="variable"/>
    </style:style>
    <style:style style:name="Padrão_7e_LT_7e_Gliederung_20_1" style:display-name="Padrão~LT~Gliederung 1" style:family="paragraph">
      <style:paragraph-properties fo:margin-top="0.282cm" fo:margin-bottom="0cm" loext:contextual-spacing="false" fo:orphans="0" fo:widows="0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Tahoma" fo:font-family="Tahoma" style:font-family-generic="swiss" style:font-pitch="variable" fo:font-size="32pt" fo:language="pt" fo:country="BR" style:font-name-asian="Times New Roman" style:font-family-asian="'Times New Roman'" style:font-family-generic-asian="roman" style:font-pitch-asian="variable" style:font-size-asian="32pt" style:font-name-complex="Tahoma" style:font-family-complex="Tahoma" style:font-family-generic-complex="swiss" style:font-pitch-complex="variable" style:font-size-complex="32pt" style:language-complex="ar" style:country-complex="SA" fo:hyphenate="false" fo:hyphenation-remain-char-count="2" fo:hyphenation-push-char-count="2"/>
    </style:style>
    <style:style style:name="Ref_20_Bibliográfica" style:display-name="Ref Bibliográfica" style:family="paragraph" style:parent-style-name="TCC-C5"/>
    <style:style style:name="Resumo_20_texto" style:display-name="Resumo texto" style:family="paragraph" style:parent-style-name="Standard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o_20_tcc" style:display-name="texto tcc" style:family="paragraph" style:parent-style-name="Standard">
      <style:paragraph-properties fo:margin-left="0cm" fo:margin-right="0cm" fo:text-indent="1.249cm" style:auto-text-indent="false"/>
      <style:text-properties fo:language="none" fo:country="none"/>
    </style:style>
    <style:style style:name="Título2" style:family="paragraph" style:parent-style-name="Standard" style:next-style-name="Standard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, 'ＭＳ ゴシック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Mapa_20_do_20_Documento1" style:display-name="Mapa do Documento1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a11" style:family="paragraph" style:parent-style-name="Default" style:next-style-name="Default">
      <style:paragraph-properties style:line-height-at-least="0.355cm"/>
      <style:text-properties fo:color="#000000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Pa7" style:family="paragraph" style:parent-style-name="Default" style:next-style-name="Default">
      <style:paragraph-properties style:line-height-at-least="0.355cm"/>
      <style:text-properties fo:color="#000000" style:font-name-complex="Times New Roman" style:font-family-complex="'Times New Roman'" style:font-family-generic-complex="roman" style:font-pitch-complex="variable"/>
    </style:style>
    <style:style style:name="Pa9" style:family="paragraph" style:parent-style-name="Standard" style:next-style-name="Standard">
      <style:paragraph-properties style:line-height-at-least="0.319cm" style:text-autospace="none"/>
      <style:text-properties style:font-name="Libre Semi Serif SSi" fo:font-family="'Libre Semi Serif SSi', 'Times New Roman'" style:font-family-generic="roman" style:font-name-complex="Libre Semi Serif SSi" style:font-family-complex="'Libre Semi Serif SSi', 'Times New Roman'" style:font-family-generic-complex="roman"/>
    </style:style>
    <style:style style:name="Parágrafo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501cm"/>
          <style:tab-stop style:position="4.815cm"/>
        </style:tab-stops>
      </style:paragraph-properties>
      <style:text-properties style:font-name-complex="Arial" style:font-family-complex="Arial" style:font-family-generic-complex="swiss" style:font-pitch-complex="variable" style:font-size-complex="12pt"/>
    </style:style>
    <style:style style:name="Revisão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pt" fo:country="BR" style:font-name-asian="Arial" style:font-family-asian="Arial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exto_20_NORMAL" style:display-name="Texto NORMAL" style:family="paragraph" style:parent-style-name="Standard">
      <style:text-properties fo:font-weight="bold" style:font-weight-asian="bold" style:font-name-complex="Arial" style:font-family-complex="Arial" style:font-family-generic-complex="swiss" style:font-pitch-complex="variable"/>
    </style:style>
    <style:style style:name="CAPA" style:family="paragraph" style:parent-style-name="Standard" style:next-style-name="Standard">
      <style:paragraph-properties fo:margin-left="0cm" fo:margin-right="0cm" fo:margin-top="0cm" fo:margin-bottom="0.847cm" loext:contextual-spacing="false" fo:line-height="150%" fo:text-align="center" style:justify-single-word="false" fo:hyphenation-ladder-count="no-limit" fo:text-indent="1.501cm" style:auto-text-indent="false" style:text-autospace="none"/>
      <style:text-properties fo:text-transform="uppercase" style:font-name="Arial" fo:font-family="Arial" style:font-family-generic="swiss" style:font-pitch="variable" fo:font-size="12pt" fo:letter-spacing="0.009cm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Ementa_20_-_20_Corpo" style:display-name="Ementa - Corpo" style:family="paragraph" style:parent-style-name="Standard">
      <style:paragraph-properties fo:margin-left="5.001cm" fo:margin-right="0cm" fo:line-height="100%" fo:text-indent="0cm" style:auto-text-indent="false"/>
      <style:text-properties fo:font-size="11pt" fo:language="pt" fo:country="BR" style:font-size-asian="11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Parag_5f_dedic_5f_agrad" style:display-name="Parag_dedic_agrad" style:family="paragraph" style:parent-style-name="Parag">
      <style:paragraph-properties fo:margin-left="6.981cm" fo:margin-right="0cm" fo:margin-top="0cm" fo:margin-bottom="0.635cm" loext:contextual-spacing="false" fo:line-height="100%" fo:text-indent="0cm" style:auto-text-indent="false"/>
      <style:text-properties fo:font-style="italic" style:font-style-asian="italic" style:font-style-complex="italic"/>
    </style:style>
    <style:style style:name="REFERÊNCIAS" style:family="paragraph" style:parent-style-name="Standard" style:next-style-name="Standard">
      <style:paragraph-properties fo:margin-left="0cm" fo:margin-right="0cm" fo:margin-top="0cm" fo:margin-bottom="0.423cm" loext:contextual-spacing="false" fo:line-height="100%" fo:text-align="start" style:justify-single-word="false" fo:text-indent="0cm" style:auto-text-indent="false"/>
    </style:style>
    <style:style style:name="tj" style:family="paragraph" style:parent-style-name="Standard">
      <style:paragraph-properties fo:margin-top="0.494cm" fo:margin-bottom="0.494cm" loext:contextual-spacing="false" fo:line-height="100%" fo:text-align="start" style:justify-single-word="false"/>
      <style:text-properties style:font-size-complex="12pt"/>
    </style:style>
    <style:style style:name="TxBr_5f_p1" style:display-name="TxBr_p1" style:family="paragraph" style:parent-style-name="Standard">
      <style:paragraph-properties style:line-height-at-least="0.423cm" fo:orphans="0" fo:widows="0" style:text-autospace="none">
        <style:tab-stops>
          <style:tab-stop style:position="0.36cm"/>
        </style:tab-stops>
      </style:paragraph-properties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Título_20_PRÉ-TEXTUAL" style:display-name="Título PRÉ-TEXTUAL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Voto" style:family="paragraph">
      <style:paragraph-properties fo:margin-left="0cm" fo:margin-right="0cm" fo:line-height="150%" fo:text-align="justify" style:justify-single-word="false" fo:orphans="2" fo:widows="2" fo:text-indent="2cm" style:auto-text-indent="false"/>
      <style:text-properties style:use-window-font-color="true" style:font-name="Times New Roman" fo:font-family="'Times New Roman'" style:font-family-generic="roman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inicio" style:family="paragraph" style:parent-style-name="Standard">
      <style:paragraph-properties fo:margin-left="1.199cm" fo:margin-right="1cm" style:line-height-at-least="0.635cm" fo:text-indent="1.251cm" style:auto-text-indent="false"/>
      <style:text-properties fo:font-weight="bold" style:font-weight-asian="bold" style:font-size-complex="10pt"/>
    </style:style>
    <style:style style:name="Recuo_20_de_20_corpo_20_de_20_texto_20_31" style:display-name="Recuo de corpo de texto 31" style:family="paragraph" style:parent-style-name="Standard">
      <style:paragraph-properties fo:margin-left="0.499cm" fo:margin-right="0cm" fo:margin-top="0cm" fo:margin-bottom="0.212cm" loext:contextual-spacing="false" fo:text-indent="1.251cm" style:auto-text-indent="false"/>
      <style:text-properties fo:font-size="8pt" style:font-size-asian="8pt" style:font-size-complex="8pt"/>
    </style:style>
    <style:style style:name="Heading_20_10" style:display-name="Heading 10" style:family="paragraph" style:parent-style-name="Título2" style:next-style-name="Standard" style:class="text">
      <style:paragraph-properties fo:margin-top="0.635cm" fo:margin-bottom="0.635cm" loext:contextual-spacing="false"/>
      <style:text-properties fo:text-transform="uppercase" style:font-name="Times New Roman" fo:font-family="'Times New Roman'" style:font-family-generic="roman" style:font-pitch="variable" fo:font-size="10.5pt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TITULO_20_CENTRAL_20_1" style:display-name="TITULO CENTRAL 1" style:family="paragraph" style:parent-style-name="Standard" style:next-style-name="Standard">
      <style:paragraph-properties fo:margin-top="0cm" fo:margin-bottom="1.27cm" loext:contextual-spacing="false" fo:text-align="center" style:justify-single-word="false"/>
      <style:text-properties fo:text-transform="uppercase" fo:font-weight="bold" style:font-weight-asian="bold"/>
    </style:style>
    <style:style style:name="Estilo_20_TCC-Ref._20_Bibliográficas_20__2b__20_Espaçamento_20_entre_20_linhas_3a__20__20_simples" style:display-name="Estilo TCC-Ref. Bibliográficas + Espaçamento entre linhas:  simples" style:family="paragraph" style:parent-style-name="TCC-Ref._20_Bibliográficas">
      <style:paragraph-properties>
        <style:tab-stops>
          <style:tab-stop style:position="1.251cm"/>
        </style:tab-stops>
      </style:paragraph-properties>
      <style:text-properties style:font-size-complex="10pt"/>
    </style:style>
    <style:style style:name="REFERENCIAS" style:family="paragraph" style:parent-style-name="Standard" style:nex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cm" style:auto-text-indent="false"/>
      <style:text-properties style:font-name-complex="Times New Roman" style:font-family-complex="'Times New Roman'" style:font-family-generic-complex="roman" style:font-pitch-complex="variable"/>
    </style:style>
    <style:style style:name="citação" style:family="paragraph" style:parent-style-name="Standard">
      <style:paragraph-properties fo:margin-left="5.001cm" fo:margin-right="0cm" fo:margin-top="0cm" fo:margin-bottom="0.847cm" loext:contextual-spacing="false" fo:line-height="0.529cm" fo:text-indent="0cm" style:auto-text-indent="false"/>
      <style:text-properties style:font-name="Arial Rounded MT Bold" fo:font-family="'Arial Rounded MT Bold'" style:font-family-generic="swiss" style:font-pitch="variable" fo:font-style="italic" style:font-style-asian="italic" style:font-name-complex="Arial Rounded MT Bold" style:font-family-complex="'Arial Rounded MT Bold'" style:font-family-generic-complex="swiss" style:font-pitch-complex="variable"/>
    </style:style>
    <style:style style:name="Normalpres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0pt"/>
    </style:style>
    <style:style style:name="miologeral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me_20_Julgador_20_Padrão" style:display-name="Nome Julgador Padrão" style:family="paragraph" style:parent-style-name="Standard">
      <style:paragraph-properties fo:margin-left="0cm" fo:margin-right="0cm" fo:margin-top="0cm" fo:margin-bottom="0.106cm" loext:contextual-spacing="false" fo:text-indent="0cm" style:auto-text-indent="false"/>
      <style:text-properties fo:text-transform="uppercase" style:font-name-complex="Arial" style:font-family-complex="Arial" style:font-family-generic-complex="swiss" style:font-pitch-complex="variable" style:font-weight-complex="bold"/>
    </style:style>
    <style:style style:name="Parágrafo_20_normal" style:display-name="Parágrafo normal" style:family="paragraph" style:parent-style-name="Standard" style:nex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style1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tyle5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ÍTULO_20_1" style:display-name="TÍTULO 1" style:family="paragraph" style:parent-style-name="Heading_20_1">
      <style:text-properties fo:font-variant="normal" fo:text-transform="none" style:font-name="Cambria" fo:font-family="Cambria" style:font-family-generic="roman" style:font-pitch="variable" fo:font-size="16pt" fo:language="pt" fo:country="BR" style:letter-kerning="true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style:font-weight-complex="normal"/>
    </style:style>
    <style:style style:name="Título_20_Principal" style:display-name="Título Principal" style:family="paragraph" style:parent-style-name="Heading_20_1">
      <style:paragraph-properties fo:margin-top="0.423cm" fo:margin-bottom="0.106cm" loext:contextual-spacing="false"/>
      <style:text-properties fo:font-variant="normal" fo:text-transform="none" fo:font-size="14pt" fo:letter-spacing="0.106cm" style:font-size-asian="14pt" style:text-scale="150%"/>
    </style:style>
    <style:style style:name="TÍTULO1" style:family="paragraph" style:parent-style-name="TÍTULO_20_PRÉ-TEXTUAL"/>
    <style:style style:name="Normalpres_20_Char_20_Char_20_Char_20_Char_20_Char" style:display-name="Normalpres Char Char Char Char Char" style:family="paragraph" style:parent-style-name="Standard">
      <style:paragraph-properties fo:margin-left="0cm" fo:margin-right="0cm" fo:margin-top="0.318cm" fo:margin-bottom="0cm" loext:contextual-spacing="false" fo:line-height="200%" fo:text-indent="1.199cm" style:auto-text-indent="false"/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0pt"/>
    </style:style>
    <style:style style:name="Pa17" style:family="paragraph" style:parent-style-name="Default" style:next-style-name="Default">
      <style:paragraph-properties style:line-height-at-least="0.319cm"/>
      <style:text-properties fo:color="#000000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yiv166552938msonormal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itação2" style:family="paragraph" style:parent-style-name="Standard">
      <style:paragraph-properties fo:margin-left="0cm" fo:margin-right="0cm" fo:margin-top="0.212cm" fo:margin-bottom="0.212cm" loext:contextual-spacing="false" fo:text-indent="1.249cm" style:auto-text-indent="false"/>
      <style:text-properties fo:font-size="10pt" style:font-size-asian="10pt"/>
    </style:style>
    <style:style style:name="padrao" style:family="paragraph" style:parent-style-name="Standard"/>
    <style:style style:name="pdrao" style:family="paragraph" style:parent-style-name="Standard"/>
    <style:style style:name="titulo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BNT_20_Titulo_20_Central_20_1" style:display-name="ABNT Titulo Central 1" style:family="paragraph" style:parent-style-name="Standard" style:next-style-name="Standard">
      <style:paragraph-properties fo:margin-top="0cm" fo:margin-bottom="1.27cm" loext:contextual-spacing="false" fo:text-align="center" style:justify-single-word="false"/>
      <style:text-properties fo:text-transform="uppercase" fo:font-weight="bold" style:font-weight-asian="bold"/>
    </style:style>
    <style:style style:name="ABNT_20_Titulo_20_Central_20_2" style:display-name="ABNT Titulo Central 2" style:family="paragraph" style:parent-style-name="Contents_20_1" style:next-style-name="Standard">
      <style:paragraph-properties fo:margin-top="0cm" fo:margin-bottom="1.27cm" loext:contextual-spacing="false" fo:line-height="150%" fo:text-align="center" style:justify-single-word="false"/>
      <style:text-properties fo:text-transform="uppercase" style:font-weight-complex="bold"/>
    </style:style>
    <style:style style:name="ABSTRACT" style:family="paragraph" style:parent-style-name="Standard">
      <style:paragraph-properties fo:margin-left="0cm" fo:margin-right="0cm" fo:margin-top="5.045cm" fo:margin-bottom="1.482cm" loext:contextual-spacing="false" fo:text-align="center" style:justify-single-word="false" fo:text-indent="0cm" style:auto-text-indent="false" fo:keep-with-next="always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LICEP" style:family="paragraph" style:parent-style-name="Standard">
      <style:paragraph-properties fo:orphans="0" fo:widows="0" fo:hyphenation-ladder-count="no-limit"/>
      <style:text-properties style:font-name="Times New Roman" fo:font-family="'Times New Roman'" style:font-family-generic="roman" style:font-pitch="variable" style:letter-kerning="true" style:font-name-asian="Lucida Sans Unicode" style:font-family-asian="'Lucida Sans Unicode'" style:font-family-generic-asian="swiss" style:font-pitch-asian="variable" style:font-name-complex="Device Font 10cpi" style:font-family-complex="'Device Font 10cpi'" style:font-family-generic-complex="modern" fo:hyphenate="false" fo:hyphenation-remain-char-count="2" fo:hyphenation-push-char-count="2"/>
    </style:style>
    <style:style style:name="ALICEPARAGRAFO" style:family="paragraph" style:parent-style-name="Normal_20__28_Web_29_">
      <style:paragraph-properties fo:margin-left="0cm" fo:margin-right="0cm" fo:line-height="200%" fo:text-indent="5.502cm" style:auto-text-indent="false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LÍNEA" style:family="paragraph" style:parent-style-name="Standard">
      <style:paragraph-properties fo:margin-left="1cm" fo:margin-right="0cm" fo:margin-top="0.212cm" fo:margin-bottom="0.635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anexos" style:family="paragraph" style:parent-style-name="Standard">
      <style:paragraph-properties fo:margin-left="0cm" fo:margin-right="0cm" fo:line-height="100%" fo:text-align="center" style:justify-single-word="false" fo:text-indent="0cm" style:auto-text-indent="false" fo:keep-with-next="always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no" style:family="paragraph" style:parent-style-name="Standard">
      <style:paragraph-properties fo:margin-left="0cm" fo:margin-right="0cm" fo:margin-top="0.282cm" fo:margin-bottom="0cm" loext:contextual-spacing="false" fo:text-align="center" style:justify-single-word="false" fo:text-indent="0cm" style:auto-text-indent="false"/>
      <style:text-properties style:font-name-complex="Arial" style:font-family-complex="Arial" style:font-family-generic-complex="swiss" style:font-pitch-complex="variable" style:font-size-complex="10pt"/>
    </style:style>
    <style:style style:name="ano_20_rosto" style:display-name="ano rosto" style:family="paragraph" style:parent-style-name="Standard">
      <style:paragraph-properties fo:margin-left="0cm" fo:margin-right="0cm" fo:margin-top="0.282cm" fo:margin-bottom="0cm" loext:contextual-spacing="false" fo:text-align="center" style:justify-single-word="false" fo:text-indent="0cm" style:auto-text-indent="false"/>
      <style:text-properties style:font-size-complex="10pt"/>
    </style:style>
    <style:style style:name="BIBLIOG" style:family="paragraph" style:parent-style-name="Standard">
      <style:paragraph-properties fo:margin-left="0cm" fo:margin-right="0cm" fo:margin-top="0cm" fo:margin-bottom="0.847cm" loext:contextual-spacing="false" fo:line-height="100%" fo:text-indent="0cm" style:auto-text-indent="false" fo:keep-with-next="always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weight-complex="bold"/>
    </style:style>
    <style:style style:name="Bibliografia" style:family="paragraph" style:parent-style-name="Standard">
      <style:paragraph-properties fo:margin-top="0cm" fo:margin-bottom="0.212cm" loext:contextual-spacing="false" fo:text-align="justify" style:justify-single-word="false" fo:orphans="0" fo:widows="0"/>
      <style:text-properties fo:font-size="10pt" fo:language="it" fo:country="IT" style:font-size-asian="10pt" style:font-size-complex="10pt"/>
    </style:style>
    <style:style style:name="Block_20_Text" style:display-name="Block Text" style:family="paragraph" style:parent-style-name="Standard">
      <style:paragraph-properties fo:margin-left="1.199cm" fo:margin-right="-0.501cm" style:line-height-at-least="0.847cm" fo:text-indent="2.70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Body_20_Text_20_2" style:display-name="Body Text 2" style:family="paragraph" style:parent-style-name="Standard">
      <style:paragraph-properties fo:margin-top="0.212cm" fo:margin-bottom="0.423cm" loext:contextual-spacing="false" fo:line-height="200%" style:text-autospace="none" style:punctuation-wrap="simpl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breadcrumb" style:family="paragraph" style:parent-style-name="Standard">
      <style:paragraph-properties fo:margin-left="0cm" fo:margin-right="0cm" style:line-height-at-least="0.309cm" fo:text-align="start" style:justify-single-word="false" fo:text-indent="0cm" style:auto-text-indent="false"/>
      <style:text-properties fo:color="#666666" fo:font-size="7pt" style:font-size-asian="7pt" style:font-name-complex="Arial" style:font-family-complex="Arial" style:font-family-generic-complex="swiss" style:font-pitch-complex="variable" style:font-size-complex="7pt"/>
    </style:style>
    <style:style style:name="bullet" style:family="paragraph" style:parent-style-name="Standard">
      <style:paragraph-properties fo:margin-left="0.63cm" fo:margin-right="0cm" fo:line-height="200%" fo:text-indent="-0.63cm" style:auto-text-indent="false">
        <style:tab-stops>
          <style:tab-stop style:position="0.635cm"/>
          <style:tab-stop style:position="0.75cm"/>
        </style:tab-stops>
      </style:paragraph-properties>
      <style:text-properties fo:letter-spacing="-0.014cm" style:font-size-complex="10pt"/>
    </style:style>
    <style:style style:name="Cabeçalho_20_da_20_mensagem1" style:display-name="Cabeçalho da mensagem1" style:family="paragraph" style:parent-style-name="Standard">
      <style:paragraph-properties fo:margin-left="2cm" fo:margin-right="0cm" fo:line-height="100%" fo:text-align="start" style:justify-single-word="false" fo:hyphenation-ladder-count="no-limit" fo:text-indent="-2cm" style:auto-text-indent="false" fo:background-color="#cccccc">
        <style:background-image/>
      </style:paragraph-properties>
      <style:text-properties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Cabeçalho_20_da_20_mensagem2" style:display-name="Cabeçalho da mensagem2" style:family="paragraph" style:parent-style-name="Standard">
      <style:paragraph-properties fo:margin-left="2cm" fo:margin-right="0cm" fo:orphans="0" fo:widows="0" fo:hyphenation-ladder-count="no-limit" fo:text-indent="-2cm" style:auto-text-indent="false" fo:background-color="#cccccc" fo:padding="0.035cm" fo:border="0.51pt solid #000000">
        <style:background-image/>
      </style:paragraph-properties>
      <style:text-properties style:font-name-asian="Arial Unicode MS" style:font-family-asian="'Arial Unicode MS'" style:font-family-generic-asian="swiss" style:font-pitch-asian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cAPA" style:family="paragraph" style:parent-style-name="Standard" style:next-style-name="Standard">
      <style:paragraph-properties fo:margin-left="1.801cm" fo:margin-right="0.131cm" fo:line-height="100%" fo:text-indent="-0.55cm" style:auto-text-indent="false">
        <style:tab-stops>
          <style:tab-stop style:position="1.134cm"/>
          <style:tab-stop style:position="1.801cm"/>
          <style:tab-stop style:position="1.886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capa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text-indent="0cm" style:auto-text-indent="false"/>
      <style:text-properties fo:font-size="16pt" fo:language="pt" fo:country="BR" style:letter-kerning="true" style:font-size-asian="16pt" style:language-asian="pt" style:country-asian="BR" style:font-name-complex="Times New Roman" style:font-family-complex="'Times New Roman'" style:font-family-generic-complex="roman" style:font-pitch-complex="variable" style:font-size-complex="10pt"/>
    </style:style>
    <style:style style:name="capa_20_11" style:display-name="capa 11" style:family="paragraph" style:parent-style-name="Standard">
      <style:paragraph-properties fo:margin-left="0cm" fo:margin-right="0cm" fo:margin-top="4.798cm" fo:margin-bottom="0cm" loext:contextual-spacing="false" fo:text-align="center" style:justify-single-word="false" fo:text-indent="0cm" style:auto-text-indent="false"/>
      <style:text-properties fo:font-weight="bold" style:font-weight-asian="bold" style:font-size-complex="10pt" style:font-weight-complex="bold"/>
    </style:style>
    <style:style style:name="capa_20_25" style:display-name="capa 25" style:family="paragraph" style:parent-style-name="Standard">
      <style:paragraph-properties fo:margin-left="0cm" fo:margin-right="0cm" fo:margin-top="15.24cm" fo:margin-bottom="0cm" loext:contextual-spacing="false" fo:text-align="center" style:justify-single-word="false" fo:text-indent="0cm" style:auto-text-indent="false"/>
      <style:text-properties style:font-name-complex="Arial" style:font-family-complex="Arial" style:font-family-generic-complex="swiss" style:font-pitch-complex="variable" style:font-size-complex="10pt"/>
    </style:style>
    <style:style style:name="capa_20_55" style:display-name="capa 55" style:family="paragraph" style:parent-style-name="Heading_20_3">
      <style:paragraph-properties fo:margin-top="2.54cm" fo:margin-bottom="0.635cm" loext:contextual-spacing="false" fo:text-align="center" style:justify-single-word="false"/>
      <style:text-properties style:font-name="Times New Roman" fo:font-family="'Times New Roman'" style:font-family-generic="roman" style:font-pitch="variable" fo:font-weight="bold" style:font-name-asian="Batang" style:font-family-asian="Batang, 바탕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CAPA_20_ABNT" style:display-name="CAPA ABNT" style:family="paragraph" style:parent-style-name="Standard" style:nex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CAPA1" style:family="paragraph" style:parent-style-name="Standard" style:next-style-name="Standard">
      <style:paragraph-properties fo:text-align="center" style:justify-single-word="false" fo:hyphenation-ladder-count="no-limit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Cargo_20_da_20_assinatura" style:display-name="Cargo da assinatura" style:family="paragraph" style:parent-style-name="Signature">
      <style:paragraph-properties fo:margin-left="7.5cm" fo:margin-right="0cm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D4" style:family="paragraph" style:parent-style-name="Standard">
      <style:paragraph-properties fo:margin-left="4.001cm" fo:margin-right="0cm" fo:margin-top="0.423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" style:font-family-complex="'Times New Roman'" style:font-family-generic-complex="roman" style:font-pitch-complex="variable"/>
    </style:style>
    <style:style style:name="centro" style:family="paragraph" style:parent-style-name="Standard">
      <style:paragraph-properties fo:margin-left="0cm" fo:margin-right="0cm" fo:margin-top="0.071cm" fo:margin-bottom="0cm" loext:contextual-spacing="false" fo:line-height="100%" fo:text-align="center" style:justify-single-word="false" fo:text-indent="0cm" style:auto-text-indent="false"/>
      <style:text-properties style:font-size-complex="10pt"/>
    </style:style>
    <style:style style:name="cit_20_Char_20_Char" style:display-name="cit Char Char" style:family="paragraph" style:parent-style-name="Standard">
      <style:paragraph-properties fo:margin-left="4.001cm" fo:margin-right="0cm" fo:margin-top="0cm" fo:margin-bottom="1.27cm" loext:contextual-spacing="false" fo:line-height="100%" fo:text-indent="1.501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it_20_recuo_20_Char" style:display-name="cit recuo Char" style:family="paragraph" style:parent-style-name="cit_20_Char_20_Char">
      <style:paragraph-properties fo:margin-left="4.001cm" fo:margin-right="0cm" fo:text-indent="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itacao" style:family="paragraph" style:parent-style-name="Standard">
      <style:paragraph-properties fo:margin-left="4.001cm" fo:margin-right="0cm" fo:margin-top="1.27cm" fo:margin-bottom="1.27cm" loext:contextual-spacing="false" fo:line-height="100%" fo:text-indent="0cm" style:auto-text-indent="false">
        <style:tab-stops>
          <style:tab-stop style:position="0.75cm"/>
        </style:tab-stops>
      </style:paragraph-properties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Citação_20_ABNT" style:display-name="Citação ABNT" style:family="paragraph" style:parent-style-name="Standard" style:next-style-name="Standard">
      <style:paragraph-properties fo:margin-left="4.001cm" fo:margin-right="0cm" fo:margin-top="1.27cm" fo:margin-bottom="1.27cm" loext:contextual-spacing="false" fo:line-height="100%" fo:text-indent="0cm" style:auto-text-indent="false" style:text-autospace="none"/>
      <style:text-properties fo:font-size="11pt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CITAÇÃO_20_ABNT" style:display-name="CITAÇÃO ABNT" style:family="paragraph" style:parent-style-name="Standard" style:next-style-name="Standard">
      <style:paragraph-properties fo:margin-left="4.001cm" fo:margin-right="0cm" fo:margin-top="1.27cm" fo:margin-bottom="1.27cm" loext:contextual-spacing="false" fo:text-indent="1.251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ITAÇÃO_20_ABNT_20_Char" style:display-name="CITAÇÃO ABNT Char" style:family="paragraph" style:parent-style-name="Standard" style:next-style-name="Standard">
      <style:paragraph-properties fo:margin-left="4.001cm" fo:margin-right="0cm" fo:margin-top="1.27cm" fo:margin-bottom="1.27cm" loext:contextual-spacing="false" fo:text-indent="1.251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itação_20_Char_20_Char" style:display-name="Citação Char Char" style:family="paragraph" style:parent-style-name="Standard">
      <style:paragraph-properties fo:margin-left="4.001cm" fo:margin-right="0cm" fo:margin-top="1.27cm" fo:margin-bottom="1.27cm" loext:contextual-spacing="false" fo:orphans="0" fo:widows="0" fo:text-indent="1.251cm" style:auto-text-indent="false"/>
      <style:text-properties fo:font-size="10pt" style:font-size-asian="10pt" style:font-size-complex="10pt"/>
    </style:style>
    <style:style style:name="Citacao_20_Ital" style:display-name="Citacao Ital" style:family="paragraph" style:parent-style-name="Standard">
      <style:paragraph-properties fo:margin-left="3.251cm" fo:margin-right="0cm" fo:margin-top="0cm" fo:margin-bottom="0.847cm" loext:contextual-spacing="false" fo:line-height="100%" fo:text-indent="1.251cm" style:auto-text-indent="false">
        <style:tab-stops>
          <style:tab-stop style:position="0.75cm"/>
        </style:tab-stops>
      </style:paragraph-properties>
      <style:text-properties fo:letter-spacing="-0.014cm" fo:font-style="italic" style:font-style-asian="italic" style:font-size-complex="10pt"/>
    </style:style>
    <style:style style:name="CITAÇÃO1" style:family="paragraph" style:parent-style-name="Standard" style:next-style-name="Standard">
      <style:paragraph-properties fo:margin-left="4.001cm" fo:margin-right="0cm" fo:margin-top="1.27cm" fo:margin-bottom="1.27cm" loext:contextual-spacing="false" fo:line-height="100%" fo:hyphenation-ladder-count="no-limit" fo:text-indent="0cm" style:auto-text-indent="false"/>
      <style:text-properties fo:color="#0000ff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Com_20_marcadores_20_21" style:display-name="Com marcadores 21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Com_20_marcadores_20_22" style:display-name="Com marcadores 22" style:family="paragraph" style:parent-style-name="Standard">
      <style:paragraph-properties fo:orphans="0" fo:widows="0" fo:hyphenation-ladder-count="no-limit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Com_20_marcadores_20_31" style:display-name="Com marcadores 31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Com_20_marcadores_20_32" style:display-name="Com marcadores 32" style:family="paragraph" style:parent-style-name="Standard">
      <style:paragraph-properties fo:orphans="0" fo:widows="0" fo:hyphenation-ladder-count="no-limit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Com_20_marcadores_20_41" style:display-name="Com marcadores 41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Com_20_marcadores_20_42" style:display-name="Com marcadores 42" style:family="paragraph" style:parent-style-name="Standard">
      <style:paragraph-properties fo:orphans="0" fo:widows="0" fo:hyphenation-ladder-count="no-limit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Com_20_marcadores_20_51" style:display-name="Com marcadores 51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Com_20_marcadores_20_52" style:display-name="Com marcadores 52" style:family="paragraph" style:parent-style-name="Standard">
      <style:paragraph-properties fo:orphans="0" fo:widows="0" fo:hyphenation-ladder-count="no-limit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Com_20_marcadores1" style:display-name="Com marcadores1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Com_20_marcadores2" style:display-name="Com marcadores2" style:family="paragraph" style:parent-style-name="Standard">
      <style:paragraph-properties fo:orphans="0" fo:widows="0" fo:hyphenation-ladder-count="no-limit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fo:font-weight="bold" style:font-weight-asian="bold"/>
    </style:style>
    <style:style style:name="Corpo_20_de_20_texto_20_21" style:display-name="Corpo de texto 21" style:family="paragraph" style:parent-style-name="Standard">
      <style:paragraph-properties fo:margin-left="0cm" fo:margin-right="0cm" fo:line-height="200%" fo:text-align="center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 fo:hyphenate="false" fo:hyphenation-remain-char-count="2" fo:hyphenation-push-char-count="2"/>
    </style:style>
    <style:style style:name="Corpo_20_de_20_texto_20_22" style:display-name="Corpo de texto 22" style:family="paragraph" style:parent-style-name="Standard">
      <style:paragraph-properties fo:margin-top="0cm" fo:margin-bottom="0.212cm" loext:contextual-spacing="false" fo:line-height="200%" fo:orphans="0" fo:widows="0" fo:hyphenation-ladder-count="no-limit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margin-left="0cm" fo:margin-right="0cm" fo:line-height="100%" fo:text-align="center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Corpo_20_de_20_texto_20_32" style:display-name="Corpo de texto 32" style:family="paragraph" style:parent-style-name="Standard">
      <style:paragraph-properties fo:margin-top="0cm" fo:margin-bottom="0.212cm" loext:contextual-spacing="false" fo:orphans="0" fo:widows="0" fo:hyphenation-ladder-count="no-limit"/>
      <style:text-properties fo:font-size="8pt" style:font-name-asian="Arial Unicode MS" style:font-family-asian="'Arial Unicode MS'" style:font-family-generic-asian="swiss" style:font-pitch-asian="variable" style:font-size-asian="8pt" style:font-size-complex="8pt" fo:hyphenate="false" fo:hyphenation-remain-char-count="2" fo:hyphenation-push-char-count="2"/>
    </style:style>
    <style:style style:name="curso" style:family="paragraph" style:parent-style-name="Standard">
      <style:paragraph-properties fo:margin-left="0cm" fo:margin-right="0cm" fo:margin-top="0.071cm" fo:margin-bottom="0cm" loext:contextual-spacing="false" fo:line-height="100%" fo:text-align="center" style:justify-single-word="false" fo:text-indent="0cm" style:auto-text-indent="false"/>
      <style:text-properties style:font-size-complex="10pt"/>
    </style:style>
    <style:style style:name="Data1" style:family="paragraph" style:parent-style-name="Standard" style:nex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ata2" style:family="paragraph" style:parent-style-name="Standard" style:next-style-name="Standard">
      <style:paragraph-properties fo:orphans="0" fo:widows="0" fo:hyphenation-ladder-count="no-limit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Empresa_20_da_20_assinatura" style:display-name="Empresa da assinatura" style:family="paragraph" style:parent-style-name="Signature">
      <style:paragraph-properties fo:margin-left="7.5cm" fo:margin-right="0cm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Encerramento1" style:family="paragraph" style:parent-style-name="Standard">
      <style:paragraph-properties fo:margin-left="7.5cm" fo:margin-right="0cm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Encerramento2" style:family="paragraph" style:parent-style-name="Standard">
      <style:paragraph-properties fo:margin-left="7.5cm" fo:margin-right="0cm" fo:orphans="0" fo:widows="0" fo:hyphenation-ladder-count="no-limit" fo:text-indent="1.251cm" style:auto-text-indent="false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Estilo_20_Título_20_4_20__2b__20_À_20_esquerda" style:display-name="Estilo Título 4 + À esquerda" style:family="paragraph" style:parent-style-name="Heading_20_4">
      <style:paragraph-properties fo:margin-top="0.423cm" fo:margin-bottom="0.494cm" loext:contextual-spacing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font5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Univers 55" style:font-family-complex="'Univers 55'" style:font-family-generic-complex="swiss" style:font-pitch-complex="variable" style:font-size-complex="7pt"/>
    </style:style>
    <style:style style:name="font6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Univers 55" fo:font-family="'Univers 55'" style:font-family-generic="swiss" style:font-pitch="variable" fo:font-size="7pt" fo:font-style="italic" style:font-size-asian="7pt" style:font-style-asian="italic" style:font-name-complex="Univers 55" style:font-family-complex="'Univers 55'" style:font-family-generic-complex="swiss" style:font-pitch-complex="variable" style:font-size-complex="7pt" style:font-style-complex="italic"/>
    </style:style>
    <style:style style:name="Índice_20_de_20_figuras1" style:display-name="Índice de figuras1" style:family="paragraph" style:parent-style-name="Standard" style:next-style-name="Standard">
      <style:paragraph-properties fo:margin-left="0.847cm" fo:margin-right="0cm" fo:orphans="0" fo:widows="0" fo:hyphenation-ladder-count="no-limit" fo:text-indent="-0.847cm" style:auto-text-indent="false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Índice_20_de_20_ilustrações1" style:display-name="Índice de ilustrações1" style:family="paragraph" style:parent-style-name="Standard" style:next-style-name="Standard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Legenda10" style:family="paragraph" style:parent-style-name="Standard">
      <style:paragraph-properties fo:margin-top="0.212cm" fo:margin-bottom="0.212cm" loext:contextual-spacing="false" fo:orphans="0" fo:widows="0" fo:hyphenation-ladder-count="no-limit" text:number-lines="false" text:line-number="0"/>
      <style:text-properties fo:font-style="italic" style:font-name-asian="Arial Unicode MS" style:font-family-asian="'Arial Unicode MS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fo:hyphenation-remain-char-count="2" fo:hyphenation-push-char-count="2"/>
    </style:style>
    <style:style style:name="Legenda11" style:family="paragraph" style:parent-style-name="Standard">
      <style:paragraph-properties fo:margin-top="0.212cm" fo:margin-bottom="0.212cm" loext:contextual-spacing="false" fo:orphans="0" fo:widows="0" fo:hyphenation-ladder-count="no-limit" text:number-lines="false" text:line-number="0"/>
      <style:text-properties fo:font-style="italic" style:font-name-asian="Arial Unicode MS" style:font-family-asian="'Arial Unicode MS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fo:hyphenation-remain-char-count="2" fo:hyphenation-push-char-count="2"/>
    </style:style>
    <style:style style:name="Legenda12" style:family="paragraph" style:parent-style-name="Standard">
      <style:paragraph-properties fo:margin-top="0.212cm" fo:margin-bottom="0.212cm" loext:contextual-spacing="false" fo:orphans="0" fo:widows="0" fo:hyphenation-ladder-count="no-limit" text:number-lines="false" text:line-number="0"/>
      <style:text-properties fo:font-style="italic" style:font-name-asian="Arial Unicode MS" style:font-family-asian="'Arial Unicode MS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fo:hyphenation-remain-char-count="2" fo:hyphenation-push-char-count="2"/>
    </style:style>
    <style:style style:name="Legenda8" style:family="paragraph" style:parent-style-name="Standard" style:next-style-name="Standard">
      <style:paragraph-properties fo:margin-top="0.212cm" fo:margin-bottom="0.212cm" loext:contextual-spacing="false" fo:text-align="center" style:justify-single-word="false" fo:orphans="0" fo:widows="0" fo:hyphenation-ladder-count="no-limit"/>
      <style:text-properties fo:font-size="11pt" style:font-name-asian="Arial Unicode MS" style:font-family-asian="'Arial Unicode MS'" style:font-family-generic-asian="swiss" style:font-pitch-asian="variable" style:font-size-asian="11pt" style:font-size-complex="11pt" style:font-weight-complex="bold" fo:hyphenate="false" fo:hyphenation-remain-char-count="2" fo:hyphenation-push-char-count="2"/>
    </style:style>
    <style:style style:name="Legenda9" style:family="paragraph" style:parent-style-name="Standard">
      <style:paragraph-properties fo:margin-top="0.212cm" fo:margin-bottom="0.212cm" loext:contextual-spacing="false" fo:orphans="0" fo:widows="0" fo:hyphenation-ladder-count="no-limit" text:number-lines="false" text:line-number="0"/>
      <style:text-properties fo:font-style="italic" style:font-name-asian="Arial Unicode MS" style:font-family-asian="'Arial Unicode MS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 fo:hyphenate="false" fo:hyphenation-remain-char-count="2" fo:hyphenation-push-char-count="2"/>
    </style:style>
    <style:style style:name="Lista_20_21" style:display-name="Lista 21" style:family="paragraph" style:parent-style-name="Standard">
      <style:paragraph-properties fo:margin-left="0.998cm" fo:margin-right="0cm" fo:line-height="100%" fo:text-align="start" style:justify-single-word="false" fo:hyphenation-ladder-count="no-limit" fo:text-indent="-0.49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Lista_20_22" style:display-name="Lista 22" style:family="paragraph" style:parent-style-name="Standard">
      <style:paragraph-properties fo:margin-left="0.998cm" fo:margin-right="0cm" fo:orphans="0" fo:widows="0" fo:hyphenation-ladder-count="no-limit" fo:text-indent="-0.499cm" style:auto-text-indent="false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Lista_20_31" style:display-name="Lista 31" style:family="paragraph" style:parent-style-name="Standard">
      <style:paragraph-properties fo:margin-left="1.498cm" fo:margin-right="0cm" fo:line-height="100%" fo:text-align="start" style:justify-single-word="false" fo:hyphenation-ladder-count="no-limit" fo:text-indent="-0.49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Lista_20_32" style:display-name="Lista 32" style:family="paragraph" style:parent-style-name="Standard">
      <style:paragraph-properties fo:margin-left="1.498cm" fo:margin-right="0cm" fo:orphans="0" fo:widows="0" fo:hyphenation-ladder-count="no-limit" fo:text-indent="-0.499cm" style:auto-text-indent="false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Lista_20_41" style:display-name="Lista 41" style:family="paragraph" style:parent-style-name="Standard">
      <style:paragraph-properties fo:margin-left="1.997cm" fo:margin-right="0cm" fo:line-height="100%" fo:text-align="start" style:justify-single-word="false" fo:hyphenation-ladder-count="no-limit" fo:text-indent="-0.49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Lista_20_42" style:display-name="Lista 42" style:family="paragraph" style:parent-style-name="Standard">
      <style:paragraph-properties fo:margin-left="1.997cm" fo:margin-right="0cm" fo:orphans="0" fo:widows="0" fo:hyphenation-ladder-count="no-limit" fo:text-indent="-0.499cm" style:auto-text-indent="false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Lista_20_51" style:display-name="Lista 51" style:family="paragraph" style:parent-style-name="Standard">
      <style:paragraph-properties fo:margin-left="2.496cm" fo:margin-right="0cm" fo:line-height="100%" fo:text-align="start" style:justify-single-word="false" fo:hyphenation-ladder-count="no-limit" fo:text-indent="-0.49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Lista_20_52" style:display-name="Lista 52" style:family="paragraph" style:parent-style-name="Standard">
      <style:paragraph-properties fo:margin-left="2.496cm" fo:margin-right="0cm" fo:orphans="0" fo:widows="0" fo:hyphenation-ladder-count="no-limit" fo:text-indent="-0.499cm" style:auto-text-indent="false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Lista_20_de_20_continuação_20_21" style:display-name="Lista de continuação 21" style:family="paragraph" style:parent-style-name="Standard">
      <style:paragraph-properties fo:margin-left="0.998cm" fo:margin-right="0cm" fo:margin-top="0cm" fo:margin-bottom="0.212cm" loext:contextual-spacing="false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Lista_20_de_20_continuação_20_22" style:display-name="Lista de continuação 22" style:family="paragraph" style:parent-style-name="Standard">
      <style:paragraph-properties fo:margin-left="0.998cm" fo:margin-right="0cm" fo:margin-top="0cm" fo:margin-bottom="0.212cm" loext:contextual-spacing="false" fo:orphans="0" fo:widows="0" fo:hyphenation-ladder-count="no-limit" fo:text-indent="1.251cm" style:auto-text-indent="false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Lista_20_de_20_continuação_20_31" style:display-name="Lista de continuação 31" style:family="paragraph" style:parent-style-name="Standard">
      <style:paragraph-properties fo:margin-left="1.498cm" fo:margin-right="0cm" fo:margin-top="0cm" fo:margin-bottom="0.212cm" loext:contextual-spacing="false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Lista_20_de_20_continuação_20_32" style:display-name="Lista de continuação 32" style:family="paragraph" style:parent-style-name="Standard">
      <style:paragraph-properties fo:margin-left="1.498cm" fo:margin-right="0cm" fo:margin-top="0cm" fo:margin-bottom="0.212cm" loext:contextual-spacing="false" fo:orphans="0" fo:widows="0" fo:hyphenation-ladder-count="no-limit" fo:text-indent="1.251cm" style:auto-text-indent="false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Lista_20_de_20_continuação_20_41" style:display-name="Lista de continuação 41" style:family="paragraph" style:parent-style-name="Standard">
      <style:paragraph-properties fo:margin-left="1.997cm" fo:margin-right="0cm" fo:margin-top="0cm" fo:margin-bottom="0.212cm" loext:contextual-spacing="false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Lista_20_de_20_continuação_20_42" style:display-name="Lista de continuação 42" style:family="paragraph" style:parent-style-name="Standard">
      <style:paragraph-properties fo:margin-left="1.997cm" fo:margin-right="0cm" fo:margin-top="0cm" fo:margin-bottom="0.212cm" loext:contextual-spacing="false" fo:orphans="0" fo:widows="0" fo:hyphenation-ladder-count="no-limit" fo:text-indent="1.251cm" style:auto-text-indent="false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Lista_20_de_20_continuação_20_51" style:display-name="Lista de continuação 51" style:family="paragraph" style:parent-style-name="Standard">
      <style:paragraph-properties fo:margin-left="2.496cm" fo:margin-right="0cm" fo:margin-top="0cm" fo:margin-bottom="0.212cm" loext:contextual-spacing="false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Lista_20_de_20_continuação_20_52" style:display-name="Lista de continuação 52" style:family="paragraph" style:parent-style-name="Standard">
      <style:paragraph-properties fo:margin-left="2.496cm" fo:margin-right="0cm" fo:margin-top="0cm" fo:margin-bottom="0.212cm" loext:contextual-spacing="false" fo:orphans="0" fo:widows="0" fo:hyphenation-ladder-count="no-limit" fo:text-indent="1.251cm" style:auto-text-indent="false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Lista_20_de_20_continuação1" style:display-name="Lista de continuação1" style:family="paragraph" style:parent-style-name="Standard">
      <style:paragraph-properties fo:margin-left="0.499cm" fo:margin-right="0cm" fo:margin-top="0cm" fo:margin-bottom="0.212cm" loext:contextual-spacing="false" fo:line-height="100%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Lista_20_de_20_continuação2" style:display-name="Lista de continuação2" style:family="paragraph" style:parent-style-name="Standard">
      <style:paragraph-properties fo:margin-left="0.499cm" fo:margin-right="0cm" fo:margin-top="0cm" fo:margin-bottom="0.212cm" loext:contextual-spacing="false" fo:orphans="0" fo:widows="0" fo:hyphenation-ladder-count="no-limit" fo:text-indent="1.251cm" style:auto-text-indent="false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/>
    </style:style>
    <style:style style:name="Lista_20_ref" style:display-name="Lista ref" style:family="paragraph" style:parent-style-name="Standard"/>
    <style:style style:name="listas" style:family="paragraph" style:parent-style-name="Standard">
      <style:paragraph-properties fo:margin-left="0cm" fo:margin-right="0cm" fo:margin-top="5.045cm" fo:margin-bottom="1.482cm" loext:contextual-spacing="false" fo:text-align="center" style:justify-single-word="false" fo:text-indent="0cm" style:auto-text-indent="false" fo:keep-with-next="always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listfl" style:family="paragraph" style:parent-style-name="Standard">
      <style:paragraph-properties fo:margin-left="0cm" fo:margin-right="0.43cm" style:line-height-at-least="0.376cm" fo:text-align="end" style:justify-single-word="false" fo:text-indent="0cm" style:auto-text-indent="false"/>
      <style:text-properties fo:color="#666666" fo:font-size="7.5pt" style:font-size-asian="7.5pt" style:font-name-complex="Arial" style:font-family-complex="Arial" style:font-family-generic-complex="swiss" style:font-pitch-complex="variable" style:font-size-complex="7.5pt"/>
    </style:style>
    <style:style style:name="listp" style:family="paragraph" style:parent-style-name="Standard">
      <style:paragraph-properties fo:margin-left="0cm" fo:margin-right="0cm" style:line-height-at-least="0.376cm" fo:text-align="start" style:justify-single-word="false" fo:text-indent="0cm" style:auto-text-indent="false"/>
      <style:text-properties fo:color="#000000" fo:font-size="7.5pt" style:font-size-asian="7.5pt" style:font-name-complex="Arial" style:font-family-complex="Arial" style:font-family-generic-complex="swiss" style:font-pitch-complex="variable" style:font-size-complex="7.5pt"/>
    </style:style>
    <style:style style:name="Local" style:family="paragraph" style:parent-style-name="capa_20_25"/>
    <style:style style:name="local_20_rosto" style:display-name="local rosto" style:family="paragraph" style:parent-style-name="Standard">
      <style:paragraph-properties fo:margin-left="0cm" fo:margin-right="0cm" fo:margin-top="2.258cm" fo:margin-bottom="0cm" loext:contextual-spacing="false" fo:text-align="center" style:justify-single-word="false" fo:text-indent="0cm" style:auto-text-indent="false"/>
      <style:text-properties style:font-size-complex="10pt"/>
    </style:style>
    <style:style style:name="natureza_20_do_20_trabalho" style:display-name="natureza do trabalho" style:family="paragraph" style:parent-style-name="Standard">
      <style:paragraph-properties fo:margin-left="0cm" fo:margin-right="0cm" fo:margin-top="3.175cm" fo:margin-bottom="0cm" loext:contextual-spacing="false" fo:text-align="center" style:justify-single-word="false" fo:text-indent="0cm" style:auto-text-indent="false"/>
      <style:text-properties style:font-size-complex="10pt"/>
    </style:style>
    <style:style style:name="NORMAL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normal" style:family="paragraph" style:parent-style-name="Standard" style:nex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NORMAL_20_ABNT" style:display-name="NORMAL ABNT" style:family="paragraph" style:parent-style-name="Standard" style:next-style-name="Standard"/>
    <style:style style:name="NORMAL_20_ABNT_20_Char" style:display-name="NORMAL ABNT Char" style:family="paragraph" style:parent-style-name="Standard" style:next-style-name="Standard"/>
    <style:style style:name="NORMAL_20_ELIETE" style:display-name="NORMAL ELIETE" style:family="paragraph" style:parent-style-name="Standard" style:next-style-name="Standard"/>
    <style:style style:name="Normal_20_Unisinos" style:display-name="Normal Unisinos" style:family="paragraph" style:parent-style-name="Standard" style:next-style-name="Standard">
      <style:text-properties style:letter-kerning="true"/>
    </style:style>
    <style:style style:name="Numerada_20_21" style:display-name="Numerada 21" style:family="paragraph" style:parent-style-name="Standard"/>
    <style:style style:name="Numerada_20_22" style:display-name="Numerada 22" style:family="paragraph" style:parent-style-name="Standard">
      <style:paragraph-properties fo:margin-left="0cm" fo:margin-right="0cm" fo:text-indent="0cm" style:auto-text-indent="false"/>
    </style:style>
    <style:style style:name="Numerada_20_31" style:display-name="Numerada 31" style:family="paragraph" style:parent-style-name="Standard"/>
    <style:style style:name="Numerada_20_32" style:display-name="Numerada 32" style:family="paragraph" style:parent-style-name="Standard">
      <style:paragraph-properties fo:margin-left="0cm" fo:margin-right="0cm" fo:text-indent="0cm" style:auto-text-indent="false"/>
    </style:style>
    <style:style style:name="Numerada_20_41" style:display-name="Numerada 41" style:family="paragraph" style:parent-style-name="Standard"/>
    <style:style style:name="Numerada_20_42" style:display-name="Numerada 42" style:family="paragraph" style:parent-style-name="Standard">
      <style:paragraph-properties fo:margin-left="0cm" fo:margin-right="0cm" fo:text-indent="0cm" style:auto-text-indent="false"/>
    </style:style>
    <style:style style:name="Numerada_20_51" style:display-name="Numerada 51" style:family="paragraph" style:parent-style-name="Standard"/>
    <style:style style:name="Numerada_20_52" style:display-name="Numerada 52" style:family="paragraph" style:parent-style-name="Standard">
      <style:paragraph-properties fo:margin-left="0cm" fo:margin-right="0cm" fo:text-indent="0cm" style:auto-text-indent="false"/>
    </style:style>
    <style:style style:name="Numerada1" style:family="paragraph" style:parent-style-name="Standard"/>
    <style:style style:name="Numerada2" style:family="paragraph" style:parent-style-name="Standard">
      <style:paragraph-properties fo:margin-left="0cm" fo:margin-right="0cm" fo:text-indent="0cm" style:auto-text-indent="false"/>
    </style:style>
    <style:style style:name="orientador" style:family="paragraph" style:parent-style-name="Standard">
      <style:paragraph-properties fo:margin-top="3.387cm" fo:margin-bottom="0cm" loext:contextual-spacing="false" fo:text-align="center" style:justify-single-word="false"/>
    </style:style>
    <style:style style:name="parag" style:family="paragraph" style:parent-style-name="Standard">
      <style:paragraph-properties fo:margin-left="0cm" fo:margin-right="0cm" fo:margin-top="0cm" fo:margin-bottom="0.635cm" loext:contextual-spacing="false" fo:text-indent="1.501cm" style:auto-text-indent="false"/>
      <style:text-properties style:font-name-asian="Batang" style:font-family-asian="Batang, 바탕" style:font-family-generic-asian="roman" style:font-pitch-asian="variable"/>
    </style:style>
    <style:style style:name="parag_20_alínea_20_com_20_marcadores" style:display-name="parag alínea com marcadores" style:family="paragraph" style:parent-style-name="Standard">
      <style:paragraph-properties fo:margin-left="0.635cm" fo:margin-right="0cm" fo:margin-top="0cm" fo:margin-bottom="0.635cm" loext:contextual-spacing="false" fo:text-indent="-0.635cm" style:auto-text-indent="false">
        <style:tab-stops>
          <style:tab-stop style:position="0.635cm"/>
        </style:tab-stops>
      </style:paragraph-properties>
      <style:text-properties style:font-name-asian="Batang" style:font-family-asian="Batang, 바탕" style:font-family-generic-asian="roman" style:font-pitch-asian="variable"/>
    </style:style>
    <style:style style:name="parag_20_alínea_20_com_20_marcadores_20_2" style:display-name="parag alínea com marcadores 2" style:family="paragraph" style:parent-style-name="parag_20_alínea_20_com_20_marcadores"/>
    <style:style style:name="parag_20_alínea_20_sem_20_marcadores" style:display-name="parag alínea sem marcadores" style:family="paragraph" style:parent-style-name="Standard">
      <style:paragraph-properties fo:margin-left="1.501cm" fo:margin-right="0cm" fo:margin-top="0cm" fo:margin-bottom="0.635cm" loext:contextual-spacing="false" fo:text-indent="1.251cm" style:auto-text-indent="false"/>
      <style:text-properties style:font-name-asian="Batang" style:font-family-asian="Batang, 바탕" style:font-family-generic-asian="roman" style:font-pitch-asian="variable"/>
    </style:style>
    <style:style style:name="parag_20_Char_20_Char" style:display-name="parag Char Char" style:family="paragraph" style:parent-style-name="Standard">
      <style:paragraph-properties fo:margin-left="0cm" fo:margin-right="0cm" fo:margin-top="0cm" fo:margin-bottom="0.635cm" loext:contextual-spacing="false" fo:text-indent="1.501cm" style:auto-text-indent="false"/>
      <style:text-properties style:font-name-asian="Batang" style:font-family-asian="Batang, 바탕" style:font-family-generic-asian="roman" style:font-pitch-asian="variable"/>
    </style:style>
    <style:style style:name="parag_20_resumo" style:display-name="parag resumo" style:family="paragraph" style:parent-style-name="parag_20_Char_20_Char">
      <style:paragraph-properties fo:margin-left="0cm" fo:margin-right="0cm" fo:margin-top="0cm" fo:margin-bottom="0.501cm" loext:contextual-spacing="false" fo:line-height="100%" fo:text-indent="1cm" style:auto-text-indent="false"/>
    </style:style>
    <style:style style:name="parag_20_texto" style:display-name="parag texto" style:family="paragraph" style:parent-style-name="Standard">
      <style:paragraph-properties fo:margin-top="0cm" fo:margin-bottom="0.847cm" loext:contextual-spacing="false" fo:line-height="200%"/>
      <style:text-properties fo:font-size="14pt" style:font-size-asian="14pt"/>
    </style:style>
    <style:style style:name="pontos" style:family="paragraph" style:parent-style-name="Standard">
      <style:paragraph-properties fo:line-height="200%">
        <style:tab-stops>
          <style:tab-stop style:position="0.501cm"/>
          <style:tab-stop style:position="0.75cm"/>
          <style:tab-stop style:position="15.252cm" style:leader-style="dotted" style:leader-text="."/>
        </style:tab-stops>
      </style:paragraph-properties>
      <style:text-properties fo:letter-spacing="-0.014cm"/>
    </style:style>
    <style:style style:name="Primeiro_20_recuo_20_de_20_corpo_20_de_20_texto_20_21" style:display-name="Primeiro recuo de corpo de texto 21" style:family="paragraph" style:parent-style-name="Text_20_body_20_indent">
      <style:paragraph-properties fo:margin-left="0.499cm" fo:margin-right="0cm" fo:text-indent="0.37cm" style:auto-text-indent="false"/>
    </style:style>
    <style:style style:name="Primeiro_20_recuo_20_de_20_corpo_20_de_20_texto_20_22" style:display-name="Primeiro recuo de corpo de texto 22" style:family="paragraph" style:parent-style-name="Text_20_body_20_indent">
      <style:paragraph-properties fo:margin-left="0.499cm" fo:margin-right="0cm" fo:text-indent="0.37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rimeiro_20_recuo_20_de_20_corpo_20_de_20_texto2" style:display-name="Primeiro recuo de corpo de texto2" style:family="paragraph" style:parent-style-name="Standard">
      <style:paragraph-properties fo:margin-left="0cm" fo:margin-right="0cm" fo:text-indent="0.37cm" style:auto-text-indent="false"/>
    </style:style>
    <style:style style:name="quadro" style:family="paragraph" style:parent-style-name="capa_20_55">
      <style:paragraph-properties fo:margin-top="5.001cm" fo:margin-bottom="0.635cm" loext:contextual-spacing="false"/>
    </style:style>
    <style:style style:name="quadro_20_titulo" style:display-name="quadro titulo" style:family="paragraph" style:parent-style-name="Standard">
      <style:paragraph-properties fo:margin-top="0.847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Recuo_20_de_20_corpo_20_de_20_texto_20_22" style:display-name="Recuo de corpo de texto 22" style:family="paragraph" style:parent-style-name="Standard">
      <style:paragraph-properties fo:margin-left="0.499cm" fo:margin-right="0cm" fo:margin-top="0cm" fo:margin-bottom="0.212cm" loext:contextual-spacing="false" fo:line-height="200%" fo:text-indent="1.251cm" style:auto-text-indent="false"/>
    </style:style>
    <style:style style:name="Recuo_20_de_20_corpo_20_de_20_texto_20_32" style:display-name="Recuo de corpo de texto 32" style:family="paragraph" style:parent-style-name="Standard">
      <style:paragraph-properties fo:margin-left="0.499cm" fo:margin-right="0cm" fo:margin-top="0cm" fo:margin-bottom="0.212cm" loext:contextual-spacing="false" fo:text-indent="1.251cm" style:auto-text-indent="false"/>
      <style:text-properties fo:font-size="8pt" style:font-size-asian="8pt" style:font-size-complex="8pt"/>
    </style:style>
    <style:style style:name="Recuo_20_normal1" style:display-name="Recuo normal1" style:family="paragraph" style:parent-style-name="Standard">
      <style:paragraph-properties fo:margin-left="1.27cm" fo:margin-right="0cm" fo:text-indent="1.251cm" style:auto-text-indent="false"/>
    </style:style>
    <style:style style:name="Recuo_20_normal2" style:display-name="Recuo normal2" style:family="paragraph" style:parent-style-name="Standard">
      <style:paragraph-properties fo:margin-left="1.249cm" fo:margin-right="0cm" fo:text-indent="1.251cm" style:auto-text-indent="false"/>
    </style:style>
    <style:style style:name="refernciabibliogrfica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RES" style:family="paragraph" style:parent-style-name="Standard">
      <style:paragraph-properties fo:margin-top="5.045cm" fo:margin-bottom="1.482cm" loext:contextual-spacing="false" fo:text-align="center" style:justify-single-word="false" fo:keep-with-next="always"/>
      <style:text-properties fo:text-transform="uppercase" fo:font-weight="bold" style:font-weight-asian="bold"/>
    </style:style>
    <style:style style:name="Saudação1" style:family="paragraph" style:parent-style-name="Standard" style:next-style-name="Standard"/>
    <style:style style:name="Saudação2" style:family="paragraph" style:parent-style-name="Standard" style:next-style-name="Standard"/>
    <style:style style:name="subtitulo" style:family="paragraph" style:parent-style-name="Standard">
      <style:paragraph-properties fo:margin-left="0cm" fo:margin-right="0cm" fo:margin-top="0.282cm" fo:margin-bottom="0.212cm" loext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SUM" style:family="paragraph" style:parent-style-name="Standard">
      <style:paragraph-properties fo:margin-top="5.045cm" fo:margin-bottom="1.482cm" loext:contextual-spacing="false" fo:text-align="center" style:justify-single-word="false" fo:keep-with-next="always"/>
      <style:text-properties fo:text-transform="uppercase" fo:font-weight="bold" style:font-weight-asian="bold"/>
    </style:style>
    <style:style style:name="tese" style:family="paragraph" style:parent-style-name="Standard">
      <style:paragraph-properties fo:margin-left="1.401cm" fo:margin-right="-0.501cm" style:line-height-at-least="0.635cm" fo:text-indent="2.801cm" style:auto-text-indent="false"/>
      <style:text-properties fo:font-size="13pt" style:font-size-asian="13pt"/>
    </style:style>
    <style:style style:name="text1" style:family="paragraph" style:parent-style-name="Standard">
      <style:paragraph-properties fo:margin-left="0.132cm" fo:margin-right="0.132cm" fo:margin-top="0.397cm" fo:margin-bottom="0.397cm" loext:contextual-spacing="false" fo:line-height="100%" fo:text-align="start" style:justify-single-word="false" fo:text-indent="0cm" style:auto-text-indent="false"/>
      <style:text-properties fo:font-size="10pt" style:font-size-asian="10pt"/>
    </style:style>
    <style:style style:name="Text" style:family="paragraph" style:parent-style-name="Standard" style:class="extra">
      <style:paragraph-properties fo:line-height="0.953cm" style:text-autospace="none"/>
      <style:text-properties fo:language="pt" fo:country="PT" style:font-name-complex="Arial" style:font-family-complex="Arial" style:font-family-generic-complex="swiss" style:font-pitch-complex="variable"/>
    </style:style>
    <style:style style:name="Texto_20_em_20_bloco1" style:display-name="Texto em bloco1" style:family="paragraph" style:parent-style-name="Standard">
      <style:paragraph-properties fo:margin-left="2.54cm" fo:margin-right="2.54cm" fo:margin-top="0cm" fo:margin-bottom="0.212cm" loext:contextual-spacing="false" fo:text-indent="1.251cm" style:auto-text-indent="false"/>
    </style:style>
    <style:style style:name="Texto_20_em_20_bloco2" style:display-name="Texto em bloco2" style:family="paragraph" style:parent-style-name="Standard">
      <style:paragraph-properties fo:margin-left="2.54cm" fo:margin-right="2.54cm" fo:margin-top="0cm" fo:margin-bottom="0.212cm" loext:contextual-spacing="false" fo:text-indent="1.251cm" style:auto-text-indent="false"/>
    </style:style>
    <style:style style:name="Texto_20_sem_20_formatação1" style:display-name="Texto sem formatação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o_20_sem_20_Formatação1" style:display-name="Texto sem Formatação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o_20_sem_20_formatação2" style:display-name="Texto sem formatação2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otitulo_20_style12" style:display-name="textotitulo style12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it_20_1" style:display-name="tit 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style:font-size-asian="16pt" style:font-weight-asian="bold" style:font-size-complex="10pt" style:font-weight-complex="bold"/>
    </style:style>
    <style:style style:name="TIT_20_1_20_PROJETO" style:display-name="TIT 1 PROJETO" style:family="paragraph" style:parent-style-name="parag_20_Char_20_Char">
      <style:paragraph-properties fo:margin-left="0cm" fo:margin-right="0cm" fo:margin-top="0cm" fo:margin-bottom="0.423cm" loext:contextual-spacing="false" fo:text-align="center" style:justify-single-word="false" fo:text-indent="0cm" style:auto-text-indent="false" fo:keep-with-next="always"/>
      <style:text-properties fo:color="#ff0000" fo:language="en" fo:country="US" fo:font-weight="bold" style:font-name-asian="Times New Roman" style:font-family-asian="'Times New Roman'" style:font-family-generic-asian="roman" style:font-pitch-asian="variable" style:font-weight-asian="bold"/>
    </style:style>
    <style:style style:name="tit_20_2" style:display-name="tit 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0pt"/>
    </style:style>
    <style:style style:name="TIT_20_2_20_PROJETO" style:display-name="TIT 2 PROJETO" style:family="paragraph" style:parent-style-name="parag_20_Char_20_Char">
      <style:paragraph-properties fo:margin-left="0cm" fo:margin-right="0cm" fo:text-indent="0cm" style:auto-text-indent="false" fo:keep-with-next="always"/>
      <style:text-properties fo:text-transform="uppercase" fo:font-weight="bold" style:font-name-asian="Times New Roman" style:font-family-asian="'Times New Roman'" style:font-family-generic-asian="roman" style:font-pitch-asian="variable" style:font-weight-asian="bold"/>
    </style:style>
    <style:style style:name="tit_20_3" style:display-name="tit 3" style:family="paragraph" style:parent-style-name="Standard">
      <style:paragraph-properties fo:margin-left="0.635cm" fo:margin-right="0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weight="bold" style:font-weight-asian="bold" style:font-size-complex="10pt"/>
    </style:style>
    <style:style style:name="tit_20_texto_20_2" style:display-name="tit texto 2" style:family="paragraph" style:parent-style-name="Standard">
      <style:paragraph-properties fo:margin-left="0cm" fo:margin-right="0cm" fo:margin-top="0.635cm" fo:margin-bottom="0.635cm" loext:contextual-spacing="false" fo:text-indent="1.501cm" style:auto-text-indent="false"/>
      <style:text-properties fo:font-weight="bold" style:font-weight-asian="bold"/>
    </style:style>
    <style:style style:name="títtulo_20_2t" style:display-name="títtulo 2t" style:family="paragraph" style:parent-style-name="Standard" style:next-style-name="Standard">
      <style:paragraph-properties fo:margin-top="0cm" fo:margin-bottom="1.27cm" loext:contextual-spacing="false" fo:line-height="200%" fo:text-align="start" style:justify-single-word="false"/>
      <style:text-properties fo:font-variant="small-caps" fo:font-weight="bold" style:font-weight-asian="bold"/>
    </style:style>
    <style:style style:name="título_20_1" style:display-name="título 1" style:family="paragraph" style:parent-style-name="Standard" style:next-style-name="Standard">
      <style:paragraph-properties fo:margin-top="5.08cm" fo:margin-bottom="1.764cm" loext:contextual-spacing="false" fo:line-height="200%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/>
    </style:style>
    <style:style style:name="TITULO_20_1_20_ABNT" style:display-name="TITULO 1 ABNT" style:family="paragraph" style:parent-style-name="Standard" style:next-style-name="Standard">
      <style:paragraph-properties fo:margin-top="0cm" fo:margin-bottom="1.27cm" loext:contextual-spacing="false"/>
      <style:text-properties fo:text-transform="uppercase" fo:font-weight="bold" style:font-weight-asian="bold"/>
    </style:style>
    <style:style style:name="TÍTULO_20_1_20_ABNT" style:display-name="TÍTULO 1 ABNT" style:family="paragraph" style:parent-style-name="Standard" style:next-style-name="Standard">
      <style:paragraph-properties fo:margin-top="0cm" fo:margin-bottom="1.27cm" loext:contextual-spacing="false" style:text-autospace="none"/>
      <style:text-properties fo:text-transform="uppercase" fo:font-weight="bold" style:font-weight-asian="bold" style:font-name-complex="Arial" style:font-family-complex="Arial" style:font-family-generic-complex="swiss" style:font-pitch-complex="variable"/>
    </style:style>
    <style:style style:name="Titulo_20_1_20_Centr" style:display-name="Titulo 1 Centr" style:family="paragraph" style:parent-style-name="Heading_20_5" style:list-style-name="">
      <style:paragraph-properties fo:margin-left="0cm" fo:margin-right="0cm" fo:margin-top="0cm" fo:margin-bottom="0.212cm" loext:contextual-spacing="false" fo:text-align="center" style:justify-single-word="false" fo:text-indent="2.501cm" style:auto-text-indent="false"/>
      <style:text-properties fo:text-transform="uppercase" style:font-name="Comic Sans MS" fo:font-family="'Comic Sans MS'" style:font-family-generic="script" style:font-pitch="variable" fo:font-style="normal" fo:font-weight="normal" style:font-style-asian="normal" style:font-weight-asian="normal" style:font-name-complex="Comic Sans MS" style:font-family-complex="'Comic Sans MS'" style:font-family-generic-complex="script" style:font-pitch-complex="variable" style:font-style-complex="normal"/>
    </style:style>
    <style:style style:name="Título_20_1_20_com_20_numero" style:display-name="Título 1 com numero" style:family="paragraph" style:parent-style-name="Heading_20_1">
      <style:paragraph-properties fo:margin-top="0.635cm" fo:margin-bottom="0.847cm" loext:contextual-spacing="false"/>
    </style:style>
    <style:style style:name="Título_20_1_20_sem_20_numero" style:display-name="Título 1 sem numero" style:family="paragraph" style:parent-style-name="Heading_20_1">
      <style:paragraph-properties fo:margin-top="5.045cm" fo:margin-bottom="1.482cm" loext:contextual-spacing="false"/>
    </style:style>
    <style:style style:name="título_20_2" style:display-name="título 2" style:family="paragraph" style:parent-style-name="Standard" style:next-style-name="Standard">
      <style:paragraph-properties fo:margin-left="0cm" fo:margin-right="0cm" fo:margin-top="0cm" fo:margin-bottom="1.27cm" loext:contextual-spacing="false" fo:line-height="200%" fo:text-align="start" style:justify-single-word="false" fo:text-indent="1.501cm" style:auto-text-indent="false"/>
      <style:text-properties fo:font-variant="small-caps" fo:font-weight="bold" style:font-weight-asian="bold"/>
    </style:style>
    <style:style style:name="TITULO_20_2_20_ABNT" style:display-name="TITULO 2 ABNT" style:family="paragraph" style:parent-style-name="Standard" style:next-style-name="Standard">
      <style:paragraph-properties fo:margin-top="1.27cm" fo:margin-bottom="1.27cm" loext:contextual-spacing="false"/>
      <style:text-properties fo:text-transform="uppercase"/>
    </style:style>
    <style:style style:name="TITULO_20_3" style:display-name="TITULO 3" style:family="paragraph" style:parent-style-name="Standard" style:next-style-name="Standard">
      <style:paragraph-properties fo:margin-top="0.635cm" fo:margin-bottom="0.635cm" loext:contextual-spacing="false" fo:text-align="start" style:justify-single-word="false" fo:hyphenation-ladder-count="no-limit"/>
      <style:text-properties fo:font-weight="bold" style:font-weight-asian="bold" style:font-size-complex="12pt" fo:hyphenate="false" fo:hyphenation-remain-char-count="2" fo:hyphenation-push-char-count="2"/>
    </style:style>
    <style:style style:name="TITULO_20_4_20_ABNT" style:display-name="TITULO 4 ABNT" style:family="paragraph" style:parent-style-name="Standard" style:next-style-name="Standard">
      <style:paragraph-properties fo:margin-top="1.27cm" fo:margin-bottom="1.27cm" loext:contextual-spacing="false"/>
    </style:style>
    <style:style style:name="TITULO_20_5_20_ABNT" style:display-name="TITULO 5 ABNT" style:family="paragraph" style:parent-style-name="Standard" style:next-style-name="Standard">
      <style:paragraph-properties fo:margin-top="1.27cm" fo:margin-bottom="1.27cm" loext:contextual-spacing="false"/>
      <style:text-properties fo:font-style="italic" style:font-style-asian="italic"/>
    </style:style>
    <style:style style:name="titulo_20_central_20_1" style:display-name="titulo central 1" style:family="paragraph" style:parent-style-name="Standard" style:next-style-name="Standard">
      <style:paragraph-properties fo:margin-top="0cm" fo:margin-bottom="1.27cm" loext:contextual-spacing="false" fo:text-align="center" style:justify-single-word="false"/>
      <style:text-properties fo:text-transform="uppercase" fo:font-weight="bold" style:font-weight-asian="bold"/>
    </style:style>
    <style:style style:name="título_20_central_20_1" style:display-name="título central 1" style:family="paragraph" style:parent-style-name="Standard" style:next-style-name="Standard">
      <style:paragraph-properties fo:margin-left="0cm" fo:margin-right="0cm" fo:margin-top="0cm" fo:margin-bottom="1.27cm" loext:contextual-spacing="false" fo:line-height="150%" fo:text-align="center" style:justify-single-word="false" fo:text-indent="1.251cm" style:auto-text-indent="false"/>
      <style:text-properties fo:text-transform="uppercase" style:font-name="Arial" fo:font-family="Arial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1pt"/>
    </style:style>
    <style:style style:name="TITULO_20_CENTRAL_20_1_20_ABNT" style:display-name="TITULO CENTRAL 1 ABNT" style:family="paragraph" style:parent-style-name="Standard" style:next-style-name="Standard">
      <style:paragraph-properties fo:margin-top="0cm" fo:margin-bottom="1.27cm" loext:contextual-spacing="false" fo:text-align="center" style:justify-single-word="false"/>
      <style:text-properties fo:text-transform="uppercase" fo:font-weight="bold" style:font-weight-asian="bold"/>
    </style:style>
    <style:style style:name="TÍTULO_20_CENTRAL_20_10" style:display-name="TÍTULO CENTRAL 10" style:family="paragraph" style:parent-style-name="Standard" style:next-style-name="Standard">
      <style:paragraph-properties fo:margin-top="0cm" fo:margin-bottom="1.27cm" loext:contextual-spacing="false" fo:text-align="center" style:justify-single-word="false"/>
      <style:text-properties fo:text-transform="uppercase" fo:font-weight="bold" style:font-weight-asian="bold"/>
    </style:style>
    <style:style style:name="titulo_20_central_20_11" style:display-name="titulo central 11" style:family="paragraph" style:parent-style-name="Standard" style:next-style-name="Standard">
      <style:paragraph-properties fo:margin-left="0cm" fo:margin-right="0cm" fo:margin-top="0cm" fo:margin-bottom="1.27cm" loext:contextual-spacing="false" fo:text-align="center" style:justify-single-word="false" fo:text-indent="0cm" style:auto-text-indent="false"/>
      <style:text-properties fo:text-transform="uppercase" fo:font-weight="bold" style:font-weight-asian="bold"/>
    </style:style>
    <style:style style:name="TITULO_20_CENTRAL_20_2_20_ABNT" style:display-name="TITULO CENTRAL 2 ABNT" style:family="paragraph" style:parent-style-name="Standard" style:next-style-name="Standard">
      <style:paragraph-properties fo:margin-top="0cm" fo:margin-bottom="1.27cm" loext:contextual-spacing="false" fo:text-align="center" style:justify-single-word="false"/>
      <style:text-properties fo:text-transform="uppercase" fo:font-weight="bold" style:font-weight-asian="bold"/>
    </style:style>
    <style:style style:name="TÍTULO_20_CENTRAL_20_21" style:display-name="TÍTULO CENTRAL 21" style:family="paragraph" style:parent-style-name="Standard" style:next-style-name="Standard">
      <style:paragraph-properties fo:margin-left="0cm" fo:margin-right="0cm" fo:margin-top="0cm" fo:margin-bottom="1.27cm" loext:contextual-spacing="false" fo:text-align="center" style:justify-single-word="false" fo:text-indent="0cm" style:auto-text-indent="false"/>
      <style:text-properties fo:text-transform="uppercase" fo:font-weight="bold" style:font-weight-asian="bold"/>
    </style:style>
    <style:style style:name="titulo_20_central_20_22" style:display-name="titulo central 22" style:family="paragraph" style:parent-style-name="Standard" style:next-style-name="Standard">
      <style:paragraph-properties fo:margin-left="0cm" fo:margin-right="0cm" fo:margin-top="0cm" fo:margin-bottom="1.27cm" loext:contextual-spacing="false" fo:text-align="center" style:justify-single-word="false" fo:text-indent="0cm" style:auto-text-indent="false"/>
      <style:text-properties fo:text-transform="uppercase" fo:font-weight="bold" style:font-weight-asian="bold"/>
    </style:style>
    <style:style style:name="Título_20_da_20_nota1" style:display-name="Título da nota1" style:family="paragraph" style:parent-style-name="Standard" style:next-style-name="Standard"/>
    <style:style style:name="Título_20_da_20_nota2" style:display-name="Título da nota2" style:family="paragraph" style:parent-style-name="Standard" style:next-style-name="Standard"/>
    <style:style style:name="titulo3" style:family="paragraph" style:parent-style-name="Standard" style:next-style-name="Standard">
      <style:paragraph-properties fo:margin-top="0cm" fo:margin-bottom="1.27cm" loext:contextual-spacing="false" fo:line-height="200%" fo:text-align="start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titulosecao_20_style12" style:display-name="titulosecao style12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UNICIDPARAGRAFO" style:family="paragraph" style:parent-style-name="Standard">
      <style:paragraph-properties fo:margin-left="0cm" fo:margin-right="0cm" fo:line-height="200%" fo:text-indent="5.502cm" style:auto-text-indent="false" fo:background-color="#ffffff">
        <style:background-image/>
      </style:paragraph-properties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universidade" style:family="paragraph" style:parent-style-name="Standard">
      <style:paragraph-properties fo:margin-top="0.071cm" fo:margin-bottom="0cm" loext:contextual-spacing="false" fo:text-align="center" style:justify-single-word="false"/>
    </style:style>
    <style:style style:name="xl22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23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9pt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24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9pt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25" style:family="paragraph" style:parent-style-name="Standard">
      <style:paragraph-properties fo:margin-left="0cm" fo:margin-right="0cm" fo:margin-top="0.494cm" fo:margin-bottom="0.494cm" loext:contextual-spacing="false" fo:line-height="100%" fo:text-align="end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26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27" style:family="paragraph" style:parent-style-name="Standard">
      <style:paragraph-properties fo:margin-left="0cm" fo:margin-right="0cm" fo:margin-top="0.494cm" fo:margin-bottom="0.494cm" loext:contextual-spacing="false" fo:line-height="100%" fo:text-align="center" style:justify-single-word="false" fo:text-indent="0cm" style:auto-text-indent="false" fo:padding="0cm" fo:border-left="0.51pt solid #000000" fo:border-right="none" fo:border-top="0.51pt solid #000000" fo:border-bottom="0.51pt solid #000000" style:vertical-align="middl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28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29" style:family="paragraph" style:parent-style-name="Standard">
      <style:paragraph-properties fo:margin-left="0cm" fo:margin-right="0cm" fo:margin-top="0.494cm" fo:margin-bottom="0.494cm" loext:contextual-spacing="false" fo:line-height="100%" fo:text-align="end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30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31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 fo:padding="0cm" fo:border-left="none" fo:border-right="none" fo:border-top="none" fo:border-bottom="0.51pt solid #000000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32" style:family="paragraph" style:parent-style-name="Standard">
      <style:paragraph-properties fo:margin-left="0cm" fo:margin-right="0cm" fo:margin-top="0.494cm" fo:margin-bottom="0.494cm" loext:contextual-spacing="false" fo:line-height="100%" fo:text-align="end" style:justify-single-word="false" fo:text-indent="0cm" style:auto-text-indent="false"/>
      <style:text-properties fo:font-size="7pt" fo:font-weight="bold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xl33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7pt" fo:font-weight="bold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xl34" style:family="paragraph" style:parent-style-name="Standard">
      <style:paragraph-properties fo:margin-left="0cm" fo:margin-right="0cm" fo:margin-top="0.494cm" fo:margin-bottom="0.494cm" loext:contextual-spacing="false" fo:line-height="100%" fo:text-align="end" style:justify-single-word="false" fo:text-indent="0cm" style:auto-text-indent="false"/>
      <style:text-properties fo:font-size="7pt" fo:font-weight="bold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xl35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7pt" fo:font-weight="bold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xl36" style:family="paragraph" style:parent-style-name="Standard">
      <style:paragraph-properties fo:margin-left="0cm" fo:margin-right="0cm" fo:margin-top="0.494cm" fo:margin-bottom="0.494cm" loext:contextual-spacing="false" fo:line-height="100%" fo:text-align="end" style:justify-single-word="false" fo:text-indent="0cm" style:auto-text-indent="false"/>
      <style:text-properties fo:font-size="7pt" fo:font-weight="bold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xl37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7pt" fo:font-weight="bold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xl38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7pt" fo:font-weight="bold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xl39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40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41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Univers 55" fo:font-family="'Univers 55'" style:font-family-generic="swiss" style:font-pitch="variable" fo:font-size="7pt" fo:font-style="italic" style:font-size-asian="7pt" style:font-style-asian="italic" style:font-name-complex="Times New Roman" style:font-family-complex="'Times New Roman'" style:font-family-generic-complex="roman" style:font-pitch-complex="variable" style:font-size-complex="7pt" style:font-style-complex="italic"/>
    </style:style>
    <style:style style:name="xl42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43" style:family="paragraph" style:parent-style-name="Standard">
      <style:paragraph-properties fo:margin-left="0cm" fo:margin-right="0cm" fo:margin-top="0.494cm" fo:margin-bottom="0.494cm" loext:contextual-spacing="false" fo:line-height="100%" fo:text-align="end" style:justify-single-word="false" fo:text-indent="0cm" style:auto-text-indent="false"/>
      <style:text-properties style:font-name="Univers 45 Light" fo:font-family="'Univers 45 Light'" style:font-family-generic="swiss" style:font-pitch="variable" fo:font-size="7pt" fo:font-weight="bold" style:font-size-asian="7pt" style:font-weight-asian="bold" style:font-name-complex="Times New Roman" style:font-family-complex="'Times New Roman'" style:font-family-generic-complex="roman" style:font-pitch-complex="variable" style:font-size-complex="7pt" style:font-weight-complex="bold"/>
    </style:style>
    <style:style style:name="xl44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Univers 45 Light" fo:font-family="'Univers 45 Light'" style:font-family-generic="swiss" style:font-pitch="variable" fo:font-size="7pt" fo:font-weight="bold" style:font-size-asian="7pt" style:font-weight-asian="bold" style:font-name-complex="Times New Roman" style:font-family-complex="'Times New Roman'" style:font-family-generic-complex="roman" style:font-pitch-complex="variable" style:font-size-complex="7pt" style:font-weight-complex="bold"/>
    </style:style>
    <style:style style:name="xl45" style:family="paragraph" style:parent-style-name="Standard">
      <style:paragraph-properties fo:margin-left="0cm" fo:margin-right="0cm" fo:margin-top="0.494cm" fo:margin-bottom="0.494cm" loext:contextual-spacing="false" fo:line-height="100%" fo:text-align="end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46" style:family="paragraph" style:parent-style-name="Standard">
      <style:paragraph-properties fo:margin-left="0cm" fo:margin-right="0cm" fo:margin-top="0.494cm" fo:margin-bottom="0.494cm" loext:contextual-spacing="false" fo:line-height="100%" fo:text-align="end" style:justify-single-word="false" fo:text-indent="0cm" style:auto-text-indent="fals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47" style:family="paragraph" style:parent-style-name="Standard">
      <style:paragraph-properties fo:margin-left="0cm" fo:margin-right="0cm" fo:margin-top="0.494cm" fo:margin-bottom="0.494cm" loext:contextual-spacing="false" fo:line-height="100%" fo:text-align="center" style:justify-single-word="false" fo:text-indent="0cm" style:auto-text-indent="false"/>
      <style:text-properties style:font-name="Univers 45 Light" fo:font-family="'Univers 45 Light'" style:font-family-generic="swiss" style:font-pitch="variable" fo:font-size="9pt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xl48" style:family="paragraph" style:parent-style-name="Standard">
      <style:paragraph-properties fo:margin-left="0cm" fo:margin-right="0cm" fo:margin-top="0.494cm" fo:margin-bottom="0.494cm" loext:contextual-spacing="false" fo:line-height="100%" fo:text-align="center" style:justify-single-word="false" fo:text-indent="0cm" style:auto-text-indent="false" fo:padding="0cm" fo:border-left="none" fo:border-right="none" fo:border-top="0.51pt solid #000000" fo:border-bottom="0.51pt solid #000000" style:vertical-align="middle"/>
      <style:text-properties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49" style:family="paragraph" style:parent-style-name="Standard">
      <style:paragraph-properties fo:margin-left="0cm" fo:margin-right="0cm" fo:margin-top="0.494cm" fo:margin-bottom="0.494cm" loext:contextual-spacing="false" fo:line-height="100%" fo:text-align="center" style:justify-single-word="false" fo:text-indent="0cm" style:auto-text-indent="false" fo:padding="0cm" fo:border-left="none" fo:border-right="none" fo:border-top="none" fo:border-bottom="0.51pt solid #000000" style:vertical-align="middle"/>
      <style:text-properties fo:color="#000000"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50" style:family="paragraph" style:parent-style-name="Standard">
      <style:paragraph-properties fo:margin-left="0cm" fo:margin-right="0cm" fo:margin-top="0.494cm" fo:margin-bottom="0.494cm" loext:contextual-spacing="false" fo:line-height="100%" fo:text-align="center" style:justify-single-word="false" fo:text-indent="0cm" style:auto-text-indent="false" fo:padding="0cm" fo:border-left="none" fo:border-right="0.51pt solid #000000" fo:border-top="none" fo:border-bottom="0.51pt solid #000000" style:vertical-align="middle"/>
      <style:text-properties fo:color="#000000"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51" style:family="paragraph" style:parent-style-name="Standard">
      <style:paragraph-properties fo:margin-left="0cm" fo:margin-right="0cm" fo:margin-top="0.494cm" fo:margin-bottom="0.494cm" loext:contextual-spacing="false" fo:line-height="100%" fo:text-align="center" style:justify-single-word="false" fo:text-indent="0cm" style:auto-text-indent="false" fo:padding="0cm" fo:border-left="0.51pt solid #000000" fo:border-right="none" fo:border-top="none" fo:border-bottom="0.51pt solid #000000" style:vertical-align="middle"/>
      <style:text-properties fo:color="#000000"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52" style:family="paragraph" style:parent-style-name="Standard">
      <style:paragraph-properties fo:margin-left="0cm" fo:margin-right="0cm" fo:margin-top="0.494cm" fo:margin-bottom="0.494cm" loext:contextual-spacing="false" fo:line-height="100%" fo:text-align="center" style:justify-single-word="false" fo:text-indent="0cm" style:auto-text-indent="false" fo:padding="0cm" fo:border-left="none" fo:border-right="none" fo:border-top="0.51pt solid #000000" fo:border-bottom="none" style:vertical-align="middle"/>
      <style:text-properties fo:color="#000000"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53" style:family="paragraph" style:parent-style-name="Standard">
      <style:paragraph-properties fo:margin-left="0cm" fo:margin-right="0cm" fo:margin-top="0.494cm" fo:margin-bottom="0.494cm" loext:contextual-spacing="false" fo:line-height="100%" fo:text-align="center" style:justify-single-word="false" fo:text-indent="0cm" style:auto-text-indent="false" fo:padding="0cm" fo:border-left="none" fo:border-right="0.51pt solid #000000" fo:border-top="0.51pt solid #000000" fo:border-bottom="none" style:vertical-align="middle"/>
      <style:text-properties fo:color="#000000"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xl54" style:family="paragraph" style:parent-style-name="Standard">
      <style:paragraph-properties fo:margin-left="0cm" fo:margin-right="0cm" fo:margin-top="0.494cm" fo:margin-bottom="0.494cm" loext:contextual-spacing="false" fo:line-height="100%" fo:text-align="center" style:justify-single-word="false" fo:text-indent="0cm" style:auto-text-indent="false" fo:padding="0cm" fo:border-left="0.51pt solid #000000" fo:border-right="none" fo:border-top="0.51pt solid #000000" fo:border-bottom="none" style:vertical-align="middle"/>
      <style:text-properties fo:color="#000000" style:font-name="Univers 55" fo:font-family="'Univers 55'" style:font-family-generic="swiss" style:font-pitch="variable" fo:font-size="7pt" style:font-size-asian="7pt" style:font-name-complex="Times New Roman" style:font-family-complex="'Times New Roman'" style:font-family-generic-complex="roman" style:font-pitch-complex="variable" style:font-size-complex="7pt"/>
    </style:style>
    <style:style style:name="Bibliography" style:family="paragraph" style:parent-style-name="Standard" style:next-style-name="Standard"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/>
    </style:style>
    <style:style style:name="il_5f_n" style:display-name="il_n" style:family="paragraph" style:parent-style-name="Standard">
      <style:paragraph-properties fo:line-height="12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il_5f_r" style:display-name="il_r" style:family="paragraph" style:parent-style-name="Standard">
      <style:paragraph-properties fo:line-height="120%"/>
      <style:text-properties fo:color="#228822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Intense_20_Quote" style:display-name="Intense Quot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1.251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ize-complex="11pt" style:font-style-complex="italic" style:font-weight-complex="bold"/>
    </style:style>
    <style:style style:name="No_20_Spacing" style:display-name="No Spacing" style:family="paragraph">
      <style:paragraph-properties fo:margin-left="0cm" fo:margin-right="0cm" style:line-height-at-least="0.176cm" fo:text-align="justify" style:justify-single-word="false" fo:orphans="2" fo:widows="2" fo:hyphenation-ladder-count="no-limit" fo:text-indent="1.251cm" style:auto-text-indent="fals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Referência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1pt"/>
    </style:style>
    <style:style style:name="rg_5f_ha" style:display-name="rg_ha" style:family="paragraph" style:parent-style-name="Standard">
      <style:paragraph-properties fo:margin-left="0.026cm" fo:margin-right="0.026cm" fo:text-indent="1.251cm" style:auto-text-indent="false"/>
      <style:text-properties fo:color="#666666"/>
    </style:style>
    <style:style style:name="rg_5f_hn" style:display-name="rg_hn" style:family="paragraph" style:parent-style-name="Standard">
      <style:paragraph-properties fo:margin-left="0.026cm" fo:margin-right="0.026cm" fo:line-height="120%" fo:text-indent="1.251cm" style:auto-text-indent="false"/>
    </style:style>
    <style:style style:name="rg_5f_hr" style:display-name="rg_hr" style:family="paragraph" style:parent-style-name="Standard">
      <style:paragraph-properties fo:margin-left="0.026cm" fo:margin-right="0.026cm" fo:text-indent="1.251cm" style:auto-text-indent="false"/>
      <style:text-properties fo:color="#009933"/>
    </style:style>
    <style:style style:name="rg_5f_ht" style:display-name="rg_ht" style:family="paragraph" style:parent-style-name="Standard">
      <style:paragraph-properties fo:margin-left="0.026cm" fo:margin-right="0.026cm" fo:line-height="120%" fo:text-indent="1.251cm" style:auto-text-indent="false"/>
      <style:text-properties fo:font-size="15pt" style:font-size-asian="15pt" style:font-size-complex="15pt"/>
    </style:style>
    <style:style style:name="Arial" style:family="paragraph" style:parent-style-name="Standard">
      <style:text-properties fo:font-size="10pt" style:font-size-asian="10pt"/>
    </style:style>
    <style:style style:name="texto2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Estilo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ITAÇÃO_20_LONGA" style:display-name="CITAÇÃO LONGA" style:family="paragraph" style:parent-style-name="Standard" style:next-style-name="Standard">
      <style:paragraph-properties fo:margin-left="4.001cm" fo:margin-right="0cm" fo:margin-top="0.635cm" fo:margin-bottom="0.635cm" loext:contextual-spacing="false" fo:line-height="100%" fo:text-indent="0cm" style:auto-text-indent="false"/>
      <style:text-properties fo:font-size="10pt" style:font-size-asian="10pt" style:font-name-complex="Arial" style:font-family-complex="Arial" style:font-family-generic-complex="swiss" style:font-pitch-complex="variable"/>
    </style:style>
    <style:style style:name="NOTA_20_RODAPÉ_20_FERNANDO" style:display-name="NOTA RODAPÉ FERNANDO" style:family="paragraph" style:parent-style-name="Standard">
      <style:paragraph-properties fo:margin-left="4.001cm" fo:margin-right="0cm" fo:hyphenation-ladder-count="no-limit" fo:text-indent="1.251cm" style:auto-text-indent="false" text:number-lines="false" text:line-number="0"/>
      <style:text-properties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EXTO_20_TCC_20_FERNANDO" style:display-name="TEXTO TCC FERNANDO" style:family="paragraph" style:parent-style-name="Standard">
      <style:paragraph-properties fo:margin-left="0cm" fo:margin-right="0cm" fo:hyphenation-ladder-count="no-limit" fo:text-indent="0cm" style:auto-text-indent="false"/>
      <style:text-properties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_30_0_20_-_20_TÍTULO_20_-_20_Central_20_1" style:display-name="00 - TÍTULO - Central 1" style:family="paragraph" style:parent-style-name="Standard">
      <style:paragraph-properties fo:margin-top="0cm" fo:margin-bottom="0.847cm" loext:contextual-spacing="false" fo:text-align="center" style:justify-single-word="false"/>
      <style:text-properties fo:text-transform="uppercase" fo:font-weight="bold" style:font-weight-asian="bold"/>
    </style:style>
    <style:style style:name="_30_1a_20_-_20_CAPA_20_-_20_texto" style:display-name="01a - CAPA - texto" style:family="paragraph">
      <style:paragraph-properties fo:line-height="150%"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1b_20_-_20_CAPA_20_-_20_título" style:display-name="01b - CAPA - título" style:family="paragraph">
      <style:paragraph-properties fo:line-height="150%"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12pt" fo:letter-spacing="0.009cm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1c_20_-_20_CAPA_20_-_20_local_20_e_20_data" style:display-name="01c - CAPA - local e data" style:family="paragraph">
      <style:paragraph-properties fo:line-height="150%" fo:text-align="center" style:justify-single-word="false" fo:orphans="2" fo:widows="2"/>
      <style:text-properties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1d_20_-_20_CAPA_20_-_20_natureza" style:display-name="01d - CAPA - natureza" style:family="paragraph">
      <style:paragraph-properties fo:line-height="150%" fo:text-align="justify" style:justify-single-word="false" fo:orphans="2" fo:widows="2"/>
      <style:text-properties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1e_20_-_20_CAPA_20_-_20_orientador" style:display-name="01e - CAPA - orientador" style:family="paragraph">
      <style:paragraph-properties fo:line-height="150%" fo:text-align="end" style:justify-single-word="false" fo:orphans="2" fo:widows="2"/>
      <style:text-properties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1f_20_-_20_CAPA_20_-_20_aprovado" style:display-name="01f - CAPA - aprovado" style:family="paragraph">
      <style:paragraph-properties fo:line-height="150%" fo:orphans="2" fo:widows="2"/>
      <style:text-properties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1g_20_-_20_CAPA_20_-_20_assinatura" style:display-name="01g - CAPA - assinatura" style:family="paragraph" style:parent-style-name="_30_1a_20_-_20_CAPA_20_-_20_texto">
      <style:paragraph-properties fo:margin-top="0cm" fo:margin-bottom="0.635cm" loext:contextual-spacing="false"/>
      <style:text-properties fo:font-variant="normal" fo:text-transform="none" fo:font-size="11pt" style:font-size-asian="11pt"/>
    </style:style>
    <style:style style:name="_30_2_20_-_20_Dedicatória" style:display-name="02 - Dedicatória" style:family="paragraph">
      <style:paragraph-properties fo:margin-left="8.001cm" fo:margin-right="0cm" fo:margin-top="0cm" fo:margin-bottom="0.212cm" loext:contextual-spacing="false" fo:line-height="150%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3_20_-_20_Agradecimentos" style:display-name="03 - Agradecimentos" style:family="paragraph" style:parent-style-name="Standard">
      <style:paragraph-properties fo:margin-left="0cm" fo:margin-right="0cm" fo:margin-top="0cm" fo:margin-bottom="0.212cm" loext:contextual-spacing="false" fo:text-indent="1.501cm" style:auto-text-indent="false"/>
      <style:text-properties style:font-name-complex="Arial" style:font-family-complex="Arial" style:font-family-generic-complex="swiss" style:font-pitch-complex="variable"/>
    </style:style>
    <style:style style:name="_30_4_20_-_20_Epígrafe" style:display-name="04 - Epígrafe" style:family="paragraph" style:parent-style-name="_30_3_20_-_20_Agradecimentos">
      <style:paragraph-properties fo:margin-left="8.001cm" fo:margin-right="0cm" fo:text-align="end" style:justify-single-word="false" fo:text-indent="0cm" style:auto-text-indent="false"/>
      <style:text-properties fo:font-size="11pt" fo:font-style="italic" style:font-size-asian="11pt" style:font-style-asian="italic"/>
    </style:style>
    <style:style style:name="_30_5_20_-_20_Resumo" style:display-name="05 - Resumo" style:family="paragraph">
      <style:paragraph-properties fo:margin-left="0cm" fo:margin-right="0cm" fo:margin-top="0cm" fo:margin-bottom="0.847cm" loext:contextual-spacing="false" fo:text-align="justify" style:justify-single-word="false" fo:orphans="2" fo:widows="2" fo:text-indent="1.50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Agradecimentos" style:family="paragraph" style:parent-style-name="Dedicatória" style:next-style-name="Dedicatória">
      <style:paragraph-properties fo:margin-left="5.6cm" fo:margin-right="0cm" fo:margin-top="0.635cm" fo:margin-bottom="0cm" loext:contextual-spacing="false" fo:text-indent="0cm" style:auto-text-indent="false"/>
    </style:style>
    <style:style style:name="Alínea_20__28_-_29_" style:display-name="Alínea (-)" style:family="paragraph" style:parent-style-name="Standard" style:next-style-name="Parágrafo">
      <style:paragraph-properties fo:margin-top="0cm" fo:margin-bottom="0.423cm" loext:contextual-spacing="true"/>
    </style:style>
    <style:style style:name="Alínea_20__28_1_29_" style:display-name="Alínea (1)" style:family="paragraph" style:parent-style-name="Standard" style:next-style-name="Parágrafo">
      <style:paragraph-properties fo:margin-top="0cm" fo:margin-bottom="0.423cm" loext:contextual-spacing="true"/>
    </style:style>
    <style:style style:name="Alínea_20__28_A_29_" style:display-name="Alínea (A)" style:family="paragraph" style:parent-style-name="Standard" style:next-style-name="Parágrafo" style:list-style-name="WW8Num38">
      <style:paragraph-properties fo:margin-top="0cm" fo:margin-bottom="0.423cm" loext:contextual-spacing="true"/>
    </style:style>
    <style:style style:name="Alínea_20__28_I_29_" style:display-name="Alínea (I)" style:family="paragraph" style:parent-style-name="Standard" style:next-style-name="Parágrafo" style:list-style-name="WW8Num40">
      <style:paragraph-properties fo:margin-top="0cm" fo:margin-bottom="0.423cm" loext:contextual-spacing="true"/>
    </style:style>
    <style:style style:name="Citação_20_Longa_20_1" style:display-name="Citação Longa 1" style:family="paragraph" style:parent-style-name="Standard" style:next-style-name="Parágrafo" style:list-style-name="WW8Num23">
      <style:paragraph-properties fo:margin-top="0.212cm" fo:margin-bottom="0.423cm" loext:contextual-spacing="true"/>
      <style:text-properties fo:font-size="10pt" style:font-size-asian="10pt"/>
    </style:style>
    <style:style style:name="Citação_20_Longa_20_2" style:display-name="Citação Longa 2" style:family="paragraph" style:parent-style-name="Standard" style:next-style-name="Parágrafo">
      <style:paragraph-properties fo:margin-left="4.001cm" fo:margin-right="0cm" fo:margin-top="0.635cm" fo:margin-bottom="0.847cm" loext:contextual-spacing="true" fo:text-indent="1.251cm" style:auto-text-indent="false"/>
      <style:text-properties fo:font-size="10.5pt" style:font-size-asian="10.5pt"/>
    </style:style>
    <style:style style:name="Figura_20_ou_20_Gráfico" style:display-name="Figura ou Gráfico" style:family="paragraph" style:parent-style-name="Standard" style:next-style-name="Fonte">
      <style:paragraph-properties fo:margin-top="0cm" fo:margin-bottom="0.212cm" loext:contextual-spacing="false" fo:text-align="center" style:justify-single-word="false" fo:keep-with-next="always"/>
      <style:text-properties fo:font-size="10.5pt" style:font-size-asian="10.5pt"/>
    </style:style>
    <style:style style:name="Fonte" style:family="paragraph" style:parent-style-name="Standard">
      <style:paragraph-properties fo:margin-left="0cm" fo:margin-right="0cm" fo:margin-top="0cm" fo:margin-bottom="0.635cm" loext:contextual-spacing="false" fo:line-height="100%" fo:text-indent="3.251cm" style:auto-text-indent="false"/>
      <style:text-properties fo:font-size="10pt" style:font-size-asian="10pt" style:font-name-complex="Arial" style:font-family-complex="Arial" style:font-family-generic-complex="swiss" style:font-pitch-complex="variable"/>
    </style:style>
    <style:style style:name="Resumo_20_-_20_Texto" style:display-name="Resumo - Texto" style:family="paragraph" style:parent-style-name="Standard">
      <style:paragraph-properties fo:margin-top="0cm" fo:margin-bottom="0.847cm" loext:contextual-spacing="false"/>
    </style:style>
    <style:style style:name="Subalínea" style:family="paragraph" style:parent-style-name="Standard" style:next-style-name="Parágrafo">
      <style:paragraph-properties fo:margin-top="0cm" fo:margin-bottom="0.423cm" loext:contextual-spacing="true"/>
    </style:style>
    <style:style style:name="Texto_20_-_20_Tabela_20_e_20_Quadro" style:display-name="Texto - Tabela e Quadro" style:family="paragraph" style:parent-style-name="Standard" style:next-style-name="Fonte">
      <style:paragraph-properties fo:margin-top="0.106cm" fo:margin-bottom="0.106cm" loext:contextual-spacing="false" fo:text-align="center" style:justify-single-word="false"/>
      <style:text-properties fo:font-size="10.5pt" style:font-size-asian="10.5pt"/>
    </style:style>
    <style:style style:name="Título_20_de_20_Figura" style:display-name="Título de Figura" style:family="paragraph" style:parent-style-name="Standard" style:next-style-name="Figura_20_ou_20_Gráfico">
      <style:paragraph-properties fo:text-align="center" style:justify-single-word="false" fo:keep-with-next="always"/>
    </style:style>
    <style:style style:name="Título_20_de_20_Gráfico" style:display-name="Título de Gráfico" style:family="paragraph" style:parent-style-name="Standard" style:next-style-name="Figura_20_ou_20_Gráfico">
      <style:paragraph-properties fo:text-align="center" style:justify-single-word="false" fo:keep-with-next="always"/>
    </style:style>
    <style:style style:name="Título_20_de_20_Quadro" style:display-name="Título de Quadro" style:family="paragraph" style:parent-style-name="Standard" style:next-style-name="Texto_20_-_20_Tabela_20_e_20_Quadro">
      <style:paragraph-properties fo:text-align="center" style:justify-single-word="false" fo:keep-with-next="always"/>
    </style:style>
    <style:style style:name="Título_20_de_20_Tabela" style:display-name="Título de Tabela" style:family="paragraph" style:parent-style-name="Standard" style:next-style-name="Texto_20_-_20_Tabela_20_e_20_Quadro">
      <style:paragraph-properties fo:text-align="center" style:justify-single-word="false" fo:keep-with-next="always"/>
    </style:style>
    <style:style style:name="ABNT" style:family="paragraph" style:parent-style-name="Standard">
      <style:paragraph-properties fo:margin-left="0cm" fo:margin-right="0cm" fo:line-height="200%" fo:text-indent="1.501cm" style:auto-text-indent="false"/>
    </style:style>
    <style:style style:name="ANÍNEAS" style:family="paragraph" style:parent-style-name="Standard" style:list-style-name="WW8Num36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itação2" style:family="paragraph" style:parent-style-name="Standard" style:next-style-name="Standard">
      <style:paragraph-properties fo:margin-left="4.001cm" fo:margin-right="0cm" fo:margin-top="0.635cm" fo:margin-bottom="0.635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a_20_letrada" style:display-name="Lista letrada" style:family="paragraph" style:parent-style-name="Standard" style:next-style-name="Standard" style:list-style-name="WW8Num29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a_20_numerada" style:display-name="Lista numerada" style:family="paragraph" style:parent-style-name="Standard" style:next-style-name="Standard" style:list-style-name="WW8Num32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ítulo_20_Centralizado_20_1" style:display-name="Título Centralizado 1" style:family="paragraph" style:parent-style-name="Standard" style:next-style-name="Standard">
      <style:paragraph-properties fo:margin-top="0cm" fo:margin-bottom="0.635cm" loext:contextual-spacing="false" fo:text-align="center" style:justify-single-word="false"/>
      <style:text-properties fo:text-transform="uppercase" fo:font-weight="bold" style:font-weight-asian="bold"/>
    </style:style>
    <style:style style:name="TÍTULO_20_CENTRALIZADO_20_2" style:display-name="TÍTULO CENTRALIZADO 2" style:family="paragraph" style:parent-style-name="Standard" style:next-style-name="Standard">
      <style:paragraph-properties fo:margin-top="0cm" fo:margin-bottom="0.635cm" loext:contextual-spacing="false" fo:line-height="150%" fo:text-align="center" style:justify-single-word="false"/>
      <style:text-properties fo:text-transform="uppercase" fo:font-weight="bold" style:font-weight-asian="bold"/>
    </style:style>
    <style:style style:name="ABNT_20_normal" style:display-name="ABNT normal" style:family="paragraph" style:parent-style-name="Standard">
      <style:paragraph-properties fo:margin-left="0cm" fo:margin-right="0cm" fo:margin-top="0.176cm" fo:margin-bottom="0.423cm" loext:contextual-spacing="false" fo:line-height="150%" fo:text-align="justify" style:justify-single-word="false" fo:text-indent="1.50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ing_20__28_user_29_" style:display-name="Heading (user)" style:family="paragraph" style:parent-style-name="Standard" style:next-style-name="Standard">
      <style:paragraph-properties fo:margin-left="0cm" fo:margin-right="0cm" fo:margin-top="0.423cm" fo:margin-bottom="0.212cm" loext:contextual-spacing="false" fo:text-align="start" style:justify-single-word="false" fo:hyphenation-ladder-count="no-limit" fo:text-indent="0cm" style:auto-text-indent="false" fo:keep-with-next="always" style:vertical-align="baseline"/>
      <style:text-properties fo:font-size="14pt" style:letter-kerning="true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Index_20__28_user_29_" style:display-name="Index (user)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 text:number-lines="false" text:line-number="0" style:vertical-align="baseline"/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font-name-complex="Tahoma" style:font-family-complex="Tahoma" style:font-family-generic-complex="swiss" style:font-pitch-complex="variable" style:font-size-complex="11pt" fo:hyphenate="false" fo:hyphenation-remain-char-count="2" fo:hyphenation-push-char-count="2"/>
    </style:style>
    <style:style style:name="Standard_20__28_user_29_" style:display-name="Standard (user)" style:family="paragraph">
      <style:paragraph-properties fo:line-height="150%"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1pt" fo:language="pt" fo:country="BR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TÍTULO_20_DO_20_CAPÍTULO" style:display-name="TÍTULO DO CAPÍTULO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/>
      <style:text-properties fo:text-transform="uppercase"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yiv200037665abntnormal" style:family="paragraph" style:parent-style-name="Standard">
      <style:paragraph-properties fo:margin-top="0.494cm" fo:margin-bottom="0.494cm" loext:contextual-spacing="false" fo:line-height="100%" fo:orphans="2" fo:widows="2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Pa0_2b_3" style:display-name="Pa0+3" style:family="paragraph" style:parent-style-name="Default" style:next-style-name="Default">
      <style:paragraph-properties style:line-height-at-least="0.249cm"/>
      <style:text-properties fo:color="#000000" style:font-name="GillSans" fo:font-family="GillSans, GillSans" style:font-family-generic="swiss" style:font-name-complex="GillSans" style:font-family-complex="GillSans, GillSans" style:font-family-generic-complex="swiss"/>
    </style:style>
    <style:style style:name="TÍTULO_20_PÓS-TEXTUAL" style:display-name="TÍTULO PÓS-TEXTUAL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</style:style>
    <style:style style:name="Transcription_20_Dissertation" style:display-name="Transcription Dissertation" style:family="paragraph" style:parent-style-name="Standard">
      <style:paragraph-properties fo:margin-left="3.493cm" fo:margin-right="0cm" fo:margin-top="0cm" fo:margin-bottom="0cm" loext:contextual-spacing="false" fo:line-height="100%" fo:text-indent="-3.493cm" style:auto-text-indent="false" style:text-autospace="none">
        <style:tab-stops>
          <style:tab-stop style:position="3.493cm"/>
        </style:tab-stops>
      </style:paragraph-properties>
      <style:text-properties style:font-name="Courier New" fo:font-family="'Courier New'" style:font-family-generic="modern" fo:language="pt" fo:country="BR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p-biblio1" style:family="paragraph" style:parent-style-name="Standard">
      <style:paragraph-properties fo:margin-top="0cm" fo:margin-bottom="0.212cm" loext:contextual-spacing="false" fo:line-height="100%" fo:text-align="start" style:justify-single-word="false"/>
    </style:style>
    <style:style style:name="texto_5f_padrao_5f_paragrafo" style:display-name="texto_padrao_paragrafo" style:family="paragraph" style:parent-style-name="Standard">
      <style:paragraph-properties fo:margin-top="0.494cm" fo:margin-bottom="0.494cm" loext:contextual-spacing="false" fo:line-height="100%" fo:text-align="start" style:justify-single-word="false"/>
      <style:text-properties style:font-size-complex="12pt"/>
    </style:style>
    <style:style style:name="fr" style:family="paragraph" style:parent-style-name="Standard">
      <style:paragraph-properties fo:margin-top="0.494cm" fo:margin-bottom="0.494cm" loext:contextual-spacing="false" fo:line-height="100%" fo:text-align="start" style:justify-single-word="false"/>
      <style:text-properties style:font-size-complex="12pt"/>
    </style:style>
    <style:style style:name="Fundamentos" style:family="paragraph" style:parent-style-name="Standard">
      <style:paragraph-properties fo:margin-left="0cm" fo:margin-right="0cm" fo:margin-top="0.212cm" fo:margin-bottom="0.212cm" loext:contextual-spacing="false" fo:line-height="100%" fo:text-indent="3.44cm" style:auto-text-indent="false"/>
    </style:style>
    <style:style style:name="_31__20_Texto" style:display-name="1 Texto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_33__20_Alínea" style:display-name="3 Alínea" style:family="paragraph" style:parent-style-name="Standard" style:list-style-name="WW8Num37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Alínea" style:family="paragraph" style:parent-style-name="Standard" style:next-style-name="Standard" style:list-style-name="WW8Num21">
      <style:paragraph-properties>
        <style:tab-stops>
          <style:tab-stop style:position="1.752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_20_Paragraph1" style:display-name="List Paragraph1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OmniPage_20__23_1026" style:display-name="OmniPage #1026" style:family="paragraph">
      <style:paragraph-properties fo:line-height="0.531cm" fo:text-align="justify" style:justify-single-word="false" fo:orphans="2" fo:widows="2">
        <style:tab-stops>
          <style:tab-stop style:position="0.852cm"/>
          <style:tab-stop style:position="15.17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rágrafo_20_da_20_Lista2" style:display-name="Parágrafo da Lista2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  <style:text-properties style:font-size-complex="12pt"/>
    </style:style>
    <style:style style:name="Referência_20_Bibliográfica" style:display-name="Referência Bibliográfica" style:family="paragraph" style:parent-style-name="Standard">
      <style:paragraph-properties fo:margin-top="0.212cm" fo:margin-bottom="0.212cm" loext:contextual-spacing="false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style:font-name="Times New Roman" fo:font-family="'Times New Roman'" style:font-family-generic="roman" style:font-pitch="variable" fo:font-size="12pt" fo:language="pt" fo:country="PT" style:letter-kerning="tru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1" style:display-name="Body 1" style:family="paragraph">
      <style:paragraph-properties fo:orphans="2" fo:widows="2"/>
      <style:text-properties fo:color="#000000" style:font-name="Helvetica" fo:font-family="Helvetica" style:font-family-generic="swiss" style:font-pitch="variable" fo:font-size="12pt" fo:language="pt" fo:country="BR" style:font-name-asian="Arial Unicode MS" style:font-family-asian="'Arial Unicode MS'" style:font-family-generic-asian="swiss" style:font-pitch-asian="variable" style:font-size-asian="12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lha_20_de_20_Rosto" style:display-name="Folha de Rosto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/>
    </style:style>
    <style:style style:name="PARÁGRAFO" style:family="paragraph" style:parent-style-name="Standard" style:nex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Estilo_20_TCC-C5_20__2b__20__28_Latim_29__20_Arial_20_Expandido_20_por_20__20_06_20_pt" style:display-name="Estilo TCC-C5 + (Latim) Arial Expandido por  06 pt" style:family="paragraph" style:parent-style-name="TCC-C5">
      <style:paragraph-properties fo:margin-top="0cm" fo:margin-bottom="0cm" loext:contextual-spacing="false">
        <style:tab-stops/>
      </style:paragraph-properties>
      <style:text-properties style:font-name-asian="Calibri" style:font-family-asian="Calibri" style:font-family-generic-asian="swiss" style:font-pitch-asian="variable" style:font-size-complex="10pt"/>
    </style:style>
    <style:style style:name="Estilo_20_TCC-C5_20__2b__20__28_Latim_29__20_Arial_20_Expandido_20_por_20__20_06_20_pt_20_Espaçamento_20_en..." style:display-name="Estilo TCC-C5 + (Latim) Arial Expandido por  06 pt Espaçamento en..." style:family="paragraph" style:parent-style-name="TCC-C5">
      <style:paragraph-properties>
        <style:tab-stops/>
      </style:paragraph-properties>
      <style:text-properties style:font-size-complex="10pt"/>
    </style:style>
    <style:style style:name="Estilo_20_TCC-C5_20__2b__20__28_Latim_29__20_Arial_20_Primeira_20_linha_3a__20__20_0_20_cm_20_Expandido_20_por_20_..." style:display-name="Estilo TCC-C5 + (Latim) Arial Primeira linha:  0 cm Expandido por ..." style:family="paragraph" style:parent-style-name="TCC-C5">
      <style:paragraph-properties fo:margin-left="0cm" fo:margin-right="0cm" fo:text-indent="0cm" style:auto-text-indent="false">
        <style:tab-stops/>
      </style:paragraph-properties>
      <style:text-properties style:font-size-complex="10pt"/>
    </style:style>
    <style:style style:name="Estilo_20_TCC-C5_20__2b__20__28_Latim_29__20_Arial_20_Primeira_20_linha_3a__20__20_127_20_cm_20_Expandido_20_p..." style:display-name="Estilo TCC-C5 + (Latim) Arial Primeira linha:  127 cm Expandido p..." style:family="paragraph" style:parent-style-name="TCC-C5">
      <style:paragraph-properties>
        <style:tab-stops/>
      </style:paragraph-properties>
      <style:text-properties style:font-size-complex="10pt"/>
    </style:style>
    <style:style style:name="g" style:family="paragraph" style:paren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articleinfo" style:family="paragraph" style:parent-style-name="Standard">
      <style:paragraph-properties fo:margin-left="0cm" fo:margin-right="0cm" fo:margin-top="0.265cm" fo:margin-bottom="0.397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/>
    </style:style>
    <style:style style:name="Índice_20_de_20_figuras" style:display-name="Índice de figuras" style:family="paragraph" style:parent-style-name="Standard" style:nex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13.751cm" style:leader-style="dotted" style:leader-text="."/>
        </style:tab-stops>
      </style:paragraph-properties>
      <style:text-properties style:font-size-complex="10pt" fo:hyphenate="false" fo:hyphenation-remain-char-count="2" fo:hyphenation-push-char-count="2"/>
    </style:style>
    <style:style style:name="Título3" style:family="paragraph" style:parent-style-name="Standard" style:next-style-name="Standard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, 'ＭＳ ゴシック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ítulo4" style:family="paragraph" style:parent-style-name="Standard" style:next-style-name="Standard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, 'ＭＳ ゴシック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ítulo_20_pós-textual" style:display-name="Título pós-textual" style:family="paragraph" style:parent-style-name="Standard" style:next-style-name="Standard">
      <style:paragraph-properties fo:margin-left="0cm" fo:margin-right="0cm" fo:margin-top="0cm" fo:margin-bottom="0.635cm" loext:contextual-spacing="false" fo:line-height="150%" fo:text-align="center" style:justify-single-word="false" fo:text-indent="1.25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style:font-weight-complex="bold"/>
    </style:style>
    <style:style style:name="referencia" style:family="paragraph" style:parent-style-name="Standard" style:next-style-name="Standard">
      <style:paragraph-properties fo:margin-left="0cm" fo:margin-right="0cm" fo:margin-top="0cm" fo:margin-bottom="0.423cm" loext:contextual-spacing="false" fo:line-height="100%" fo:text-align="start" style:justify-single-word="false" fo:text-indent="0cm" style:auto-text-indent="false"/>
    </style:style>
    <style:style style:name="ALINEAS" style:family="paragraph" style:parent-style-name="Standard" style:list-style-name="WW8Num22">
      <style:text-properties style:font-name-asian="Calibri" style:font-family-asian="Calibri" style:font-family-generic-asian="swiss" style:font-pitch-asian="variable" style:font-size-complex="11pt"/>
    </style:style>
    <style:style style:name="WW-Corpo_20_do_20_texto" style:display-name="WW-Corpo do texto" style:family="paragraph" style:parent-style-name="Standard">
      <style:paragraph-properties fo:margin-left="0cm" fo:margin-right="0cm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language="pt" fo:country="BR" style:language-asian="pt" style:country-asian="BR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ecxmsonormal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-asian="Calibri" style:font-family-asian="Calibri" style:font-family-generic-asian="swiss" style:font-pitch-asian="variable" style:font-size-complex="11pt"/>
    </style:style>
    <style:style style:name="Normal_20__2b__20_12pt" style:display-name="Normal + 12pt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style:font-name-complex="Arial" style:font-family-complex="Arial" style:font-family-generic-complex="swiss" style:font-pitch-complex="variable" style:font-size-complex="12pt"/>
    </style:style>
    <style:style style:name="Normal_20__2b__20_times_20_new_20_roman" style:display-name="Normal + times new roman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size-complex="10pt"/>
    </style:style>
    <style:style style:name="pagina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ABNT_20_Fur_20_-_20_Texto_20_agradec" style:display-name="ABNT Fur - Texto agradec" style:family="paragraph" style:parent-style-name="Standard">
      <style:paragraph-properties fo:margin-left="6.502cm" fo:margin-right="0cm" fo:margin-top="0cm" fo:margin-bottom="1.27cm" loext:contextual-spacing="false" fo:line-height="100%" fo:text-align="justify" style:justify-single-word="false" fo:orphans="0" fo:widows="0" fo:hyphenation-ladder-count="no-limit" fo:text-indent="5.251cm" style:auto-text-indent="false">
        <style:tab-stops>
          <style:tab-stop style:position="13.751cm" style:leader-style="dotted" style:leader-text="."/>
        </style:tab-stops>
      </style:paragraph-properties>
      <style:text-properties fo:font-style="italic" style:font-style-asian="italic"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ecxmsonormal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citação_20_longa" style:display-name="citação longa" style:family="paragraph" style:parent-style-name="Standard" style:next-style-name="Standard">
      <style:paragraph-properties fo:margin-left="4.001cm" fo:margin-right="0cm" fo:margin-top="0.635cm" fo:margin-bottom="0.635cm" loext:contextual-spacing="false" fo:line-height="100%" fo:text-indent="0cm" style:auto-text-indent="false"/>
      <style:text-properties fo:font-size="11pt" style:font-size-asian="11pt"/>
    </style:style>
    <style:style style:name="Estilo_20_Título_20_1_20__2b__20_À_20_esquerda_3a__20__20_-032_20_cm_20_Deslocamento_3a__20__20_063_20_cm" style:display-name="Estilo Título 1 + À esquerda:  -032 cm Deslocamento:  063 cm" style:family="paragraph" style:parent-style-name="Heading_20_1">
      <style:paragraph-properties fo:margin-left="0.31cm" fo:margin-right="0cm" fo:text-indent="-0.63cm" style:auto-text-indent="false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Arial_20_texto" style:display-name="Arial texto" style:family="paragraph" style:parent-style-name="Standard" style:next-style-name="Standard">
      <style:paragraph-properties fo:margin-top="0cm" fo:margin-bottom="0.353cm" loext:contextual-spacing="false">
        <style:tab-stops>
          <style:tab-stop style:position="0cm"/>
        </style:tab-stops>
      </style:paragraph-properties>
      <style:text-properties style:font-size-complex="12pt"/>
    </style:style>
    <style:style style:name="Entrevista" style:family="paragraph" style:parent-style-name="Standard" style:next-style-name="Standard">
      <style:paragraph-properties fo:margin-left="2cm" fo:margin-right="0cm" fo:margin-top="0.635cm" fo:margin-bottom="0.635cm" loext:contextual-spacing="false" fo:line-height="100%" fo:text-indent="0cm" style:auto-text-indent="false">
        <style:tab-stops>
          <style:tab-stop style:position="13.751cm" style:leader-style="dotted" style:leader-text="."/>
        </style:tab-stops>
      </style:paragraph-properties>
      <style:text-properties fo:font-style="italic" style:font-style-asian="italic" style:font-size-complex="10pt"/>
    </style:style>
    <style:style style:name="Tit_20_Arial1" style:display-name="Tit Arial1" style:family="paragraph" style:parent-style-name="Standard" style:next-style-name="Standard">
      <style:paragraph-properties fo:margin-top="1.27cm" fo:margin-bottom="1.27cm" loext:contextual-spacing="false"/>
      <style:text-properties fo:text-transform="uppercase" fo:font-weight="bold" style:font-weight-asian="bold" style:font-size-complex="12pt"/>
    </style:style>
    <style:style style:name="Tit_20_Arial2" style:display-name="Tit Arial2" style:family="paragraph" style:parent-style-name="Standard" style:next-style-name="Standard">
      <style:paragraph-properties fo:margin-top="1.27cm" fo:margin-bottom="1.27cm" loext:contextual-spacing="false"/>
      <style:text-properties fo:text-transform="uppercase" style:font-size-complex="12pt"/>
    </style:style>
    <style:style style:name="Tit_20_Arial3" style:display-name="Tit Arial3" style:family="paragraph" style:parent-style-name="Standard" style:next-style-name="Standard">
      <style:paragraph-properties fo:margin-top="1.27cm" fo:margin-bottom="1.27cm" loext:contextual-spacing="false" style:text-autospace="none"/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Estilo_20_Citação_20_Longa_20__2b__20_Primeira_20_linha_3a__20__20_0_20_cm" style:display-name="Estilo Citação Longa + Primeira linha:  0 cm" style:family="paragraph" style:parent-style-name="Citação_20_Longa">
      <style:paragraph-properties fo:line-height="150%"/>
      <style:text-properties style:font-name-complex="Times New Roman" style:font-family-complex="'Times New Roman'" style:font-family-generic-complex="roman" style:font-pitch-complex="variable"/>
    </style:style>
    <style:style style:name="Estilo_20_Arial_20_Justificado_20_Primeira_20_linha_3a__20__20_127_20_cm_20_Espaçamento_20_ent..." style:display-name="Estilo Arial Justificado Primeira linha:  127 cm Espaçamento ent..." style:family="paragraph" style:parent-style-name="Standard">
      <style:text-properties style:font-size-complex="10pt"/>
    </style:style>
    <style:style style:name="paragrafo" style:family="paragraph" style:parent-style-name="Standard" style:nex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r01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color="#000000" style:font-name-complex="Arial" style:font-family-complex="Arial" style:font-family-generic-complex="swiss" style:font-pitch-complex="variable"/>
    </style:style>
    <style:style style:name="Transcrição" style:family="paragraph" style:parent-style-name="Standard">
      <style:paragraph-properties fo:margin-left="4.5cm" fo:margin-right="0cm" style:line-height-at-least="0.635cm" fo:text-align="justify" style:justify-single-word="false" fo:text-indent="1cm" style:auto-text-indent="false" style:text-autospace="none"/>
      <style:text-properties fo:color="#000000"/>
    </style:style>
    <style:style style:name="Anexos" style:family="paragraph" style:parent-style-name="Standard" style:next-style-name="Standard">
      <style:paragraph-properties fo:margin-left="0cm" fo:margin-right="0cm" fo:margin-top="0cm" fo:margin-bottom="0.635cm" loext:contextual-spacing="false" fo:line-height="100%" fo:text-align="center" style:justify-single-word="false" fo:text-indent="0cm" style:auto-text-indent="false"/>
    </style:style>
    <style:style style:name="Título_20_Central_20_1_20_-_20_Referências" style:display-name="Título Central 1 - Referências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fo:text-transform="uppercase" fo:font-weight="bold" style:font-weight-asian="bold"/>
    </style:style>
    <style:style style:name="Título_20_Pré-Textual" style:display-name="Título Pré-Textual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fo:text-transform="uppercase" fo:font-weight="bold" style:font-weight-asian="bold" style:font-name-complex="Arial" style:font-family-complex="Arial" style:font-family-generic-complex="swiss" style:font-pitch-complex="variable" style:font-size-complex="12pt"/>
    </style:style>
    <style:style style:name="Titulo_20_Central_20_1" style:display-name="Titulo Central 1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fo:text-transform="uppercase" fo:font-weight="bold" style:font-weight-asian="bold"/>
    </style:style>
    <style:style style:name="sumario" style:family="paragraph" style:parent-style-name="Standard">
      <style:paragraph-properties fo:margin-top="4.022cm" fo:margin-bottom="1.482cm" loext:contextual-spacing="false" fo:line-height="200%" fo:text-align="center" style:justify-single-word="false"/>
      <style:text-properties fo:font-size="14pt" fo:font-weight="bold" style:font-size-asian="14pt" style:font-weight-asian="bold"/>
    </style:style>
    <style:style style:name="TÍTULO_20_REFERÊNCIAS" style:display-name="TÍTULO REFERÊNCIAS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fo:text-transform="uppercase" fo:font-weight="bold" style:font-weight-asian="bold"/>
    </style:style>
    <style:style style:name="pré_20_textual" style:display-name="pré textual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fo:text-transform="uppercase" fo:color="#000000" fo:letter-spacing="0.021cm" fo:language="pt" fo:country="BR" fo:font-weight="bold" style:font-weight-asian="bold" style:font-name-complex="Arial" style:font-family-complex="Arial" style:font-family-generic-complex="swiss" style:font-pitch-complex="variable" style:font-size-complex="12pt"/>
    </style:style>
    <style:style style:name="article" style:family="paragraph" style:parent-style-name="Standard">
      <style:paragraph-properties fo:margin-top="0.494cm" fo:margin-bottom="0.494cm" loext:contextual-spacing="false" fo:line-height="100%"/>
      <style:text-properties style:font-size-complex="12pt"/>
    </style:style>
    <style:style style:name="style2" style:family="paragraph" style:parent-style-name="Standard">
      <style:paragraph-properties fo:margin-top="0.494cm" fo:margin-bottom="0.494cm" loext:contextual-spacing="false" fo:line-height="100%"/>
      <style:text-properties style:font-size-complex="12pt"/>
    </style:style>
    <style:style style:name="seotexto2" style:family="paragraph" style:parent-style-name="Standard">
      <style:paragraph-properties fo:margin-top="0.494cm" fo:margin-bottom="0.494cm" loext:contextual-spacing="false"/>
    </style:style>
    <style:style style:name="Pré_20_textual" style:display-name="Pré textual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fo:text-transform="uppercase" fo:font-weight="bold" style:font-weight-asian="bold" style:font-name-complex="Arial" style:font-family-complex="Arial" style:font-family-generic-complex="swiss" style:font-pitch-complex="variable"/>
    </style:style>
    <style:style style:name="referencias" style:family="paragraph" style:parent-style-name="Standard" style:next-style-name="Standard">
      <style:paragraph-properties fo:margin-left="0cm" fo:margin-right="0cm" fo:margin-top="0cm" fo:margin-bottom="0.423cm" loext:contextual-spacing="false" fo:line-height="100%" fo:text-indent="0cm" style:auto-text-indent="false"/>
    </style:style>
    <style:style style:name="Bibliografia_20_inglês" style:display-name="Bibliografia inglês" style:family="paragraph" style:parent-style-name="Default" style:next-style-name="Default">
      <style:text-properties fo:color="#000000" style:font-name="BLABDE+ArialNarrow" fo:font-family="BLABDE+ArialNarrow, 'Arial Narrow'" style:font-family-generic="swiss" style:font-name-complex="BLABDE+ArialNarrow" style:font-family-complex="BLABDE+ArialNarrow, 'Arial Narrow'" style:font-family-generic-complex="swiss"/>
    </style:style>
    <style:style style:name="Citação-recuado" style:family="paragraph" style:parent-style-name="Standard">
      <style:paragraph-properties fo:margin-left="4.001cm" fo:margin-right="0cm" fo:margin-top="0.635cm" fo:margin-bottom="0.635cm" loext:contextual-spacing="false" fo:line-height="100%" fo:text-indent="0cm" style:auto-text-indent="false" style:text-autospace="non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4pt"/>
    </style:style>
    <style:style style:name="Estilo_20_Legenda_20__2b__20_Centralizado" style:display-name="Estilo Legenda + Centralizado" style:family="paragraph" style:parent-style-name="WW-Legenda">
      <style:paragraph-properties fo:margin-left="0cm" fo:margin-right="0cm" fo:text-indent="0cm" style:auto-text-indent="false" style:text-autospace="none"/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Estilo_20_Legenda_20__2b__20_Centralizado1" style:display-name="Estilo Legenda + Centralizado1" style:family="paragraph" style:parent-style-name="WW-Legenda">
      <style:paragraph-properties fo:margin-left="0cm" fo:margin-right="0cm" fo:text-indent="0cm" style:auto-text-indent="false" style:text-autospace="none"/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Estilo_20_TRAB_5f_DIP_3a__20_título_20_apêndice_20__2b__20_Antes_3a__20__20_0_20_pt" style:display-name="Estilo TRAB_DIP: título apêndice + Antes:  0 pt" style:family="paragraph" style:parent-style-name="Standard">
      <style:paragraph-properties fo:margin-top="0cm" fo:margin-bottom="0.212cm" loext:contextual-spacing="false" fo:line-height="150%" fo:text-align="center" style:justify-single-word="false" fo:keep-with-next="always" style:text-autospace="ideograph-alpha"/>
      <style:text-properties style:font-name-asian="Times New Roman" style:font-family-asian="'Times New Roman'" style:font-family-generic-asian="roman" style:font-pitch-asian="variable" style:font-size-complex="10pt" style:font-weight-complex="bold"/>
    </style:style>
    <style:style style:name="Estilo20" style:family="paragraph" style:parent-style-name="Heading_20_2">
      <style:paragraph-properties style:text-autospace="none"/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4pt" style:font-style-complex="normal"/>
    </style:style>
    <style:style style:name="Item" style:family="paragraph" style:parent-style-name="Standard" style:list-style-name="WW8Num46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Legenda_20_Tabela" style:display-name="Legenda Tabela" style:family="paragraph" style:parent-style-name="WW-Legenda">
      <style:paragraph-properties fo:margin-top="0.423cm" fo:margin-bottom="0.106cm" loext:contextual-spacing="false" fo:keep-with-next="always"/>
    </style:style>
    <style:style style:name="Parag_5f_Fonte" style:display-name="Parag_Fonte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0pt" style:font-size-asian="10pt"/>
    </style:style>
    <style:style style:name="Parág_5f_Itens" style:display-name="Parág_Itens" style:family="paragraph" style:parent-style-name="Standard" style:list-style-name="WW8Num45"/>
    <style:style style:name="Parágr_20_de_20_Figura" style:display-name="Parágr de Figura" style:family="paragraph" style:parent-style-name="Standard">
      <style:paragraph-properties fo:margin-top="0.423cm" fo:margin-bottom="0.212cm" loext:contextual-spacing="false" fo:text-align="center" style:justify-single-word="false" fo:keep-with-next="always"/>
      <style:text-properties fo:font-size="14pt" fo:language="none" fo:country="none" style:font-name-asian="Calibri" style:font-family-asian="Calibri" style:font-family-generic-asian="swiss" style:font-pitch-asian="variable" style:font-size-asian="14pt" style:language-asian="pt" style:country-asian="BR"/>
    </style:style>
    <style:style style:name="Parágrafo_20_Texto" style:display-name="Parágrafo Texto" style:family="paragraph" style:parent-style-name="Standard">
      <style:paragraph-properties fo:margin-left="0cm" fo:margin-right="0cm" fo:line-height="150%" fo:text-indent="1.245cm" style:auto-text-indent="false"/>
    </style:style>
    <style:style style:name="PPGEC_3a__20_linha_20_em_20_branco" style:display-name="PPGEC: linha em branco" style:family="paragraph" style:parent-style-name="Standard">
      <style:paragraph-properties style:text-autospace="ideograph-alpha"/>
      <style:text-properties style:font-size-complex="10pt"/>
    </style:style>
    <style:style style:name="PPGEC_3a__20_autor_20_ficha_20_catalográfica" style:display-name="PPGEC: autor ficha catalográfica" style:family="paragraph" style:parent-style-name="PPGEC_3a__20_linha_20_em_20_branco">
      <style:paragraph-properties fo:margin-left="1cm" fo:margin-right="0.501cm" fo:margin-top="0.847cm" fo:margin-bottom="0cm" loext:contextual-spacing="false" fo:text-indent="1.251cm" style:auto-text-indent="false"/>
    </style:style>
    <style:style style:name="PPGEC_3a__20_dados_20_ficha_20_catalográfica" style:display-name="PPGEC: dados ficha catalográfica" style:family="paragraph" style:parent-style-name="PPGEC_3a__20_linha_20_em_20_branco">
      <style:paragraph-properties fo:margin-left="1.801cm" fo:margin-right="0.501cm" fo:margin-top="0.212cm" fo:margin-bottom="0cm" loext:contextual-spacing="false" fo:text-align="start" style:justify-single-word="false" fo:text-indent="1.251cm" style:auto-text-indent="false"/>
    </style:style>
    <style:style style:name="PPGEC_3a__20_código_20_ficha_20_catalográfica" style:display-name="PPGEC: código ficha catalográfica" style:family="paragraph" style:parent-style-name="PPGEC_3a__20_dados_20_ficha_20_catalográfica">
      <style:paragraph-properties fo:margin-left="8.502cm" fo:margin-right="0.501cm" fo:margin-top="0.423cm" fo:margin-bottom="0cm" loext:contextual-spacing="false" fo:text-align="justify" style:justify-single-word="false" fo:text-indent="1.251cm" style:auto-text-indent="false"/>
    </style:style>
    <style:style style:name="TextoTabela" style:family="paragraph" style:parent-style-name="Standard">
      <style:paragraph-properties fo:text-align="center" style:justify-single-word="false" fo:keep-together="always" fo:keep-with-next="always"/>
      <style:text-properties fo:font-size="10pt" style:font-size-asian="10pt" style:font-size-complex="10pt"/>
    </style:style>
    <style:style style:name="TítuloApend_5f_Anexo" style:display-name="TítuloApend_Anexo" style:family="paragraph" style:parent-style-name="Standard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RAB_5f_DIP_3a__20_referencia" style:display-name="TRAB_DIP: referencia" style:family="paragraph" style:parent-style-name="Standard">
      <style:paragraph-properties fo:margin-top="0cm" fo:margin-bottom="0.423cm" loext:contextual-spacing="false" fo:text-align="start" style:justify-single-word="false" style:text-autospace="ideograph-alpha">
        <style:tab-stops>
          <style:tab-stop style:position="15.002cm"/>
        </style:tab-stops>
      </style:paragraph-properties>
      <style:text-properties style:font-size-complex="10pt"/>
    </style:style>
    <style:style style:name="ALINEA" style:family="paragraph" style:parent-style-name="Standard" style:list-style-name="WW8Num50"/>
    <style:style style:name="Título_5f_referências" style:display-name="Título_referências" style:family="paragraph" style:parent-style-name="Standard" style:next-style-name="Standard">
      <style:paragraph-properties fo:margin-top="0cm" fo:margin-bottom="0.635cm" loext:contextual-spacing="false" fo:line-height="150%" fo:text-align="center" style:justify-single-word="false"/>
      <style:text-properties fo:text-transform="uppercase" fo:font-weight="bold" style:font-weight-asian="bold"/>
    </style:style>
    <style:style style:name="CITAÇÃO2" style:family="paragraph" style:parent-style-name="Standard">
      <style:paragraph-properties fo:margin-left="4.001cm" fo:margin-right="0cm" fo:margin-top="0.635cm" fo:margin-bottom="0.635cm" loext:contextual-spacing="false" fo:keep-together="always" fo:text-indent="1.251cm" style:auto-text-indent="false" fo:keep-with-next="always"/>
      <style:text-properties fo:color="#000000" fo:font-size="10pt" style:font-size-asian="10pt" style:font-name-complex="Arial" style:font-family-complex="Arial" style:font-family-generic-complex="swiss" style:font-pitch-complex="variable"/>
    </style:style>
    <style:style style:name="NOTA_20_DE_20_RODAPÉ" style:display-name="NOTA DE RODAPÉ" style:family="paragraph" style:parent-style-name="Standard">
      <style:paragraph-properties fo:margin-left="0.302cm" fo:margin-right="0cm" fo:margin-top="0.212cm" fo:margin-bottom="0cm" loext:contextual-spacing="false" fo:text-align="justify" style:justify-single-word="false" fo:text-indent="-0.50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TA_20_DE_20_RODAPÉ2" style:display-name="NOTA DE RODAPÉ2" style:family="paragraph" style:parent-style-name="NOTA_20_DE_20_RODAPÉ">
      <style:paragraph-properties fo:margin-left="0.3cm" fo:margin-right="0cm" fo:margin-top="0cm" fo:margin-bottom="0cm" loext:contextual-spacing="false" fo:keep-together="always" fo:text-indent="-0.3cm" style:auto-text-indent="false" fo:keep-with-next="always"/>
      <style:text-properties fo:font-size="10pt" style:font-size-asian="10pt" style:font-size-complex="10pt"/>
    </style:style>
    <style:style style:name="Estilo_20_Título_20_central_20_1_20__2b__20_Justificado" style:display-name="Estilo Título central 1 + Justificado" style:family="paragraph" style:parent-style-name="Standard" style:next-style-name="Standard">
      <style:paragraph-properties fo:margin-top="0cm" fo:margin-bottom="0.635cm" loext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 style:font-weight-complex="bold" fo:hyphenate="true" fo:hyphenation-remain-char-count="2" fo:hyphenation-push-char-count="2"/>
    </style:style>
    <style:style style:name="TÍTULO_20_APÊNDICE_20_E_20_ANEXO" style:display-name="TÍTULO APÊNDICE E ANEXO" style:family="paragraph" style:parent-style-name="Standard" style:next-style-name="Standard">
      <style:paragraph-properties fo:margin-top="0cm" fo:margin-bottom="0.635cm" loext:contextual-spacing="false" fo:line-height="150%" fo:text-align="center" style:justify-single-word="false" style:text-autospace="non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referência" style:family="paragraph" style:parent-style-name="Standard" style:next-style-name="Standard">
      <style:paragraph-properties fo:margin-left="0cm" fo:margin-right="0cm" fo:margin-top="0cm" fo:margin-bottom="0.423cm" loext:contextual-spacing="false" fo:line-height="100%" fo:text-align="start" style:justify-single-word="false" fo:text-indent="0cm" style:auto-text-indent="false"/>
    </style:style>
    <style:style style:name="citado" style:family="paragraph" style:parent-style-name="Standard" style:next-style-name="Standard">
      <style:paragraph-properties fo:margin-left="4.001cm" fo:margin-right="0cm" fo:margin-top="0.635cm" fo:margin-bottom="0.635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Estilo_20_Primeira_20_linha_3a__20__20_125_20_cm" style:display-name="Estilo Primeira linha:  125 cm" style:family="paragraph" style:parent-style-name="Standard" style:nex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sdfootnote-western" style:family="paragraph" style:parent-style-name="Standard">
      <style:paragraph-properties fo:margin-top="0.494cm" fo:margin-bottom="0cm" loext:contextual-spacing="false" fo:text-align="justify" style:justify-single-word="false"/>
      <style:text-properties style:font-name-complex="Arial" style:font-family-complex="Arial" style:font-family-generic-complex="swiss" style:font-pitch-complex="variable"/>
    </style:style>
    <style:style style:name="bibliografia" style:family="paragraph" style:parent-style-name="Parag">
      <style:paragraph-properties fo:margin-left="0cm" fo:margin-right="0cm" fo:margin-top="0cm" fo:margin-bottom="0.635cm" loext:contextual-spacing="false" fo:line-height="100%" fo:hyphenation-ladder-count="no-limit" fo:text-indent="0cm" style:auto-text-indent="false"/>
      <style:text-properties fo:hyphenate="true" fo:hyphenation-remain-char-count="2" fo:hyphenation-push-char-count="2"/>
    </style:style>
    <style:style style:name="Daniel" style:family="paragraph" style:parent-style-name="Standard">
      <style:paragraph-properties fo:line-height="150%" fo:text-align="center" style:justify-single-word="false" fo:hyphenation-ladder-count="no-limit"/>
      <style:text-properties style:font-weight-complex="bold" fo:hyphenate="true" fo:hyphenation-remain-char-count="2" fo:hyphenation-push-char-count="2"/>
    </style:style>
    <style:style style:name="parag_5f_resumo" style:display-name="parag_resumo" style:family="paragraph" style:parent-style-name="Standard">
      <style:paragraph-properties fo:margin-left="0cm" fo:margin-right="0cm" fo:margin-top="0cm" fo:margin-bottom="0.423cm" loext:contextual-spacing="false" fo:text-align="justify" style:justify-single-word="false" fo:text-indent="1.59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itulo_20_5" style:display-name="Titulo 5" style:family="paragraph" style:parent-style-name="Parag">
      <style:paragraph-properties fo:margin-left="0cm" fo:margin-right="0cm" fo:margin-top="0.423cm" fo:margin-bottom="0cm" loext:contextual-spacing="false" fo:text-align="start" style:justify-single-word="false" fo:text-indent="0cm" style:auto-text-indent="false"/>
      <style:text-properties fo:font-style="italic" style:font-style-asian="italic"/>
    </style:style>
    <style:style style:name="Título_5f_comnumero" style:display-name="Título_comnumero" style:family="paragraph" style:parent-style-name="Heading_20_1">
      <style:paragraph-properties fo:margin-top="0.071cm" fo:margin-bottom="1.27cm" loext:contextual-spacing="false"/>
      <style:text-properties fo:font-variant="normal" fo:text-transform="none" fo:font-size="12pt" style:font-size-asian="12pt"/>
    </style:style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MinionPro-Regular" fo:font-family="MinionPro-Regular, 'Minion Pro'" fo:language="en" fo:country="GB" style:font-name-complex="MinionPro-Regular" style:font-family-complex="MinionPro-Regular, 'Minion Pro'" style:font-size-complex="12pt"/>
    </style:style>
    <style:style style:name="xl80" style:family="paragraph" style:parent-style-name="Standard">
      <style:paragraph-properties fo:margin-top="0.494cm" fo:margin-bottom="0.494cm" loext:contextual-spacing="false" fo:line-height="100%" fo:hyphenation-ladder-count="no-limit" fo:padding="0cm" fo:border-left="none" fo:border-right="0.99pt solid #000000" fo:border-top="none" fo:border-bottom="0.99pt solid #000000" style:vertical-align="midd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Estilo_20_Justificado" style:display-name="Estilo Justificado" style:family="paragraph" style:parent-style-name="Standard" style:next-style-name="Standard">
      <style:text-properties style:font-size-complex="10pt"/>
    </style:style>
    <style:style style:name="Normal_20_1" style:display-name="Normal 1" style:family="paragraph" style:parent-style-name="Standard" style:next-style-name="Standard">
      <style:paragraph-properties fo:text-align="justify" style:justify-single-word="false"/>
      <style:text-properties style:font-size-complex="10pt"/>
    </style:style>
    <style:style style:name="Estilo_20_Primeira_20_linha_3a__20__20_0_20_cm_20_Antes_3a__20__20_18_20_pt_20_Depois_20_de_3a__20__20_18_20_pt" style:display-name="Estilo Primeira linha:  0 cm Antes:  18 pt Depois de:  18 pt" style:family="paragraph" style:parent-style-name="Standard">
      <style:paragraph-properties fo:margin-left="0cm" fo:margin-right="0cm" fo:margin-top="0.635cm" fo:margin-bottom="0.635cm" loext:contextual-spacing="false" fo:text-indent="0cm" style:auto-text-indent="false"/>
      <style:text-properties style:font-size-complex="10pt"/>
    </style:style>
    <style:style style:name="Estilo_20_Citação_20_longa_20__2b__20_10_20_pt" style:display-name="Estilo Citação longa + 10 pt" style:family="paragraph" style:parent-style-name="Citação_20_longa">
      <style:paragraph-properties fo:margin-top="0.635cm" fo:margin-bottom="0.635cm" loext:contextual-spacing="false"/>
      <style:text-properties style:font-name="Times New Roman" fo:font-family="'Times New Roman'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Addressee_20__28_user_29_" style:display-name="Addressee (user)" style:family="paragraph" style:parent-style-name="Standard">
      <style:paragraph-properties fo:margin-left="5.001cm" fo:margin-right="0cm" fo:text-align="start" style:justify-single-word="false" fo:hyphenation-ladder-count="no-limit" fo:text-indent="0cm" style:auto-text-indent="false" style:vertical-align="baseline"/>
      <style:text-properties style:letter-kerning="tru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CENTRAL_20_2" style:display-name="CENTRAL 2" style:family="paragraph" style:parent-style-name="Standard">
      <style:paragraph-properties fo:margin-left="0cm" fo:margin-right="0cm" fo:margin-top="0cm" fo:margin-bottom="0.635cm" loext:contextual-spacing="false" fo:text-align="center" style:justify-single-word="false" fo:hyphenation-ladder-count="no-limit" fo:text-indent="0cm" style:auto-text-indent="false" style:vertical-align="baseline"/>
      <style:text-properties style:letter-kerning="tru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left="0cm" fo:margin-right="0cm" fo:margin-top="0.212cm" fo:margin-bottom="0cm" loext:contextual-spacing="false" fo:line-height="100%" fo:text-align="start" style:justify-single-word="false" fo:hyphenation-ladder-count="no-limit" fo:text-indent="0cm" style:auto-text-indent="false" style:vertical-align="baseline">
        <style:tab-stops>
          <style:tab-stop style:position="15.983cm" style:type="right" style:leader-style="dotted" style:leader-text="."/>
        </style:tab-stops>
      </style:paragraph-properties>
      <style:text-properties fo:font-weight="bold" style:letter-kerning="true" style:font-name-asian="Calibri" style:font-family-asian="Calibri" style:font-family-generic-asian="swiss" style:font-pitch-asian="variable" style:font-weight-asian="bold" style:font-size-complex="11pt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499cm" fo:margin-right="0cm" fo:margin-top="0.212cm" fo:margin-bottom="0cm" loext:contextual-spacing="false" fo:line-height="100%" fo:text-align="start" style:justify-single-word="false" fo:hyphenation-ladder-count="no-limit" fo:text-indent="0cm" style:auto-text-indent="false" style:vertical-align="baseline">
        <style:tab-stops>
          <style:tab-stop style:position="16.482cm" style:type="right" style:leader-style="dotted" style:leader-text="."/>
        </style:tab-stops>
      </style:paragraph-properties>
      <style:text-properties fo:font-weight="bold" style:letter-kerning="true" style:font-name-asian="Calibri" style:font-family-asian="Calibri" style:font-family-generic-asian="swiss" style:font-pitch-asian="variable" style:font-weight-asian="bold" style:font-size-complex="11pt" fo:hyphenate="false" fo:hyphenation-remain-char-count="2" fo:hyphenation-push-char-count="2"/>
    </style:style>
    <style:style style:name="Contents_20_3_20__28_user_29_" style:display-name="Contents 3 (user)" style:family="paragraph" style:parent-style-name="Standard">
      <style:paragraph-properties fo:margin-left="0.998cm" fo:margin-right="0cm" fo:margin-top="0.212cm" fo:margin-bottom="0cm" loext:contextual-spacing="false" fo:line-height="100%" fo:text-align="start" style:justify-single-word="false" fo:hyphenation-ladder-count="no-limit" fo:text-indent="0cm" style:auto-text-indent="false" style:vertical-align="baseline">
        <style:tab-stops>
          <style:tab-stop style:position="16.981cm" style:type="right" style:leader-style="dotted" style:leader-text="."/>
        </style:tab-stops>
      </style:paragraph-properties>
      <style:text-properties style:letter-kerning="true" style:font-name-asian="Calibri" style:font-family-asian="Calibri" style:font-family-generic-asian="swiss" style:font-pitch-asian="variable" style:font-size-complex="11pt" fo:hyphenate="false" fo:hyphenation-remain-char-count="2" fo:hyphenation-push-char-count="2"/>
    </style:style>
    <style:style style:name="Contents_20_Heading_20__28_user_29_" style:display-name="Contents Heading (user)" style:family="paragraph">
      <style:paragraph-properties fo:margin-top="0.847cm" fo:margin-bottom="0cm" loext:contextual-spacing="false" fo:line-height="115%" fo:orphans="0" fo:widows="0" fo:hyphenation-ladder-count="no-limit" text:number-lines="false" text:line-number="0" style:vertical-align="baseline"/>
      <style:text-properties fo:color="#365f91" style:font-name="Cambria" fo:font-family="Cambria" style:font-family-generic="roman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 fo:hyphenate="false" fo:hyphenation-remain-char-count="2" fo:hyphenation-push-char-count="2"/>
    </style:style>
    <style:style style:name="Footnote_20__28_user_29_" style:display-name="Footnote (user)" style:family="paragraph" style:parent-style-name="Standard">
      <style:paragraph-properties fo:margin-left="0.499cm" fo:margin-right="0cm" fo:text-align="start" style:justify-single-word="false" fo:hyphenation-ladder-count="no-limit" fo:text-indent="-0.499cm" style:auto-text-indent="false" text:number-lines="false" text:line-number="0" style:vertical-align="baseline"/>
      <style:text-properties style:font-name="Calibri" fo:font-family="Calibri" style:font-family-generic="swiss" style:font-pitch="variable" fo:font-size="10pt" style:letter-kerning="true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fo:hyphenate="false" fo:hyphenation-remain-char-count="2" fo:hyphenation-push-char-count="2"/>
    </style:style>
    <style:style style:name="Frame_20_contents_20__28_user_29_" style:display-name="Frame contents (user)" style:family="paragraph" style:parent-style-name="Standard">
      <style:paragraph-properties fo:margin-left="0cm" fo:margin-right="0cm" fo:margin-top="0cm" fo:margin-bottom="0.212cm" loext:contextual-spacing="false" fo:text-align="start" style:justify-single-word="false" fo:hyphenation-ladder-count="no-limit" fo:text-indent="0cm" style:auto-text-indent="false" style:vertical-align="baseline"/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fo:hyphenation-remain-char-count="2" fo:hyphenation-push-char-count="2"/>
    </style:style>
    <style:style style:name="Sender_20__28_user_29_" style:display-name="Sender (user)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loext:contextual-spacing="false"/>
    </style:style>
    <style:style style:name="Text_20_body_20_indent_20__28_user_29_" style:display-name="Text body indent (user)" style:family="paragraph" style:parent-style-name="Standard_20__28_user_29_">
      <style:paragraph-properties fo:margin-left="0.499cm" fo:margin-right="0cm" fo:margin-top="0cm" fo:margin-bottom="0.212cm" loext:contextual-spacing="false" fo:text-indent="0cm" style:auto-text-indent="false"/>
    </style:style>
    <style:style style:name="abnt-título" style:family="paragraph" style:parent-style-name="Header">
      <style:paragraph-properties fo:margin-top="0cm" fo:margin-bottom="0.635cm" loext:contextual-spacing="false" fo:line-height="200%" fo:orphans="2" fo:widows="2" fo:hyphenation-ladder-count="no-limit" style:vertical-align="auto">
        <style:tab-stops>
          <style:tab-stop style:position="7.795cm" style:type="center"/>
          <style:tab-stop style:position="15.589cm" style:type="right"/>
          <style:tab-stop style:position="16.002cm" style:type="right" style:leader-style="dotted" style:leader-text="."/>
        </style:tab-stops>
      </style:paragraph-properties>
      <style:text-properties fo:text-transform="uppercase" fo:font-weight="bold" style:letter-kerning="true" style:font-name-asian="Times New Roman" style:font-family-asian="'Times New Roman'" style:font-family-generic-asian="roman" style:font-pitch-asian="variable" style:font-weight-asian="bold" style:font-size-complex="10pt" fo:hyphenate="true" fo:hyphenation-remain-char-count="2" fo:hyphenation-push-char-count="2"/>
    </style:style>
    <style:style style:name="legenda" style:family="paragraph" style:parent-style-name="Standard" style:nex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fo:font-size="11pt" style:font-size-asian="11pt" style:font-weight-complex="bold"/>
    </style:style>
    <style:style style:name="apendices" style:family="paragraph" style:parent-style-name="Standard" style:next-style-name="Standard">
      <style:paragraph-properties fo:margin-top="0cm" fo:margin-bottom="0.635cm" loext:contextual-spacing="false" fo:line-height="150%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ALÍNEAS" style:family="paragraph" style:parent-style-name="Standard" style:list-style-name="WW8Num28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0pt"/>
    </style:style>
    <style:style style:name="Estilo_20_Analítico_20_2_20__2b__20_À_20_esquerda_3a__20__20_0_20_cm" style:display-name="Estilo Analítico 2 + À esquerda:  0 cm" style:family="paragraph" style:parent-style-name="Contents_20_2">
      <style:paragraph-properties fo:margin-left="0.423cm" fo:margin-right="0cm" fo:margin-top="0cm" fo:margin-bottom="0.176cm" loext:contextual-spacing="false" fo:line-height="115%" fo:text-align="start" style:justify-single-word="false" fo:text-indent="0cm" style:auto-text-indent="false">
        <style:tab-stops>
          <style:tab-stop style:position="15.953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Estilo_20_Título_20_2_20__2b__20_Não_20_Negrito" style:display-name="Estilo Título 2 + Não Negrito" style:family="paragraph" style:parent-style-name="Heading_20_2">
      <style:text-properties style:font-style-complex="normal" style:font-weight-complex="normal"/>
    </style:style>
    <style:style style:name="ANEXOS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Estilo_20_Legenda_20__2b__20_À_20_esquerda" style:display-name="Estilo Legenda + À esquerda" style:family="paragraph" style:parent-style-name="WW-Legenda">
      <style:text-properties style:font-name-asian="Times New Roman" style:font-family-asian="'Times New Roman'" style:font-family-generic-asian="roman" style:font-pitch-asian="variable" style:font-size-complex="10pt"/>
    </style:style>
    <style:style style:name="Conteúdo_20_da_20_Tabela" style:display-name="Conteúdo da Tabela" style:family="paragraph" style:parent-style-name="Standard">
      <style:paragraph-properties fo:margin-top="0cm" fo:margin-bottom="0.212cm" loext:contextual-spacing="false" fo:orphans="0" fo:widows="0" fo:hyphenation-ladder-count="no-limit" text:number-lines="false" text:line-number="0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Normal_20_TCC" style:display-name="Normal TCC" style:family="paragraph" style:parent-style-name="Standard"/>
    <style:style style:name="parágrafo" style:family="paragraph" style:parent-style-name="Standard">
      <style:paragraph-properties fo:margin-left="2cm" fo:margin-right="0cm" fo:margin-top="0cm" fo:margin-bottom="0.212cm" loext:contextual-spacing="false" fo:text-indent="1.251cm" style:auto-text-indent="false"/>
      <style:text-properties fo:font-size="11pt" fo:language="pt" fo:country="PT" style:font-size-asian="11pt" style:font-size-complex="10pt"/>
    </style:style>
    <style:style style:name="TCCE1" style:family="paragraph" style:parent-style-name="Standard">
      <style:text-properties style:font-name-complex="Arial" style:font-family-complex="Arial" style:font-family-generic-complex="swiss" style:font-pitch-complex="variable"/>
    </style:style>
    <style:style style:name="TCC-Titulop" style:family="paragraph" style:parent-style-name="TCC-Capa">
      <style:paragraph-properties fo:margin-top="0cm" fo:margin-bottom="1.27cm" loext:contextual-spacing="false">
        <style:tab-stops>
          <style:tab-stop style:position="13.751cm"/>
        </style:tab-stops>
      </style:paragraph-properties>
      <style:text-properties fo:text-transform="uppercase" fo:font-weight="bold" style:font-weight-asian="bold"/>
    </style:style>
    <style:style style:name="título_20_centra_20_2" style:display-name="título centra 2" style:family="paragraph" style:parent-style-name="Standard" style:next-style-name="Standard">
      <style:paragraph-properties fo:margin-top="0cm" fo:margin-bottom="1.27cm" loext:contextual-spacing="false" fo:text-align="center" style:justify-single-word="false"/>
      <style:text-properties fo:text-transform="uppercase" fo:font-weight="bold" style:font-weight-asian="bold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xt_5f_home" style:display-name="txt_home" style:family="paragraph" style:parent-style-name="Standard">
      <style:paragraph-properties fo:margin-top="0.494cm" fo:margin-bottom="0.494cm" loext:contextual-spacing="false"/>
    </style:style>
    <style:style style:name="WW-Corpo_20_de_20_texto_20_2" style:display-name="WW-Corpo de texto 2" style:family="paragraph" style:parent-style-name="Standard">
      <style:paragraph-properties fo:margin-top="0cm" fo:margin-bottom="0.423cm" loext:contextual-spacing="false" fo:hyphenation-ladder-count="no-limit"/>
      <style:text-properties fo:font-size="11pt" style:font-size-asian="11pt" style:font-size-complex="10pt" fo:hyphenate="false" fo:hyphenation-remain-char-count="2" fo:hyphenation-push-char-count="2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hyphenation-ladder-count="no-limit"/>
      <style:text-properties fo:font-size="8pt" fo:language="en" fo:country="US" style:font-size-asian="8pt" style:font-name-complex="Arial" style:font-family-complex="Arial" style:font-family-generic-complex="swiss" style:font-pitch-complex="variable" style:font-size-complex="8pt" fo:hyphenate="false" fo:hyphenation-remain-char-count="2" fo:hyphenation-push-char-count="2"/>
    </style:style>
    <style:style style:name="X_5f_14_5f_section_5f_Objetivo" style:display-name="X_14_section_Objetivo" style:family="paragraph" style:parent-style-name="Standard">
      <style:text-properties fo:language="es" fo:country="ES" fo:font-weight="bold" style:font-weight-asian="bold"/>
    </style:style>
    <style:style style:name="Joaquim_5f_Texto" style:display-name="Joaquim_Texto" style:family="paragraph" style:parent-style-name="Standard" style:next-style-name="Joaquim_5f_Capitulo">
      <style:paragraph-properties fo:margin-left="0cm" fo:margin-right="0cm" fo:line-height="150%" fo:text-indent="1.501cm" style:auto-text-indent="false"/>
      <style:text-properties fo:font-weight="bold" style:font-weight-asian="bold"/>
    </style:style>
    <style:style style:name="Erro_5f_1" style:display-name="Erro_1" style:family="paragraph" style:parent-style-name="Joaquim_5f_Texto">
      <style:text-properties fo:font-style="italic" style:font-style-asian="italic" style:font-style-complex="italic"/>
    </style:style>
    <style:style style:name="Erro_5f_2" style:display-name="Erro_2" style:family="paragraph" style:parent-style-name="Joaquim_5f_Texto"/>
    <style:style style:name="Joaquim_5f_2_ba_Sub.Título" style:display-name="Joaquim_2ºSub.Título" style:family="paragraph" style:parent-style-name="Heading_20_2">
      <style:paragraph-properties fo:text-align="start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Estilo_20_Joaquim_5f_2_ba_Sub.Título_20__2b__20_À_20_esquerda_3a__20__20_0_20_cm_20_Primeira_20_linha_3a__20__20_0_20_..." style:display-name="Estilo Joaquim_2ºSub.Título + À esquerda:  0 cm Primeira linha:  0 ..." style:family="paragraph" style:parent-style-name="Joaquim_5f_2_ba_Sub.Título" style:default-outline-level="2" style:list-style-name="WW8Num33">
      <style:text-properties style:font-name="Arial" fo:font-family="Arial" style:font-family-generic="swiss" style:font-pitch="variable" fo:font-size="12pt" fo:font-style="italic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Joaquim_28_Excluir_29__5f_Nota_20_Explicativa" style:display-name="Joaquim(Excluir)_Nota Explicativa" style:family="paragraph" style:parent-style-name="Joaquim_5f_Texto">
      <style:paragraph-properties fo:margin-top="0.494cm" fo:margin-bottom="0.494cm" loext:contextual-spacing="false"/>
      <style:text-properties fo:font-size="10pt" style:font-size-asian="10pt"/>
    </style:style>
    <style:style style:name="Joaquim_5f_Nota_20_de_20_Rodapé-Padrão" style:display-name="Joaquim_Nota de Rodapé-Padrão" style:family="paragraph" style:parent-style-name="Standard"/>
    <style:style style:name="Joaquim_28_Excluir_29__5f_Nota_20_Explicativa_20_II" style:display-name="Joaquim(Excluir)_Nota Explicativa II" style:family="paragraph" style:parent-style-name="Joaquim_5f_Nota_20_de_20_Rodapé-Padrão"/>
    <style:style style:name="Joaquim_5f_1_ba_Sub.Título" style:display-name="Joaquim_1ºSub.Título" style:family="paragraph" style:parent-style-name="Heading_20_2" style:next-style-name="Joaquim_5f_Texto">
      <style:paragraph-properties fo:text-align="start" style:justify-single-word="false"/>
      <style:text-properties style:font-name="Arial" fo:font-family="Arial" style:font-family-generic="swiss" style:font-pitch="variable" fo:font-size="12pt" fo:font-style="italic" fo:font-weight="normal" style:font-size-asian="12pt" style:font-style-asian="italic" style:font-weight-asian="normal" style:font-name-complex="Arial" style:font-family-complex="Arial" style:font-family-generic-complex="swiss" style:font-pitch-complex="variable"/>
    </style:style>
    <style:style style:name="Joaquim_5f_Capa" style:display-name="Joaquim_Capa" style:family="paragraph" style:parent-style-name="Estilo1">
      <style:text-properties fo:language="pt" fo:country="BR" style:font-name-complex="Arial" style:font-family-complex="Arial" style:font-family-generic-complex="swiss" style:font-pitch-complex="variable"/>
    </style:style>
    <style:style style:name="Joaquim_5f_Capitulo" style:display-name="Joaquim_Capitulo" style:family="paragraph" style:parent-style-name="Heading_20_1" style:next-style-name="Joaquim_5f_Texto">
      <style:paragraph-properties fo:margin-left="0cm" fo:margin-right="0cm" fo:text-align="start" style:justify-single-word="false" fo:text-indent="0cm" style:auto-text-indent="false"/>
      <style:text-properties fo:font-variant="normal" fo:text-transform="none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/>
    </style:style>
    <style:style style:name="Joaquim_5f_Citação_20_Longa" style:display-name="Joaquim_Citação Longa" style:family="paragraph" style:parent-style-name="Standard">
      <style:paragraph-properties fo:margin-left="4.001cm" fo:margin-right="0cm" fo:line-height="100%" fo:text-indent="0cm" style:auto-text-indent="false"/>
      <style:text-properties fo:font-size="11pt" fo:font-weight="bold" style:font-size-asian="11pt" style:font-weight-asian="bold" style:font-size-complex="11pt"/>
    </style:style>
    <style:style style:name="Joaquim_5f_Lista_20_de_20_Abreviaturas" style:display-name="Joaquim_Lista de Abreviaturas" style:family="paragraph" style:parent-style-name="List">
      <style:paragraph-properties fo:margin-top="0.212cm" fo:margin-bottom="0.212cm" loext:contextual-spacing="false"/>
      <style:text-properties fo:font-weight="bold" style:font-weight-asian="bold"/>
    </style:style>
    <style:style style:name="Joaquim_5f_Nota_20_Explicativa_20_NOVA" style:display-name="Joaquim_Nota Explicativa NOVA" style:family="paragraph" style:parent-style-name="Joaquim_28_Excluir_29__5f_Nota_20_Explicativa_20_II">
      <style:paragraph-properties fo:margin-left="0.501cm" fo:margin-right="0cm" fo:text-indent="-0.501cm" style:auto-text-indent="false"/>
      <style:text-properties style:font-weight-complex="bold"/>
    </style:style>
    <style:style style:name="Joaquim_5f_Referências" style:display-name="Joaquim_Referências" style:family="paragraph" style:parent-style-name="Título1">
      <style:paragraph-properties fo:margin-left="0cm" fo:margin-right="0cm" fo:margin-top="0cm" fo:margin-bottom="1.27cm" loext:contextual-spacing="false" fo:text-align="center" style:justify-single-word="false" fo:text-indent="0cm" style:auto-text-indent="false"/>
      <style:text-properties fo:text-transform="uppercase" fo:font-size="12pt" style:font-size-asian="12pt"/>
    </style:style>
    <style:style style:name="Joaquim_5f_Texto-Resumo" style:display-name="Joaquim_Texto-Resumo" style:family="paragraph" style:parent-style-name="Standard" style:next-style-name="Joaquim_5f_Título">
      <style:paragraph-properties fo:margin-top="0.212cm" fo:margin-bottom="1.27cm" loext:contextual-spacing="false" style:line-height-at-least="0.706cm"/>
      <style:text-properties fo:font-weight="bold" style:font-weight-asian="bold"/>
    </style:style>
    <style:style style:name="Joaquim_5f_Título" style:display-name="Joaquim_Título" style:family="paragraph" style:parent-style-name="Título1">
      <style:paragraph-properties fo:margin-left="0cm" fo:margin-right="0cm" fo:margin-top="0cm" fo:margin-bottom="1.27cm" loext:contextual-spacing="false" fo:text-align="center" style:justify-single-word="false" fo:text-indent="0cm" style:auto-text-indent="false"/>
      <style:text-properties fo:font-size="12pt" style:letter-kerning="true" style:font-size-asian="12pt" style:font-size-complex="16pt" style:font-weight-complex="bold"/>
    </style:style>
    <style:style style:name="Joaquim-Cabeçalho" style:family="paragraph" style:parent-style-name="Header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/>
    </style:style>
    <style:style style:name="Joaquim-Lista_5f_de_5f_Referência" style:display-name="Joaquim-Lista_de_Referência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argrafodalista" style:family="paragraph" style:parent-style-name="Standard">
      <style:paragraph-properties fo:margin-left="0cm" fo:margin-right="0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roman" style:font-pitch="variable" fo:language="pt" fo:country="BR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Páragrafo" style:family="paragraph" style:parent-style-name="Standard" style:next-style-name="Standard">
      <style:paragraph-properties fo:text-align="justify" style:justify-single-word="false"/>
    </style:style>
    <style:style style:name="anexo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</style:style>
    <style:style style:name="falas" style:family="paragraph" style:parent-style-name="Standard" style:next-style-name="Standard">
      <style:paragraph-properties fo:margin-left="2cm" fo:margin-right="0cm" fo:margin-top="0.423cm" fo:margin-bottom="0.423cm" loext:contextual-spacing="false" fo:line-height="100%" fo:text-indent="0cm" style:auto-text-indent="false"/>
      <style:text-properties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Estilo_20_Citação_20_Longa_20__2b__20_10_20_pt" style:display-name="Estilo Citação Longa + 10 pt" style:family="paragraph" style:parent-style-name="Citação_20_Longa">
      <style:text-properties fo:font-size="10pt" style:font-size-asian="10pt" style:font-size-complex="10pt"/>
    </style:style>
    <style:style style:name="TRAB_5f_DIP_3a__20_título_20_apêndice" style:display-name="TRAB_DIP: título apêndice" style:family="paragraph" style:parent-style-name="Standard">
      <style:paragraph-properties fo:margin-top="7.056cm" fo:margin-bottom="0.212cm" loext:contextual-spacing="false" fo:line-height="150%" fo:text-align="center" style:justify-single-word="false" fo:keep-with-next="always" style:text-autospace="ideograph-alpha"/>
      <style:text-properties fo:font-size="14pt" fo:font-weight="bold" style:font-size-asian="14pt" style:font-weight-asian="bold" style:font-size-complex="10pt"/>
    </style:style>
    <style:style style:name="footnote_20_text" style:display-name="footnote text" style:family="paragraph" style:parent-style-name="Standard">
      <style:paragraph-properties style:line-height-at-least="0.176cm" fo:hyphenation-ladder-count="no-limit" style:text-autospace="ideograph-alpha"/>
      <style:text-properties fo:font-size="10pt" style:letter-kerning="true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hi" style:country-complex="IN" fo:hyphenate="false" fo:hyphenation-remain-char-count="2" fo:hyphenation-push-char-count="2"/>
    </style:style>
    <style:style style:name="Contents_20_Heading" style:display-name="Contents Heading" style:family="paragraph" style:parent-style-name="Heading_20_1" style:class="index">
      <style:paragraph-properties fo:margin-left="0cm" fo:margin-right="0cm" fo:margin-top="0.847cm" fo:margin-bottom="0.635cm" loext:contextual-spacing="false" fo:line-height="115%" fo:text-align="start" style:justify-single-word="false" fo:keep-together="always" fo:text-indent="0cm" style:auto-text-indent="false" text:number-lines="false" text:line-number="0"/>
      <style:text-properties fo:color="#365f91" fo:font-size="14pt" style:font-size-asian="14pt" style:font-size-complex="14pt"/>
    </style:style>
    <style:style style:name="msotitle3" style:family="paragraph" style:parent-style-name="Standard">
      <style:paragraph-properties fo:margin-left="0cm" fo:margin-right="0cm" fo:line-height="112%" fo:text-align="start" style:justify-single-word="false" fo:text-indent="0cm" style:auto-text-indent="false"/>
      <style:text-properties fo:color="#000000" style:font-name="Trebuchet MS" fo:font-family="'Trebuchet MS'" style:font-family-generic="swiss" style:font-pitch="variable" fo:font-size="28pt" style:font-size-asian="28pt" style:font-name-complex="Trebuchet MS" style:font-family-complex="'Trebuchet MS'" style:font-family-generic-complex="swiss" style:font-pitch-complex="variable" style:font-size-complex="28pt"/>
    </style:style>
    <style:style style:name="Pa26" style:family="paragraph" style:parent-style-name="Default" style:next-style-name="Default">
      <style:paragraph-properties fo:margin-top="0cm" fo:margin-bottom="0.106cm" loext:contextual-spacing="false" style:line-height-at-least="0.319cm" fo:hyphenation-ladder-count="no-limit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/>
    </style:style>
    <style:style style:name="apendice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>
        <style:tab-stops>
          <style:tab-stop style:position="2.91cm"/>
        </style:tab-stops>
      </style:paragraph-properties>
      <style:text-properties style:font-size-complex="12pt"/>
    </style:style>
    <style:style style:name="Campo_5f_Dados" style:display-name="Campo_Dados" style:family="paragraph" style:parent-style-name="Standard">
      <style:paragraph-properties fo:margin-left="0.101cm" fo:margin-right="0.101cm" fo:margin-top="0.071cm" fo:margin-bottom="0.071cm" loext:contextual-spacing="false" fo:line-height="100%" fo:hyphenation-ladder-count="no-limit" fo:text-indent="1.251cm" style:auto-text-indent="false"/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FERÊNCIA" style:family="paragraph" style:parent-style-name="Standard" style:next-style-name="Standard">
      <style:paragraph-properties fo:margin-top="0cm" fo:margin-bottom="0.423cm" loext:contextual-spacing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JV_20_Título_20_de_20_cap" style:display-name="JV Título de cap" style:family="paragraph" style:parent-style-name="Standard">
      <style:paragraph-properties fo:margin-left="1.249cm" fo:margin-right="0cm" fo:text-align="start" style:justify-single-word="false" fo:text-indent="1.249cm" style:auto-text-indent="fals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jvttulodecap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Apendice" style:family="paragraph" style:parent-style-name="Standard" style:nex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JUSTIFICADO" style:family="paragraph" style:parent-style-name="Standard">
      <style:paragraph-properties fo:text-align="center" style:justify-single-word="false"/>
      <style:text-properties fo:font-size="13pt" style:font-size-asian="13pt" style:font-name-complex="Arial" style:font-family-complex="Arial" style:font-family-generic-complex="swiss" style:font-pitch-complex="variable" style:font-size-complex="13pt"/>
    </style:style>
    <style:style style:name="Andrea" style:family="paragraph" style:parent-style-name="Standard">
      <style:paragraph-properties fo:margin-top="0cm" fo:margin-bottom="0.212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Estilo_20_Legenda_20__2b__20_Depois_20_de_3a__20__20_6_20_pt" style:display-name="Estilo Legenda + Depois de:  6 pt" style:family="paragraph" style:parent-style-name="WW-Legenda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fo:font-size="10pt" style:font-name-asian="Times New Roman" style:font-family-asian="'Times New Roman'" style:font-family-generic-asian="roman" style:font-pitch-asian="variable" style:font-size-asian="10pt" style:font-size-complex="10pt" style:font-weight-complex="bold"/>
    </style:style>
    <style:style style:name="Estilo_20_Legenda_20__2b__20_Negrito" style:display-name="Estilo Legenda + Negrito" style:family="paragraph" style:parent-style-name="WW-Legenda"/>
    <style:style style:name="Parágrafo_20_da_20_Lista" style:display-name="Parágrafo da Lista" style:family="paragraph" style:parent-style-name="Standard">
      <style:paragraph-properties fo:margin-left="1.249cm" fo:margin-right="0cm" fo:text-indent="1.251cm" style:auto-text-indent="false"/>
    </style:style>
    <style:style style:name="_30_1a_20_-_20_CAPA_20_1_20_-_20_Nome" style:display-name="01a - CAPA 1 - Nome" style:family="paragraph">
      <style:paragraph-properties fo:margin-top="0cm" fo:margin-bottom="0.635cm" loext:contextual-spacing="false" fo:text-align="center" style:justify-single-word="false" fo:orphans="2" fo:widows="2" fo:break-before="page"/>
      <style:text-properties fo:text-transform="uppercase"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1b_20_-_20_CAPA_20_1_20_-_20_Título" style:display-name="01b - CAPA 1 - Título" style:family="paragraph">
      <style:paragraph-properties fo:margin-top="0cm" fo:margin-bottom="0.635cm" loext:contextual-spacing="false"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12pt" fo:letter-spacing="0.009cm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1c_20_-_20_CAPA_20_1_20_-_20_Ano" style:display-name="01c - CAPA 1 - Ano" style:family="paragraph">
      <style:paragraph-properties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3a_20_-_20_CAPA_20_3_20_-_20_1_aa__20_Linha" style:display-name="03a - CAPA 3 - 1ª Linha" style:family="paragraph">
      <style:paragraph-properties fo:margin-top="1.905cm" fo:margin-bottom="0cm" loext:contextual-spacing="false" fo:line-height="150%" fo:text-align="center" style:justify-single-word="false" fo:orphans="2" fo:widows="2" fo:break-before="page"/>
      <style:text-properties fo:text-transform="uppercase"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4b_20_-_20_F_5f_APRO_20_-_20_Texto_20_normal" style:display-name="04b - F_APRO - Texto normal" style:family="paragraph">
      <style:paragraph-properties fo:line-height="150%"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4c_20_-_20_F_5f_APRO_20_-_20_Texto_20_negrito" style:display-name="04c - F_APRO - Texto negrito" style:family="paragraph">
      <style:paragraph-properties fo:line-height="150%"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12pt" fo:letter-spacing="0.009cm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4d_20_-_20_F_5f_APRO_20_-_20_Natureza" style:display-name="04d - F_APRO - Natureza" style:family="paragraph">
      <style:paragraph-properties fo:margin-left="6.001cm" fo:margin-right="0cm" fo:margin-top="0cm" fo:margin-bottom="0.847cm" loext:contextual-spacing="false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4e_20_-_20_F_5f_APRO_20_-_20_Data" style:display-name="04e - F_APRO - Data" style:family="paragraph">
      <style:paragraph-properties fo:margin-top="0cm" fo:margin-bottom="0.635cm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4f_20_-_20_F_5f_APRO_20_-_20_Assinaturas_20_linha" style:display-name="04f - F_APRO - Assinaturas linha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1pt" fo:letter-spacing="0.009cm" fo:language="pt" fo:country="BR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4g_20_-_20_F_5f_APRO_20_-_20_Assinatura_20_nomes" style:display-name="04g - F_APRO - Assinatura nomes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1pt" fo:letter-spacing="0.009cm" fo:language="pt" fo:country="B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5a_20_-_20_Dedicatória" style:display-name="05a - Dedicatória" style:family="paragraph">
      <style:paragraph-properties fo:margin-left="7.502cm" fo:margin-right="0cm" fo:margin-top="0cm" fo:margin-bottom="0.212cm" loext:contextual-spacing="false" fo:line-height="150%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2pt" fo:letter-spacing="0.009cm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_30_7a_20_-_20_Epígrafe_20_-_20_Texto" style:display-name="07a - Epígrafe - Texto" style:family="paragraph">
      <style:paragraph-properties fo:margin-left="7.502cm" fo:margin-right="0cm" fo:margin-top="0cm" fo:margin-bottom="0.423cm" loext:contextual-spacing="false" fo:line-height="150%" fo:text-align="end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1pt" fo:letter-spacing="0.009cm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1pt" style:language-complex="ar" style:country-complex="SA" style:font-style-complex="italic"/>
    </style:style>
    <style:style style:name="_30_7b_20_-_20_Epígrafe_20_-_20_Autor" style:display-name="07b - Epígrafe - Autor" style:family="paragraph">
      <style:paragraph-properties fo:text-align="end" style:justify-single-word="false" fo:orphans="2" fo:widows="2"/>
      <style:text-properties style:use-window-font-color="true" style:font-name="Arial" fo:font-family="Arial" style:font-family-generic="swiss" style:font-pitch="variable" fo:font-size="11pt" fo:letter-spacing="0.009cm" fo:language="pt" fo:country="B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CIT" style:family="paragraph" style:parent-style-name="Standard">
      <style:paragraph-properties fo:margin-left="4.001cm" fo:margin-right="0cm" fo:margin-top="0.635cm" fo:margin-bottom="0.635cm" loext:contextual-spacing="false" fo:text-indent="1.251cm" style:auto-text-indent="false"/>
      <style:text-properties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Estilo_20__28_Latim_29__20_Arial_20_12_20_pt_20_Justificado_20_Primeira_20_linha_3a__20__20_15_20_cm_20_D..." style:display-name="Estilo (Latim) Arial 12 pt Justificado Primeira linha:  15 cm D..." style:family="paragraph" style:parent-style-name="Standard">
      <style:paragraph-properties fo:margin-left="0cm" fo:margin-right="0cm" fo:margin-top="0cm" fo:margin-bottom="0.635cm" loext:contextual-spacing="false" fo:line-height="150%" fo:text-align="justify" style:justify-single-word="false" fo:text-indent="1.50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Style1" style:family="paragraph" style:parent-style-name="Standard">
      <style:paragraph-properties fo:margin-left="0cm" fo:margin-right="0cm" fo:margin-top="0cm" fo:margin-bottom="0.847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Style2" style:family="paragraph" style:parent-style-name="Style1"/>
    <style:style style:name="Style3" style:family="paragraph" style:parent-style-name="Subtitle" style:list-style-name="">
      <style:paragraph-properties fo:margin-left="0cm" fo:margin-right="0cm" fo:margin-top="0cm" fo:margin-bottom="0.635cm" loext:contextual-spacing="false" fo:line-height="150%" fo:text-align="justify" style:justify-single-word="false" fo:text-indent="1.251cm" style:auto-text-indent="false"/>
      <style:text-properties fo:letter-spacing="0.026cm" fo:font-weight="bold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subdescricao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Título_20_1_20__2b__20_Kern_20_em_20_16_20_pt" style:display-name="Título 1 + Kern em 16 pt" style:family="paragraph" style:parent-style-name="Standard">
      <style:paragraph-properties fo:line-height="150%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Paragrafo" style:family="paragraph" style:parent-style-name="Standard" style:next-style-name="normal">
      <style:text-properties style:font-name-asian="Calibri" style:font-family-asian="Calibri" style:font-family-generic-asian="swiss" style:font-pitch-asian="variable"/>
    </style:style>
    <style:style style:name="fonte" style:family="paragraph" style:parent-style-name="Standard" style:next-style-name="Standard">
      <style:paragraph-properties fo:margin-top="0.212cm" fo:margin-bottom="0cm" loext:contextual-spacing="false" fo:text-align="center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Autores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AUTORES" style:family="paragraph" style:parent-style-name="Standard" style:next-style-name="Standard">
      <style:paragraph-properties fo:text-align="end" style:justify-single-word="false" style:text-autospace="none">
        <style:tab-stops>
          <style:tab-stop style:position="2.752cm"/>
        </style:tab-stops>
      </style:paragraph-properties>
      <style:text-properties fo:font-size="12pt" fo:letter-spacing="0.007cm" fo:language="it" fo:country="IT" fo:font-weight="bold" style:font-name-asian="Times New Roman" style:font-family-asian="'Times New Roman'" style:font-family-generic-asian="roman" style:font-pitch-asian="variable" style:font-size-asian="12pt" style:font-weight-asian="bold" style:font-size-complex="12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font-size="12pt" style:font-size-asian="12pt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-complex="Times New Roman" style:font-family-complex="'Times New Roman'" style:font-family-generic-complex="roman" style:font-pitch-complex="variable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7z1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8z0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Acrônimo_20_HTML" style:display-name="Acrônimo HTML" style:family="text" style:parent-style-name="Fonte_20_parág._20_padrão"/>
    <style:style style:name="Citação_20_HTML" style:display-name="Citação HTML" style:family="text">
      <style:text-properties fo:font-style="italic" style:font-style-asian="italic" style:font-style-complex="italic"/>
    </style:style>
    <style:style style:name="Código_20_HTML" style:display-name="Código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inição_20_HTML" style:display-name="Definição HTML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Exemplo_20_HTML" style:display-name="Exemplo HTML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áquina_20_de_20_escrever_20_HTML" style:display-name="Máquina de escrever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Line_20_numbering" style:display-name="Line numbering" style:family="text" style:parent-style-name="Fonte_20_parág._20_padrão"/>
    <style:style style:name="Page_20_Number" style:display-name="Page Number" style:family="text" style:parent-style-name="Fonte_20_parág._20_padrão"/>
    <style:style style:name="Hyperlink4" style:family="text">
      <style:text-properties fo:color="#000000" style:text-line-through-style="none" style:text-line-through-type="none" style:text-underline-style="none"/>
    </style:style>
    <style:style style:name="Hyperlink5" style:family="text">
      <style:text-properties fo:color="#0466d3" style:text-line-through-style="none" style:text-line-through-type="none" style:text-underline-style="none"/>
    </style:style>
    <style:style style:name="Footnote_20_Symbol" style:display-name="Footnote Symbol" style:family="text">
      <style:text-properties style:text-position="super 58%"/>
    </style:style>
    <style:style style:name="Teclado_20_HTML" style:display-name="Teclado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ITAÇÃO_20_LONGA_20_Char" style:display-name="CITAÇÃO LONGA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Variável_20_HTML" style:display-name="Variável HTML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Hyperlink6" style:family="text">
      <style:text-properties fo:color="#ff3300" style:text-line-through-style="none" style:text-line-through-type="none" style:text-underline-style="none"/>
    </style:style>
    <style:style style:name="apple-converted-space" style:family="text"/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fontetituloscript" style:family="text" style:parent-style-name="Fonte_20_parág._20_padrão"/>
    <style:style style:name="PRE_20_TEXTUAL_20_Char_20_Char" style:display-name="PRE TEXTUAL Char Char" style:family="text">
      <style:text-properties fo:font-size="12pt" fo:language="pt" fo:country="BR" fo:font-weight="bold" style:font-name-asian="SimSun" style:font-family-asian="SimSun, 宋体" style:font-pitch-asian="variable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Absatz-Standardschriftart" style:family="text"/>
    <style:style style:name="Char_20_Char20" style:display-name="Char Char2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har_20_Char5" style:display-name="Char Char5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har_20_Char6" style:display-name="Char Char6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Ênfase_20_Intensa" style:display-name="Ênfase Intensa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Ênfase_20_Sutil" style:display-name="Ênfase Sutil" style:family="text">
      <style:text-properties fo:color="#5a5a5a" fo:font-style="italic" style:font-style-asian="italic"/>
    </style:style>
    <style:style style:name="gt-icon-text1" style:family="text">
      <style:text-properties style:font-name-complex="Times New Roman" style:font-family-complex="'Times New Roman'" style:font-family-generic-complex="roman" style:font-pitch-complex="variable"/>
    </style:style>
    <style:style style:name="gwt-inlinehtml" style:family="text">
      <style:text-properties fo:background-color="#d9e6f7" style:font-name-complex="Times New Roman" style:font-family-complex="'Times New Roman'" style:font-family-generic-complex="roman" style:font-pitch-complex="variable" fo:padding="0cm" fo:border="0.74pt solid #dddddd"/>
    </style:style>
    <style:style style:name="hps" style:family="text" style:parent-style-name="Fonte_20_parág._20_padrão"/>
    <style:style style:name="long_5f_text" style:display-name="long_text" style:family="text" style:parent-style-name="Fonte_20_parág._20_padrão"/>
    <style:style style:name="long_5f_text1" style:display-name="long_text1" style:family="text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short_5f_text1" style:display-name="short_text1" style:family="text">
      <style:text-properties fo:font-size="14.5pt" style:font-size-asian="14.5pt" style:font-name-complex="Times New Roman" style:font-family-complex="'Times New Roman'" style:font-family-generic-complex="roman" style:font-pitch-complex="variable" style:font-size-complex="14.5pt"/>
    </style:style>
    <style:style style:name="Texto_20_de_20_nota_20_de_20_rodapé_20_Char" style:display-name="Texto de nota de rodapé Char" style:family="text"/>
    <style:style style:name="texto1" style:family="text">
      <style:text-properties fo:color="#000000"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xt-tahoma-11-preto-materias" style:family="text">
      <style:text-properties style:font-name-complex="Times New Roman" style:font-family-complex="'Times New Roman'" style:font-family-generic-complex="roman" style:font-pitch-complex="variable"/>
    </style:style>
    <style:style style:name="Cabeçalho_20_Char" style:display-name="Cabeçalho Char" style:family="text"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de_20_nota_20_de_20_rodapé_20_Char2" style:display-name="Texto de nota de rodapé Char2" style:family="text">
      <style:text-properties style:font-name="Arial" fo:font-family="Arial" style:font-family-generic="swiss" style:font-pitch="variable" style:font-name-complex="Comic Sans MS" style:font-family-complex="'Comic Sans MS'" style:font-family-generic-complex="script" style:font-pitch-complex="variable" style:font-size-complex="12pt"/>
    </style:style>
    <style:style style:name="gt-trans-draggable" style:family="text" style:parent-style-name="Fonte_20_parág._20_padrão"/>
    <style:style style:name="hps_20_atn" style:display-name="hps atn" style:family="text" style:parent-style-name="Fonte_20_parág._20_padrão"/>
    <style:style style:name="hps_20_gt-trans-draggable" style:display-name="hps gt-trans-draggable" style:family="text" style:parent-style-name="Fonte_20_parág._20_padrão"/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Referência_20_Intensa" style:display-name="Referência Intensa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Referência_20_Sutil" style:display-name="Referência Sutil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Char_20_Char_20_Char" style:display-name="Char Char Char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Texto_20_do_20_Espaço_20_Reservado" style:display-name="Texto do Espaço Reservado" style:family="text">
      <style:text-properties fo:color="#808080"/>
    </style:style>
    <style:style style:name="Título_20_do_20_Livro" style:display-name="Título do Livro" style:family="text">
      <style:text-properties fo:font-variant="small-caps" fo:letter-spacing="0.009cm" fo:font-weight="bold" style:font-weight-asian="bold" style:font-weight-complex="bold"/>
    </style:style>
    <style:style style:name="textojustificado" style:family="text" style:parent-style-name="Fonte_20_parág._20_padrão"/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goog_5f_qs-tidbit1" style:display-name="goog_qs-tidbit1" style:family="text">
      <style:text-properties text:display="true"/>
    </style:style>
    <style:style style:name="WW8NumSt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gs_5f_a1" style:display-name="gs_a1" style:family="text">
      <style:text-properties fo:color="#008000"/>
    </style:style>
    <style:style style:name="gs_5f_ctg21" style:display-name="gs_ctg21" style:family="text">
      <style:text-properties fo:font-size="12pt" fo:font-weight="bold" style:font-size-asian="12pt" style:font-weight-asian="bold" style:font-size-complex="12pt" style:font-weight-complex="bold"/>
    </style:style>
    <style:style style:name="gs_5f_ggs1" style:display-name="gs_ggs1" style:family="text"/>
    <style:style style:name="b_20_w_20_xsm" style:display-name="b w xsm" style:family="text" style:parent-style-name="Fonte_20_parág._20_padrão"/>
    <style:style style:name="bc" style:family="text" style:parent-style-name="Fonte_20_parág._20_padrão"/>
    <style:style style:name="goog_5f_qs-tidbit_20_goog_5f_qs-tidbit-1" style:display-name="goog_qs-tidbit goog_qs-tidbit-1" style:family="text" style:parent-style-name="Fonte_20_parág._20_padrão"/>
    <style:style style:name="Bullet_20_Symbols" style:display-name="Bullet Symbols" style:family="text">
      <style:text-properties style:font-name="OpenSymbol" fo:font-family="OpenSymbol, 'Courier New'" style:font-pitch="variable" style:font-name-asian="OpenSymbol" style:font-family-asian="OpenSymbol, 'Courier New'" style:font-pitch-asian="variable" style:font-name-complex="OpenSymbol" style:font-family-complex="OpenSymbol, 'Courier New'" style:font-pitch-complex="variable"/>
    </style:style>
    <style:style style:name="Numbering_20_Symbols" style:display-name="Numbering Symbols" style:family="text"/>
    <style:style style:name="ft" style:family="text" style:parent-style-name="Fonte_20_parág._20_padrão"/>
    <style:style style:name="gl3" style:family="text" style:parent-style-name="Fonte_20_parág._20_padrão"/>
    <style:style style:name="std_20_nobr" style:display-name="std nobr" style:family="text" style:parent-style-name="Fonte_20_parág._20_padrão"/>
    <style:style style:name="WW-Caracteres_20_de_20_nota_20_de_20_fim" style:display-name="WW-Caracteres de nota de fim" style:family="text"/>
    <style:style style:name="WW-Caracteres_20_de_20_nota_20_de_20_rodapé" style:display-name="WW-Caracteres de nota de rodapé" style:family="text">
      <style:text-properties style:text-position="super 58%"/>
    </style:style>
    <style:style style:name="Citação_20_Char" style:display-name="Citação Char" style:family="text">
      <style:text-properties style:font-name="Arial" fo:font-family="Arial" style:font-family-generic="swiss" style:font-pitch="variable" fo:language="pt" fo:country="BR" style:font-name-complex="Comic Sans MS" style:font-family-complex="'Comic Sans MS'" style:font-family-generic-complex="script" style:font-pitch-complex="variable" style:font-size-complex="12pt" style:font-style-complex="italic"/>
    </style:style>
    <style:style style:name="Fonte_20_parág._20_padrão1" style:display-name="Fonte parág. padrão1" style:family="text"/>
    <style:style style:name="Fonte_20_parág._20_padrão2" style:display-name="Fonte parág. padrão2" style:family="text"/>
    <style:style style:name="Fonte_20_parág._20_padrão3" style:display-name="Fonte parág. padrão3" style:family="text"/>
    <style:style style:name="Fonte_20_parág._20_padrão4" style:display-name="Fonte parág. padrão4" style:family="text"/>
    <style:style style:name="Fonte_20_parág._20_padrão5" style:display-name="Fonte parág. padrão5" style:family="text"/>
    <style:style style:name="Fonte_20_parág._20_padrão6" style:display-name="Fonte parág. padrão6" style:family="text"/>
    <style:style style:name="Ref._20_de_20_nota_20_de_20_fim1" style:display-name="Ref. de nota de fim1" style:family="text">
      <style:text-properties style:text-position="super 58%"/>
    </style:style>
    <style:style style:name="Ref._20_de_20_nota_20_de_20_fim2" style:display-name="Ref. de nota de fim2" style:family="text">
      <style:text-properties style:text-position="super 58%"/>
    </style:style>
    <style:style style:name="Ref._20_de_20_nota_20_de_20_rodapé1" style:display-name="Ref. de nota de rodapé1" style:family="text">
      <style:text-properties style:text-position="super 58%"/>
    </style:style>
    <style:style style:name="Ref._20_de_20_nota_20_de_20_rodapé2" style:display-name="Ref. de nota de rodapé2" style:family="text">
      <style:text-properties style:text-position="super 58%"/>
    </style:style>
    <style:style style:name="Ref._20_de_20_nota_20_de_20_rodapé3" style:display-name="Ref. de nota de rodapé3" style:family="text">
      <style:text-properties style:text-position="super 58%"/>
    </style:style>
    <style:style style:name="Ref._20_de_20_nota_20_de_20_rodapé4" style:display-name="Ref. de nota de rodapé4" style:family="text">
      <style:text-properties style:text-position="super 58%"/>
    </style:style>
    <style:style style:name="Ref._20_de_20_nota_20_de_20_rodapé5" style:display-name="Ref. de nota de rodapé5" style:family="text">
      <style:text-properties style:text-position="super 58%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fo:font-weight="bold" style:font-weight-asian="bold"/>
    </style:style>
    <style:style style:name="WW8Num9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Caracteres_20_de_20_nota_20_de_20_fim1" style:display-name="WW-Caracteres de nota de fim1" style:family="text"/>
    <style:style style:name="tl" style:family="text" style:parent-style-name="Fonte_20_parág._20_padrão"/>
    <style:style style:name="vshid1" style:family="text">
      <style:text-properties text:display="none"/>
    </style:style>
    <style:style style:name="jrnl" style:family="text">
      <style:text-properties style:font-name-complex="Times New Roman" style:font-family-complex="'Times New Roman'" style:font-family-generic-complex="roman" style:font-pitch-complex="variable"/>
    </style:style>
    <style:style style:name="Subtle_20_Emphasis" style:display-name="Subtle Emphasis" style:family="text">
      <style:text-properties fo:color="#80808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" style:family="text" style:parent-style-name="Fonte_20_parág._20_padrão"/>
    <style:style style:name="st" style:family="text">
      <style:text-properties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size-complex="8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comentário_20_Char" style:display-name="Texto de comentário Char" style:family="text">
      <style:text-properties style:font-name="Calibri" fo:font-family="Calibri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nota_20_de_20_fim_20_Char" style:display-name="Texto de nota de fim Char" style:family="text">
      <style:text-properties style:font-name="Arial" fo:font-family="Arial" style:font-family-generic="swiss" style:font-pitch="variable" fo:language="pt" fo:country="BR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Título_20_1_20_Char" style:display-name="Título 1 Char" style:family="text">
      <style:text-properties fo:text-transform="uppercase" style:font-name="Cambria" fo:font-family="Cambria" style:font-family-generic="roman" style:font-pitch="variable" fo:font-size="16pt" style:text-underline-style="solid" style:text-underline-width="auto" style:text-underline-color="font-color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language-complex="ar" style:country-complex="SA"/>
    </style:style>
    <style:style style:name="date9" style:family="text">
      <style:text-properties fo:color="#7e7e7e" fo:font-size="9pt" fo:text-shadow="none" style:font-size-asian="9pt" style:font-size-complex="9pt"/>
    </style:style>
    <style:style style:name="editsection" style:family="text" style:parent-style-name="Fonte_20_parág._20_padrão"/>
    <style:style style:name="mw-headline" style:family="text">
      <style:text-properties style:font-name-complex="Times New Roman" style:font-family-complex="'Times New Roman'" style:font-family-generic-complex="roman" style:font-pitch-complex="variable"/>
    </style:style>
    <style:style style:name="postbody1" style:family="text">
      <style:text-properties fo:font-size="9pt" style:font-size-asian="9pt" style:font-size-complex="9pt"/>
    </style:style>
    <style:style style:name="qterm" style:family="text" style:parent-style-name="Fonte_20_parág._20_padrão"/>
    <style:style style:name="time2" style:family="text" style:parent-style-name="Fonte_20_parág._20_padrão"/>
    <style:style style:name="atn" style:family="text" style:parent-style-name="Fonte_20_parág._20_padrão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author" style:family="text" style:parent-style-name="Fonte_20_parág._20_padrão6"/>
    <style:style style:name="Caracteres_20_de_20_Nota_20_de_20_Rodapé" style:display-name="Caracteres de Nota de Rodapé" style:family="text">
      <style:text-properties style:text-position="super 58%"/>
    </style:style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Fonte_20_parág._20_padrão111" style:display-name="WW-Fonte parág. padrão111" style:family="text"/>
    <style:style style:name="WW-Ref._20_de_20_nota_20_de_20_fim" style:display-name="WW-Ref. de nota de fim" style:family="text">
      <style:text-properties style:text-position="super 58%"/>
    </style:style>
    <style:style style:name="WW-Ref._20_de_20_nota_20_de_20_fim1" style:display-name="WW-Ref. de nota de fim1" style:family="text">
      <style:text-properties style:text-position="super 58%"/>
    </style:style>
    <style:style style:name="WW-Ref._20_de_20_nota_20_de_20_fim12" style:display-name="WW-Ref. de nota de fim12" style:family="text">
      <style:text-properties style:text-position="super 58%"/>
    </style:style>
    <style:style style:name="WW-Ref._20_de_20_nota_20_de_20_rodapé" style:display-name="WW-Ref. de nota de rodapé" style:family="text">
      <style:text-properties style:text-position="super 58%"/>
    </style:style>
    <style:style style:name="WW-Ref._20_de_20_nota_20_de_20_rodapé1" style:display-name="WW-Ref. de nota de rodapé1" style:family="text">
      <style:text-properties style:text-position="super 58%"/>
    </style:style>
    <style:style style:name="WW-Ref._20_de_20_nota_20_de_20_rodapé12" style:display-name="WW-Ref. de nota de rodapé12" style:family="text">
      <style:text-properties style:text-position="super 58%"/>
    </style:style>
    <style:style style:name="container" style:family="text">
      <style:text-properties style:font-name-complex="Times New Roman" style:font-family-complex="'Times New Roman'" style:font-family-generic-complex="roman" style:font-pitch-complex="variable"/>
    </style:style>
    <style:style style:name="doi" style:family="text">
      <style:text-properties style:font-name-complex="Times New Roman" style:font-family-complex="'Times New Roman'" style:font-family-generic-complex="roman" style:font-pitch-complex="variable"/>
    </style:style>
    <style:style style:name="goog-submenu-arrow2" style:family="text">
      <style:text-properties style:font-name-complex="Times New Roman" style:font-family-complex="'Times New Roman'" style:font-family-generic-complex="roman" style:font-pitch-complex="variable"/>
    </style:style>
    <style:style style:name="Corpo_20_de_20_texto_20_Char" style:display-name="Corpo de texto Char" style:family="text">
      <style:text-properties style:font-name-complex="Times New Roman" style:font-family-complex="'Times New Roman'" style:font-family-generic-complex="roman" style:font-pitch-complex="variable"/>
    </style:style>
    <style:style style:name="Mapa_20_do_20_Documento_20_Char" style:display-name="Mapa do Documento Char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ecuo_20_de_20_corpo_20_de_20_texto_20_Char" style:display-name="Recuo de corpo de texto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ubtítulo_20_Char" style:display-name="Subtítulo Char" style:family="text">
      <style:text-properties style:font-name="Cambria" fo:font-family="Cambria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2pt" fo:language="pt" fo:country="BR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" fo:font-family="Calibri" style:font-family-generic="swiss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Char" style:display-name="Título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t-ft-text1" style:family="text">
      <style:text-properties style:font-name-complex="Times New Roman" style:font-family-complex="'Times New Roman'" style:font-family-generic-complex="roman" style:font-pitch-complex="variable"/>
    </style:style>
    <style:style style:name="hidden" style:family="text">
      <style:text-properties style:font-name-complex="Times New Roman" style:font-family-complex="'Times New Roman'" style:font-family-generic-complex="roman" style:font-pitch-complex="variable"/>
    </style:style>
    <style:style style:name="hit" style:family="text">
      <style:text-properties style:font-name-complex="Times New Roman" style:font-family-complex="'Times New Roman'" style:font-family-generic-complex="roman" style:font-pitch-complex="variable"/>
    </style:style>
    <style:style style:name="info" style:family="text">
      <style:text-properties style:font-name-complex="Times New Roman" style:font-family-complex="'Times New Roman'" style:font-family-generic-complex="roman" style:font-pitch-complex="variable"/>
    </style:style>
    <style:style style:name="issue" style:family="text">
      <style:text-properties style:font-name-complex="Times New Roman" style:font-family-complex="'Times New Roman'" style:font-family-generic-complex="roman" style:font-pitch-complex="variable"/>
    </style:style>
    <style:style style:name="medium-font" style:family="text" style:parent-style-name="Fonte_20_parág._20_padrão"/>
    <style:style style:name="highlightbrs1" style:family="text">
      <style:text-properties fo:color="#ff0000" fo:font-weight="bold" style:font-weight-asian="bold" style:font-weight-complex="bold"/>
    </style:style>
    <style:style style:name="hilite13" style:family="text">
      <style:text-properties fo:background-color="#ffff00"/>
    </style:style>
    <style:style style:name="hl" style:family="text" style:parent-style-name="Fonte_20_parág._20_padrão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Ementa_20_-_20_Corpo_20_Char" style:display-name="Ementa - Corpo Char" style:family="text">
      <style:text-properties style:font-name="Arial" fo:font-family="Arial" style:font-family-generic="swiss" style:font-pitch="variable" fo:font-size="11pt" fo:language="pt" fo:country="BR" fo:font-weight="bold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hl_20_hilite" style:display-name="hl hilite" style:family="text" style:parent-style-name="Fonte_20_parág._20_padrão"/>
    <style:style style:name="timeaccess" style:family="text"/>
    <style:style style:name="url" style:family="text" style:parent-style-name="Fonte_20_parág._20_padrão"/>
    <style:style style:name="miologeral1" style:family="text" style:parent-style-name="Fonte_20_parág._20_padrão"/>
    <style:style style:name="qterm2" style:family="text" style:parent-style-name="Fonte_20_parág._20_padrão"/>
    <style:style style:name="url1" style:family="text">
      <style:text-properties fo:color="#0746a8" style:text-line-through-style="none" style:text-line-through-type="none" style:text-underline-style="none"/>
    </style:style>
    <style:style style:name="verd10" style:family="text"/>
    <style:style style:name="st1" style:family="text">
      <style:text-properties style:font-name-complex="Times New Roman" style:font-family-complex="'Times New Roman'" style:font-family-generic-complex="roman" style:font-pitch-complex="variable"/>
    </style:style>
    <style:style style:name="pages" style:family="text">
      <style:text-properties style:font-name-complex="Times New Roman" style:font-family-complex="'Times New Roman'" style:font-family-generic-complex="roman" style:font-pitch-complex="variable"/>
    </style:style>
    <style:style style:name="pagination" style:family="text">
      <style:text-properties style:font-name-complex="Times New Roman" style:font-family-complex="'Times New Roman'" style:font-family-generic-complex="roman" style:font-pitch-complex="variable"/>
    </style:style>
    <style:style style:name="publisher" style:family="text">
      <style:text-properties style:font-name-complex="Times New Roman" style:font-family-complex="'Times New Roman'" style:font-family-generic-complex="roman" style:font-pitch-complex="variable"/>
    </style:style>
    <style:style style:name="referencetext" style:family="text">
      <style:text-properties style:font-name-complex="Times New Roman" style:font-family-complex="'Times New Roman'" style:font-family-generic-complex="roman" style:font-pitch-complex="variable"/>
    </style:style>
    <style:style style:name="title-link-wrapper" style:family="text">
      <style:text-properties style:font-name-complex="Times New Roman" style:font-family-complex="'Times New Roman'" style:font-family-generic-complex="roman" style:font-pitch-complex="variable"/>
    </style:style>
    <style:style style:name="volume" style:family="text">
      <style:text-properties style:font-name-complex="Times New Roman" style:font-family-complex="'Times New Roman'" style:font-family-generic-complex="roman" style:font-pitch-complex="variable"/>
    </style:style>
    <style:style style:name="A8" style:family="text">
      <style:text-properties fo:color="#000000" fo:font-size="14pt" fo:font-weight="bold" style:font-size-asian="14pt" style:font-weight-asian="bold" style:font-name-complex="DMRBZP+Agenda-Bold" style:font-family-complex="DMRBZP+Agenda-Bold, Agenda" style:font-family-generic-complex="swiss" style:font-size-complex="14pt" style:font-weight-complex="bold"/>
    </style:style>
    <style:style style:name="pp-hover-attribution5" style:family="text">
      <style:text-properties fo:color="#666666" style:text-line-through-style="none" style:text-line-through-type="none" style:text-underline-style="none"/>
    </style:style>
    <style:style style:name="lista-corpo-rotulo1" style:family="text">
      <style:text-properties fo:font-weight="bold" style:font-weight-asian="bold"/>
    </style:style>
    <style:style style:name="_20_Caracteres_20_de_20_Nota_20_de_20_Fim" style:display-name=" Caracteres de Nota de Fim" style:family="text">
      <style:text-properties style:text-position="super 58%"/>
    </style:style>
    <style:style style:name="cit_20_Char_20_Char_20_Char" style:display-name="cit Char Char Char" style:family="text">
      <style:text-properties fo:language="pt" fo:country="BR" style:language-complex="ar" style:country-complex="SA"/>
    </style:style>
    <style:style style:name="cit_20_recuo_20_Char_20_Char" style:display-name="cit recuo Char Char" style:family="text">
      <style:text-properties style:font-name="Arial" fo:font-family="Arial" style:font-family-generic="swiss" style:font-pitch="variable" fo:language="pt" fo:country="BR" style:font-name-complex="Arial" style:font-family-complex="Arial" style:font-family-generic-complex="swiss" style:font-pitch-complex="variable" style:language-complex="ar" style:country-complex="SA"/>
    </style:style>
    <style:style style:name="Citação_20_Char_20_Char_20_Char" style:display-name="Citação Char Char Char" style:family="text" style:parent-style-name="Fonte_20_parág._20_padrão"/>
    <style:style style:name="copysmall" style:family="text" style:parent-style-name="Fonte_20_parág._20_padrão"/>
    <style:style style:name="estilodecorreioeletrnico15" style:family="text">
      <style:text-properties fo:color="#0000ff" style:font-name="Bookman Old Style" fo:font-family="'Bookman Old Style'" style:font-family-generic="roman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 style:font-style-complex="normal" style:font-weight-complex="normal"/>
    </style:style>
    <style:style style:name="file_5f_info_20_fl" style:display-name="file_info fl" style:family="text" style:parent-style-name="Fonte_20_parág._20_padrão"/>
    <style:style style:name="Fonte_20_parág._20_padrão10" style:display-name="Fonte parág. padrão10" style:family="text"/>
    <style:style style:name="Fonte_20_parág._20_padrão11" style:display-name="Fonte parág. padrão11" style:family="text"/>
    <style:style style:name="Fonte_20_parág._20_padrão7" style:display-name="Fonte parág. padrão7" style:family="text"/>
    <style:style style:name="Fonte_20_parág._20_padrão8" style:display-name="Fonte parág. padrão8" style:family="text"/>
    <style:style style:name="Fonte_20_parág._20_padrão9" style:display-name="Fonte parág. padrão9" style:family="text"/>
    <style:style style:name="Legenda_20_Char" style:display-name="Legenda Char" style:family="text">
      <style:text-properties fo:language="pt" fo:country="BR" style:font-name-asian="Arial Unicode MS" style:font-family-asian="'Arial Unicode MS'" style:font-family-generic-asian="swiss" style:font-pitch-asian="variable" style:language-complex="ar" style:country-complex="SA" style:font-weight-complex="bold"/>
    </style:style>
    <style:style style:name="Marcador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Nota_20_de_20_rodapé_20_Char" style:display-name="Nota de rodapé Char" style:family="text">
      <style:text-properties style:font-name="Arial" fo:font-family="Arial" style:font-family-generic="swiss" style:font-pitch="variable" fo:font-size="11pt" fo:letter-spacing="-0.014cm" fo:language="pt" fo:country="BR" style:font-size-asian="11pt" style:font-name-complex="Arial" style:font-family-complex="Arial" style:font-family-generic-complex="swiss" style:font-pitch-complex="variable" style:language-complex="ar" style:country-complex="SA"/>
    </style:style>
    <style:style style:name="Nota_20_de_20_rodapé_20_Char1" style:display-name="Nota de rodapé Char1" style:family="text">
      <style:text-properties style:font-name="Arial" fo:font-family="Arial" style:font-family-generic="swiss" style:font-pitch="variable" fo:font-size="11pt" fo:letter-spacing="-0.014cm" fo:language="pt" fo:country="BR" style:font-size-asian="11pt" style:font-name-complex="Arial" style:font-family-complex="Arial" style:font-family-generic-complex="swiss" style:font-pitch-complex="variable" style:language-complex="ar" style:country-complex="SA"/>
    </style:style>
    <style:style style:name="Nota_20_de_20_rodapé_20_Char2" style:display-name="Nota de rodapé Char2" style:family="text">
      <style:text-properties style:font-name="Arial" fo:font-family="Arial" style:font-family-generic="swiss" style:font-pitch="variable" fo:font-size="11pt" fo:letter-spacing="-0.014cm" fo:language="pt" fo:country="BR" style:font-size-asian="11pt" style:font-name-complex="Arial" style:font-family-complex="Arial" style:font-family-generic-complex="swiss" style:font-pitch-complex="variable" style:language-complex="ar" style:country-complex="SA"/>
    </style:style>
    <style:style style:name="Notas_20_de_20_Rodapé_20_ABNT" style:display-name="Notas de Rodapé ABNT" style:family="text">
      <style:text-properties style:text-position="super 58%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tyle-complex="italic"/>
    </style:style>
    <style:style style:name="parag_20_Char" style:display-name="parag Char" style:family="text">
      <style:text-properties fo:font-size="12pt" fo:language="pt" fo:country="BR" style:font-name-asian="Batang" style:font-family-asian="Batang, 바탕" style:font-family-generic-asian="roman" style:font-pitch-asian="variable" style:font-size-asian="12pt" style:language-complex="ar" style:country-complex="SA"/>
    </style:style>
    <style:style style:name="parag_20_Char_20_Char_20_Char" style:display-name="parag Char Char Char" style:family="text">
      <style:text-properties fo:font-size="12pt" fo:language="pt" fo:country="BR" style:font-name-asian="Batang" style:font-family-asian="Batang, 바탕" style:font-family-generic-asian="roman" style:font-pitch-asian="variable" style:font-size-asian="12pt" style:language-complex="ar" style:country-complex="SA"/>
    </style:style>
    <style:style style:name="Símbolo_20_de_20_nota_20_de_20_rodapé" style:display-name="Símbolo de nota de rodapé" style:family="text"/>
    <style:style style:name="spelle" style:family="text" style:parent-style-name="Fonte_20_parág._20_padrão"/>
    <style:style style:name="texto_5f_geral1" style:display-name="texto_geral1" style:family="text">
      <style:text-properties fo:color="#000000"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íttulo_20_2t_20_Char" style:display-name="títtulo 2t Char" style:family="text">
      <style:text-properties fo:font-variant="small-caps" style:font-name="Arial" fo:font-family="Arial" style:font-family-generic="swiss" style:font-pitch="variable" fo:font-size="12pt" fo:language="pt" fo:country="BR" fo:font-weight="bold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ypewrite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Caracteres_20_de_20_Nota_20_de_20_Rodapé" style:display-name="WW-Caracteres de Nota de Rodapé" style:family="text">
      <style:text-properties style:text-position="super 58%"/>
    </style:style>
    <style:style style:name="Book_20_Title" style:display-name="Book Title" style:family="text">
      <style:text-properties fo:font-variant="small-caps" fo:letter-spacing="0.009cm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ntense_20_Emphasis" style:display-name="Intense Emphasis" style:family="tex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wp_5f_keywordlink" style:display-name="wp_keywordlink" style:family="text">
      <style:text-properties style:font-name-complex="Times New Roman" style:font-family-complex="'Times New Roman'" style:font-family-generic-complex="roman" style:font-pitch-complex="variable"/>
    </style:style>
    <style:style style:name="highlightedsearchterm" style:family="text" style:parent-style-name="Fonte_20_parág._20_padrão"/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ecxyiv960315772normal" style:family="text" style:parent-style-name="Fonte_20_parág._20_padrão"/>
    <style:style style:name="textotitulobox1" style:family="text">
      <style:text-properties fo:font-variant="small-caps" fo:color="#333333" style:text-line-through-style="none" style:text-line-through-type="none" style:font-name="Tahoma" fo:font-family="Tahoma" style:font-family-generic="swiss" style:font-pitch="variable" fo:font-size="8pt" style:text-underline-style="none" fo:font-weight="bold" style:font-size-asian="8pt" style:font-weight-asian="bold" style:font-name-complex="Tahoma" style:font-family-complex="Tahoma" style:font-family-generic-complex="swiss" style:font-pitch-complex="variable" style:font-size-complex="8pt" style:font-weight-complex="bold"/>
    </style:style>
    <style:style style:name="dreadmsgheadersender1" style:family="text">
      <style:text-properties fo:color="#444444"/>
    </style:style>
    <style:style style:name="verdana_5f_10_5f_branco1" style:display-name="verdana_10_branco1" style:family="text">
      <style:text-properties fo:color="#ffffff" style:font-name="Verdana" fo:font-family="Verdana" style:font-family-generic="swiss" style:font-pitch="variable" fo:font-size="7.5pt" style:font-size-asian="7.5pt" style:font-name-complex="Verdana" style:font-family-complex="Verdana" style:font-family-generic-complex="swiss" style:font-pitch-complex="variable" style:font-size-complex="7.5pt"/>
    </style:style>
    <style:style style:name="gt-icon-text" style:family="text"/>
    <style:style style:name="Cabe軋lho_20_Char" style:display-name="Cabe軋lho Char" style:family="text">
      <style:text-properties style:font-name-complex="Times New Roman" style:font-family-complex="'Times New Roman'" style:font-family-generic-complex="roman" style:font-pitch-complex="variable"/>
    </style:style>
    <style:style style:name="ecxapple-converted-space" style:family="text" style:parent-style-name="Fonte_20_parág._20_padrão"/>
    <style:style style:name="ecxapple-style-span" style:family="text" style:parent-style-name="Fonte_20_parág._20_padrão"/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Rodap_30fb_Char" style:display-name="Rodap・Char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2_20_1" style:display-name="RTF_Num 2 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RTF_5f_Num_20_2_20_2" style:display-name="RTF_Num 2 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RTF_5f_Num_20_2_20_5" style:display-name="RTF_Num 2 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RTF_5f_Num_20_2_20_8" style:display-name="RTF_Num 2 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RTF_5f_Num_20_3_20_2" style:display-name="RTF_Num 3 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RTF_5f_Num_20_3_20_5" style:display-name="RTF_Num 3 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RTF_5f_Num_20_3_20_8" style:display-name="RTF_Num 3 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Texto_20_de_20_bal縊_20_Char" style:display-name="Texto de bal縊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fo:font-weight="bold" style:font-weight-asian="bold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yiv1442840683apple-converted-space" style:family="text" style:parent-style-name="Fonte_20_parág._20_padrão"/>
    <style:style style:name="yiv1442840683apple-style-span" style:family="text" style:parent-style-name="Fonte_20_parág._20_padrão"/>
    <style:style style:name="Char_20_Char1" style:display-name="Char Char1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7" style:display-name="Char Char7" style:family="text"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categorias" style:family="text">
      <style:text-properties style:font-name-complex="Times New Roman" style:font-family-complex="'Times New Roman'" style:font-family-generic-complex="roman" style:font-pitch-complex="variable"/>
    </style:style>
    <style:style style:name="l1" style:family="text">
      <style:text-properties fo:color="#0000cc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ddmd1" style:family="text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ceholder_20_Text" style:display-name="Placeholder Text" style:family="text">
      <style:text-properties fo:color="#808080" style:font-name-complex="Times New Roman" style:font-family-complex="'Times New Roman'" style:font-family-generic-complex="roman" style:font-pitch-complex="variable"/>
    </style:style>
    <style:style style:name="Estilo_20_Book_20_Antiqua" style:display-name="Estilo Book Antiqua" style:family="text">
      <style:text-properties style:font-name="Book Antiqua" fo:font-family="'Book Antiqua'" style:font-family-generic="roman" style:font-pitch="variable" fo:font-size="11pt" style:font-size-asian="11pt" style:font-name-complex="Book Antiqua" style:font-family-complex="'Book Antiqua'" style:font-family-generic-complex="roman" style:font-pitch-complex="variable"/>
    </style:style>
    <style:style style:name="small" style:family="text" style:parent-style-name="Fonte_20_parág._20_padrão"/>
    <style:style style:name="pstext" style:family="text" style:parent-style-name="Fonte_20_parág._20_padrão"/>
    <style:style style:name="ptbreadcrumbcur" style:family="text" style:parent-style-name="Fonte_20_parág._20_padrão"/>
    <style:style style:name="aut1" style:family="text">
      <style:text-properties text:display="true"/>
    </style:style>
    <style:style style:name="destaquebusca" style:family="text" style:parent-style-name="Fonte_20_parág._20_padrão"/>
    <style:style style:name="marcas1" style:family="text">
      <style:text-properties fo:color="#ff0000" fo:font-weight="bold" style:font-weight-asian="bold" style:font-weight-complex="bold"/>
    </style:style>
    <style:style style:name="tx_5f_tit_5f_doutrina1" style:display-name="tx_tit_doutrina1" style:family="text">
      <style:text-properties fo:color="#01526a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 style:font-weight-complex="bold"/>
    </style:style>
    <style:style style:name="ecxttulo2char" style:family="text" style:parent-style-name="Fonte_20_parág._20_padrão"/>
    <style:style style:name="highlightbrs" style:family="text"/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en" fo:country="US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language="en" fo:country="US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language="en" fo:country="US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tyle21" style:family="text">
      <style:text-properties style:font-name-complex="Times New Roman" style:font-family-complex="'Times New Roman'" style:font-family-generic-complex="roman" style:font-pitch-complex="variable"/>
    </style:style>
    <style:style style:name="em0" style:family="text" style:parent-style-name="Fonte_20_parág._20_padrão"/>
    <style:style style:name="em1" style:family="text" style:parent-style-name="Fonte_20_parág._20_padrão"/>
    <style:style style:name="em10" style:family="text" style:parent-style-name="Fonte_20_parág._20_padrão"/>
    <style:style style:name="em2" style:family="text" style:parent-style-name="Fonte_20_parág._20_padrão"/>
    <style:style style:name="em3" style:family="text" style:parent-style-name="Fonte_20_parág._20_padrão"/>
    <style:style style:name="em4" style:family="text" style:parent-style-name="Fonte_20_parág._20_padrão"/>
    <style:style style:name="em5" style:family="text" style:parent-style-name="Fonte_20_parág._20_padrão"/>
    <style:style style:name="em7" style:family="text" style:parent-style-name="Fonte_20_parág._20_padrão"/>
    <style:style style:name="ft0" style:family="text" style:parent-style-name="Fonte_20_parág._20_padrão"/>
    <style:style style:name="ft1" style:family="text" style:parent-style-name="Fonte_20_parág._20_padrão"/>
    <style:style style:name="ft2" style:family="text" style:parent-style-name="Fonte_20_parág._20_padrão"/>
    <style:style style:name="ft3" style:family="text" style:parent-style-name="Fonte_20_parág._20_padrão"/>
    <style:style style:name="ft4" style:family="text" style:parent-style-name="Fonte_20_parág._20_padrão"/>
    <style:style style:name="ft5" style:family="text" style:parent-style-name="Fonte_20_parág._20_padrão"/>
    <style:style style:name="ft6" style:family="text" style:parent-style-name="Fonte_20_parág._20_padrão"/>
    <style:style style:name="ft7" style:family="text" style:parent-style-name="Fonte_20_parág._20_padrão"/>
    <style:style style:name="Char_20_Char" style:display-name="Char Char" style:family="text">
      <style:text-properties style:font-name="Times" fo:font-family="Times" style:font-family-generic="roman" style:font-pitch="variable" style:font-name-asian="Times New Roman" style:font-family-asian="'Times New Roman'" style:font-family-generic-asian="roman" style:font-pitch-asian="variable" style:font-name-complex="Times" style:font-family-complex="Times" style:font-family-generic-complex="roman" style:font-pitch-complex="variable"/>
    </style:style>
    <style:style style:name="Char_20_Char10" style:display-name="Char Char1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har_20_Char11" style:display-name="Char Char1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har_20_Char12" style:display-name="Char Char12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har_20_Char13" style:display-name="Char Char13" style:family="text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har_20_Char14" style:display-name="Char Char14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har_20_Char15" style:display-name="Char Char15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har_20_Char16" style:display-name="Char Char16" style:family="text"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Char_20_Char17" style:display-name="Char Char17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har_20_Char18" style:display-name="Char Char18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har_20_Char19" style:display-name="Char Char19" style:family="text">
      <style:text-properties style:font-name="Arial" fo:font-family="Arial" style:font-family-generic="swiss" style:font-pitch="variable" fo:font-size="12pt" fo:background-color="#cccccc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har_20_Char2" style:display-name="Char Char2" style:family="text">
      <style:text-properties style:font-name="Times" fo:font-family="Times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har_20_Char21" style:display-name="Char Char2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har_20_Char22" style:display-name="Char Char22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har_20_Char23" style:display-name="Char Char2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har_20_Char24" style:display-name="Char Char24" style:family="text">
      <style:text-properties style:font-name="Arial" fo:font-family="Arial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25" style:display-name="Char Char25" style:family="text">
      <style:text-properties style:font-name="Arial" fo:font-family="Arial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Char_20_Char26" style:display-name="Char Char26" style:family="tex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har_20_Char27" style:display-name="Char Char27" style:family="text"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Char_20_Char28" style:display-name="Char Char28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29" style:display-name="Char Char29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3" style:display-name="Char Char3" style:family="text">
      <style:text-properties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har_20_Char30" style:display-name="Char Char30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31" style:display-name="Char Char31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32" style:display-name="Char Char32" style:family="text">
      <style:text-properties fo:text-transform="uppercase"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4" style:display-name="Char Char4" style:family="text">
      <style:text-properties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har_20_Char8" style:display-name="Char Char8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har_20_Char9" style:display-name="Char Char9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oog_5f_qs-tidbit-0" style:display-name="goog_qs-tidbit-0" style:family="text" style:parent-style-name="Fonte_20_parág._20_padrão"/>
    <style:style style:name="TCC-C5_20_Char" style:display-name="TCC-C5 Char" style:family="text">
      <style:text-properties style:font-name="Arial" fo:font-family="Arial" style:font-family-generic="swiss" style:font-pitch="variable" fo:font-size="12pt" fo:language="pt" fo:country="BR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a1" style:family="text"/>
    <style:style style:name="f" style:family="text" style:parent-style-name="Fonte_20_parág._20_padrão"/>
    <style:style style:name="tarial12preto1" style:family="text">
      <style:text-properties fo:color="#000000"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vshid" style:family="text" style:parent-style-name="Fonte_20_parág._20_padrão"/>
    <style:style style:name="ecxmsofootnotereference" style:family="text" style:parent-style-name="Fonte_20_parág._20_padrão"/>
    <style:style style:name="textsel1" style:family="text">
      <style:text-properties fo:font-weight="bold" fo:background-color="#ffff97" style:font-weight-asian="bold" style:font-weight-complex="bold"/>
    </style:style>
    <style:style style:name="Assinatura_20_Char" style:display-name="Assinatura Char" style:family="text">
      <style:text-properties style:font-name-complex="Times New Roman" style:font-family-complex="'Times New Roman'" style:font-family-generic-complex="roman" style:font-pitch-complex="variable"/>
    </style:style>
    <style:style style:name="Assinatura_20_de_20_Email_20_Char" style:display-name="Assinatura de Email Char" style:family="text">
      <style:text-properties style:font-name-complex="Times New Roman" style:font-family-complex="'Times New Roman'" style:font-family-generic-complex="roman" style:font-pitch-complex="variable"/>
    </style:style>
    <style:style style:name="Bullet_20_Symbols_20__28_user_29_" style:display-name="Bullet Symbols (user)" style:family="text">
      <style:text-properties style:font-name="OpenSymbol" fo:font-family="OpenSymbol, 'Courier New'" style:font-pitch="variable" style:font-name-asian="OpenSymbol" style:font-family-asian="OpenSymbol, 'Courier New'" style:font-pitch-asian="variable" style:font-name-complex="OpenSymbol" style:font-family-complex="OpenSymbol, 'Courier New'" style:font-pitch-complex="variable"/>
    </style:style>
    <style:style style:name="Cabeçalho_20_Char1" style:display-name="Cabeçalho Char1" style:family="text" style:parent-style-name="Fonte_20_parág._20_padrão"/>
    <style:style style:name="Cabeçalho_20_Char2" style:display-name="Cabeçalho Char2" style:family="text" style:parent-style-name="Fonte_20_parág._20_padrão"/>
    <style:style style:name="Cabeçalho_20_da_20_mensagem_20_Char" style:display-name="Cabeçalho da mensagem Char" style:family="text">
      <style:text-properties style:font-name="Cambria" fo:font-family="Cambria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Data_20_Char" style:display-name="Data Char" style:family="text">
      <style:text-properties style:font-name-complex="Times New Roman" style:font-family-complex="'Times New Roman'" style:font-family-generic-complex="roman" style:font-pitch-complex="variable"/>
    </style:style>
    <style:style style:name="Encerramento_20_Char" style:display-name="Encerramento Char" style:family="text">
      <style:text-properties style:font-name-complex="Times New Roman" style:font-family-complex="'Times New Roman'" style:font-family-generic-complex="roman" style:font-pitch-complex="variable"/>
    </style:style>
    <style:style style:name="Endereço_20_HTML_20_Char" style:display-name="Endereço HTML Char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Footnote_20_anchor_20__28_user_29_" style:display-name="Footnote anchor (user)" style:family="text">
      <style:text-properties style:text-position="super 58%"/>
    </style:style>
    <style:style style:name="Footnote_20_Symbol_20__28_user_29_" style:display-name="Footnote Symbol (user)" style:family="text"/>
    <style:style style:name="Título_20_1_20_Char1" style:display-name="Título 1 Char1" style:family="text">
      <style:text-properties fo:text-transform="uppercase" style:font-name="Arial" fo:font-family="Arial" style:font-family-generic="swiss" style:font-pitch="variable" fo:font-size="12pt" fo:font-weight="bold" style:letter-kerning="tru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_20__28_user_29_" style:display-name="Numbering Symbols (user)" style:family="text"/>
    <style:style style:name="Pré-formatação_20_HTML_20_Char" style:display-name="Pré-formatação HTML Cha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imeiro_20_recuo_20_de_20_corpo_20_de_20_texto_20_2_20_Char" style:display-name="Primeiro recuo de corpo de texto 2 Char" style:family="text"/>
    <style:style style:name="Primeiro_20_recuo_20_de_20_corpo_20_de_20_texto_20_Char" style:display-name="Primeiro recuo de corpo de texto Char" style:family="text"/>
    <style:style style:name="Recuo_20_de_20_corpo_20_de_20_texto_20_2_20_Char" style:display-name="Recuo de corpo de texto 2 Char" style:family="text">
      <style:text-properties style:font-name-complex="Times New Roman" style:font-family-complex="'Times New Roman'" style:font-family-generic-complex="roman" style:font-pitch-complex="variable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Saudação_20_Char" style:display-name="Saudação Char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_20__28_user_29_" style:display-name="Strong Emphasis (user)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em_20_Formatação_20_Char" style:display-name="Texto sem Formatação Cha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ítulo_20_4_20_Char" style:display-name="Título 4 Char" style:family="text"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" fo:font-family="Calibri" style:font-family-generic="swiss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ítulo_20_da_20_nota_20_Char" style:display-name="Título da nota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classe" style:family="text">
      <style:text-properties fo:color="#000000" fo:font-weight="normal" style:font-weight-asian="normal" style:font-weight-complex="normal"/>
    </style:style>
    <style:style style:name="plain" style:family="text" style:parent-style-name="Fonte_20_parág._20_padrão"/>
    <style:style style:name="Ementa_20_-_20_Corpo_20_Char1" style:display-name="Ementa - Corpo Char1" style:family="text"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Ementa_20_-_20_Título_20_Char" style:display-name="Ementa - Título Char" style:family="text">
      <style:text-properties fo:text-transform="uppercase"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Joaquim_28_Excluir_29__5f_Texto_20_de_20_Nota_20_de_20_Rodapé" style:display-name="Joaquim(Excluir)_Texto de Nota de Rodapé" style:family="text">
      <style:text-properties style:text-position="super 58%"/>
    </style:style>
    <style:style style:name="Parágrafo_20_Normal_20_Char" style:display-name="Parágrafo Normal Char" style:family="text">
      <style:text-properties style:font-name="Arial" fo:font-family="Arial" style:font-family-generic="swiss" style:font-pitch="variable" fo:font-size="12pt" fo:language="pt" fo:country="BR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Parágrafo_20_Normal_20_Char1" style:display-name="Parágrafo Normal Char1" style:family="text">
      <style:text-properties style:font-name="Arial" fo:font-family="Arial" style:font-family-generic="swiss" style:font-pitch="variable" fo:font-size="12pt" fo:language="pt" fo:country="BR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WW8Num5z1" style:family="text">
      <style:text-properties fo:font-weight="bold" style:font-weight-asian="bold"/>
    </style:style>
    <style:style style:name="WW8Num7z1" style:family="text">
      <style:text-properties fo:font-weight="bold" style:font-weight-asian="bold"/>
    </style:style>
    <style:style style:name="Texto_20_de_20_nota_20_de_20_rodapé_20_Char1" style:display-name="Texto de nota de rodapé Char1" style:family="text">
      <style:text-properties style:font-name="Arial" fo:font-family="Arial" style:font-family-generic="swiss" style:font-pitch="variable" fo:language="pt" fo:country="BR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authorship" style:family="text" style:parent-style-name="Fonte_20_parág._20_padrão1"/>
    <style:style style:name="citation_5f_source-journal1" style:display-name="citation_source-journal1" style:family="text">
      <style:text-properties fo:font-style="italic" style:font-style-asian="italic" style:font-style-complex="italic"/>
    </style:style>
    <style:style style:name="nlm_5f_article-title" style:display-name="nlm_article-title" style:family="text" style:parent-style-name="Fonte_20_parág._20_padrão1"/>
    <style:style style:name="nlm_5f_fpage" style:display-name="nlm_fpage" style:family="text" style:parent-style-name="Fonte_20_parág._20_padrão1"/>
    <style:style style:name="nlm_5f_lpage" style:display-name="nlm_lpage" style:family="text" style:parent-style-name="Fonte_20_parág._20_padrão1"/>
    <style:style style:name="nlm_5f_year" style:display-name="nlm_year" style:family="text" style:parent-style-name="Fonte_20_parág._20_padrão1"/>
    <style:style style:name="texto11" style:family="text" style:parent-style-name="Fonte_20_parág._20_padrão1"/>
    <style:style style:name="label_5f_pontilhada" style:display-name="label_pontilhada" style:family="text"/>
    <style:style style:name="descricao" style:family="text"/>
    <style:style style:name="palavra" style:family="text"/>
    <style:style style:name="palavracompontos" style:family="text"/>
    <style:style style:name="Texto_20_de_20_comentário_20_Char1" style:display-name="Texto de comentário Char1" style:family="text">
      <style:text-properties style:font-name="Arial" fo:font-family="Arial" style:font-family-generic="swiss" style:font-pitch="variable" fo:language="pt" fo:country="BR" style:font-name-asian="Calibri" style:font-family-asian="Calibri" style:font-family-generic-asian="swiss" style:font-pitch-asian="variable" style:font-name-complex="Comic Sans MS" style:font-family-complex="'Comic Sans MS'" style:font-family-generic-complex="script" style:font-pitch-complex="variable" style:font-size-complex="12pt" style:language-complex="ar" style:country-complex="SA"/>
    </style:style>
    <style:style style:name="CIT_20_Char" style:display-name="CIT Char" style:family="text">
      <style:text-properties style:font-name="Arial" fo:font-family="Arial" style:font-family-generic="swiss" style:font-pitch="variable" fo:font-size="11pt" fo:language="pt" fo:country="BR" style:font-size-asian="11pt" style:font-name-complex="Arial" style:font-family-complex="Arial" style:font-family-generic-complex="swiss" style:font-pitch-complex="variable" style:language-complex="ar" style:country-complex="SA"/>
    </style:style>
    <style:style style:name="valor4" style:family="text">
      <style:text-properties fo:background-color="#ffffff" text:display="true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3z0" style:num-format="1">
        <style:list-level-properties text:list-level-position-and-space-mode="label-alignment" fo:text-align="center">
          <style:list-level-label-alignment text:label-followed-by="space" fo:text-indent="0.508cm"/>
        </style:list-level-properties>
      </text:outline-level-style>
      <text:outline-level-style text:level="2" text:style-name="WW8Num33z0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3z0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3z0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3z0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text:style-name="WW8Num3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3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3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i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89cm"/>
        </style:list-level-properties>
      </text:list-level-style-number>
      <text:list-level-style-number text:level="3" text:style-name="WW8Num2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59cm"/>
        </style:list-level-properties>
      </text:list-level-style-number>
      <text:list-level-style-number text:level="4" text:style-name="WW8Num21z1" style:num-suffix="." style:num-format="1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5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99cm"/>
        </style:list-level-properties>
      </text:list-level-style-number>
      <text:list-level-style-number text:level="6" text:style-name="WW8Num2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69cm"/>
        </style:list-level-properties>
      </text:list-level-style-number>
      <text:list-level-style-number text:level="7" text:style-name="WW8Num21z1" style:num-suffix="." style:num-format="1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8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09cm"/>
        </style:list-level-properties>
      </text:list-level-style-number>
      <text:list-level-style-number text:level="9" text:style-name="WW8Num2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–">
        <style:list-level-properties text:list-level-position-and-space-mode="label-alignment">
          <style:list-level-label-alignment text:label-followed-by="listtab" text:list-tab-stop-position="2.701cm" fo:text-indent="-0.6cm" fo:margin-left="2.701cm"/>
        </style:list-level-properties>
        <style:text-properties style:font-name="Aria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5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5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5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5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prefix="Artig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26z1" style:num-prefix="Seção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WW8Num26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6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6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6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6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prefix="Artig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27z1" style:num-prefix="Seção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WW8Num27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7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7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7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7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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  <style:text-properties style:font-name="Wingdings"/>
      </text:list-level-style-bullet>
      <text:list-level-style-number text:level="2" text:style-name="WW8Num28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2cm" fo:text-indent="-0.399cm" fo:margin-left="2.2cm"/>
        </style:list-level-properties>
      </text:list-level-style-number>
      <text:list-level-style-bullet text:level="3" text:style-name="WW8Num28z0" style:num-suffix=".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8Num28z4" style:num-suffix=".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1"/>
      </text:list-level-style-bullet>
      <text:list-level-style-bullet text:level="6" text:style-name="WW8Num28z0" style:num-suffix=".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8Num28z4" style:num-suffix=".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1"/>
      </text:list-level-style-bullet>
      <text:list-level-style-bullet text:level="9" text:style-name="WW8Num28z0" style:num-suffix=".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prefix="Artig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30z1" style:num-prefix="Seção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text:style-name="WW8Num30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30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30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30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30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1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1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3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1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31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 fo:text-align="center">
          <style:list-level-label-alignment text:label-followed-by="space" fo:text-indent="0.508cm"/>
        </style:list-level-properties>
      </text:list-level-style-number>
      <text:list-level-style-number text:level="2" text:style-name="WW8Num33z0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3z0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3z0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3z0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text:style-name="WW8Num3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5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5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5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5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37z1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3" text:style-name="WW8Num3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4" text:style-name="WW8Num3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5" text:style-name="WW8Num37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6" text:style-name="WW8Num37z1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number text:level="7" text:style-name="WW8Num3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8" text:style-name="WW8Num37z1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number text:level="9" text:style-name="WW8Num37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)" style:num-format="a" style:num-letter-sync="true">
        <style:list-level-properties text:list-level-position-and-space-mode="label-alignment" fo:text-align="end">
          <style:list-level-label-alignment text:label-followed-by="listtab" text:list-tab-stop-position="2.101cm" fo:text-indent="-0.201cm" fo:margin-left="2.101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prefix="Artig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39z0" style:num-prefix="Seção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WW8Num39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39z0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39z0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39z0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39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39z0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I">
        <style:list-level-properties text:list-level-position-and-space-mode="label-alignment" fo:text-align="end">
          <style:list-level-label-alignment text:label-followed-by="listtab" text:list-tab-stop-position="2.101cm" fo:text-indent="-0.201cm" fo:margin-left="2.101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prefix="Artigo " style:num-suffix="." style:num-format="I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2" text:style-name="WW8Num41z0" style:num-prefix="Seção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text:style-name="WW8Num41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41z0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41z0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4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41z0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4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41z0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style:num-prefix="Artigo " style:num-suffix="." style:num-format="I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2" text:style-name="WW8Num42z1" style:num-prefix="Seção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text:style-name="WW8Num42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42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42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42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42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3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3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4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3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3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3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3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text:style-name="WW8Num45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101cm" fo:text-indent="-0.6cm" fo:margin-left="2.101cm"/>
        </style:list-level-properties>
      </text:list-level-style-number>
      <text:list-level-style-bullet text:level="2" text:style-name="WW8Num45z1" style:num-suffix="." text:bullet-char="-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Times New Roman"/>
      </text:list-level-style-bullet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text:list-tab-stop-position="10.135cm" fo:text-indent="-0.635cm" fo:margin-left="10.135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1.405cm" fo:text-indent="-0.635cm" fo:margin-left="11.405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2.675cm" fo:text-indent="-0.635cm" fo:margin-left="12.6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 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8Num4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01cm" fo:text-indent="-0.55cm" fo:margin-left="1.801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align="center" style:justify-single-word="false" fo:text-indent="0.635cm" style:auto-text-indent="false"/>
    </style:style>
    <style:style style:name="MP2" style:family="paragraph" style:parent-style-name="Header">
      <style:paragraph-properties fo:margin-left="0cm" fo:margin-right="0.635cm" fo:text-indent="1.251cm" style:auto-text-indent="false"/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fo:background-color="#ffffff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Footer"/>
      </style:footer-first>
    </style:master-page>
    <style:master-page style:name="Converter_20_1" style:display-name="Converter 1" style:page-layout-name="Mpm2">
      <style:header>
        <text:p text:style-name="MP2"/>
      </style:header>
      <style:footer>
        <text:p text:style-name="MP1"/>
      </style:footer>
    </style:master-page>
    <style:master-page style:name="Converter_20_2" style:display-name="Converter 2" style:page-layout-name="Mpm2">
      <style:header>
        <text:p text:style-name="MP2"><draw:frame draw:style-name="Mfr1" draw:name="Quadro3" text:anchor-type="paragraph" svg:y="0.002cm" draw:z-index="3"><draw:text-box fo:min-height="0.058cm" fo:min-width="0.041cm"><text:p text:style-name="Header"><text:span text:style-name="Page_20_Number"><text:span text:style-name="MT1"><text:page-number text:select-page="current">5</text:page-number></text:span></text:span></text:p><text:p text:style-name="Header"/></draw:text-box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Artigo de Periódico - ABNT</dc:title>
    <meta:initial-creator>Unisinos</meta:initial-creator>
    <meta:creation-date>2014-09-10T15:15:00</meta:creation-date>
    <dc:date>2015-09-30T11:18:47.330349660</dc:date>
    <meta:editing-cycles>12</meta:editing-cycles>
    <meta:editing-duration>PT1H</meta:editing-duration>
    <meta:generator>LibreOffice/4.3.5.2.0$Linux_X86_64 LibreOffice_project/430m0$Build-2</meta:generator>
    <meta:document-statistic meta:table-count="0" meta:image-count="0" meta:object-count="0" meta:page-count="7" meta:paragraph-count="39" meta:word-count="273" meta:character-count="1759" meta:non-whitespace-character-count="1510"/>
  </office:meta>
</office:document-meta>
</file>